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Arial1" svg:font-family="Arial" style:font-family-generic="swiss"/>
    <style:font-face style:name="Verdana" svg:font-family="Verdana" style:font-family-generic="swiss"/>
    <style:font-face style:name="Nimbus Sans L1" svg:font-family="'Nimbus Sans L'" style:font-pitch="variable"/>
    <style:font-face style:name="Tahoma" svg:font-family="Tahoma, Lucidasans, 'Lucida Sans', 'Arial Unicode M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69cm"/>
    </style:style>
    <style:style style:name="co2" style:family="table-column">
      <style:table-column-properties fo:break-before="auto" style:column-width="1.58cm"/>
    </style:style>
    <style:style style:name="co3" style:family="table-column">
      <style:table-column-properties fo:break-before="auto" style:column-width="4.593cm"/>
    </style:style>
    <style:style style:name="co4" style:family="table-column">
      <style:table-column-properties fo:break-before="auto" style:column-width="2.173cm"/>
    </style:style>
    <style:style style:name="co5" style:family="table-column">
      <style:table-column-properties fo:break-before="auto" style:column-width="2.667cm"/>
    </style:style>
    <style:style style:name="co6" style:family="table-column">
      <style:table-column-properties fo:break-before="auto" style:column-width="6.174cm"/>
    </style:style>
    <style:style style:name="co7" style:family="table-column">
      <style:table-column-properties fo:break-before="auto" style:column-width="3.408cm"/>
    </style:style>
    <style:style style:name="co8" style:family="table-column">
      <style:table-column-properties fo:break-before="auto" style:column-width="1.556cm"/>
    </style:style>
    <style:style style:name="co9" style:family="table-column">
      <style:table-column-properties fo:break-before="auto" style:column-width="8.124cm"/>
    </style:style>
    <style:style style:name="co10" style:family="table-column">
      <style:table-column-properties fo:break-before="auto" style:column-width="3.556cm"/>
    </style:style>
    <style:style style:name="co11" style:family="table-column">
      <style:table-column-properties fo:break-before="auto" style:column-width="1.63cm"/>
    </style:style>
    <style:style style:name="co12" style:family="table-column">
      <style:table-column-properties fo:break-before="auto" style:column-width="2.692cm"/>
    </style:style>
    <style:style style:name="co13" style:family="table-column">
      <style:table-column-properties fo:break-before="auto" style:column-width="2.84cm"/>
    </style:style>
    <style:style style:name="co14" style:family="table-column">
      <style:table-column-properties fo:break-before="auto" style:column-width="2.494cm"/>
    </style:style>
    <style:style style:name="co15" style:family="table-column">
      <style:table-column-properties fo:break-before="auto" style:column-width="8.52cm"/>
    </style:style>
    <style:style style:name="co16" style:family="table-column">
      <style:table-column-properties fo:break-before="auto" style:column-width="3.433cm"/>
    </style:style>
    <style:style style:name="ro1" style:family="table-row">
      <style:table-row-properties style:row-height="0.452cm" fo:break-before="auto" style:use-optimal-row-height="true"/>
    </style:style>
    <style:style style:name="ro2" style:family="table-row">
      <style:table-row-properties style:row-height="0.863cm" fo:break-before="auto" style:use-optimal-row-height="true"/>
    </style:style>
    <style:style style:name="ro3" style:family="table-row">
      <style:table-row-properties style:row-height="0.529cm" fo:break-before="auto" style:use-optimal-row-height="false"/>
    </style:style>
    <style:style style:name="ro4" style:family="table-row">
      <style:table-row-properties style:row-height="0.529cm" fo:break-before="auto" style:use-optimal-row-height="true"/>
    </style:style>
    <style:style style:name="ro5" style:family="table-row">
      <style:table-row-properties style:row-height="0.487cm" fo:break-before="auto" style:use-optimal-row-height="true"/>
    </style:style>
    <style:style style:name="ro6" style:family="table-row">
      <style:table-row-properties style:row-height="3.678cm" fo:break-before="auto" style:use-optimal-row-height="false"/>
    </style:style>
    <style:style style:name="ro7" style:family="table-row">
      <style:table-row-properties style:row-height="0.82cm" fo:break-before="auto" style:use-optimal-row-height="false"/>
    </style:style>
    <style:style style:name="ro8" style:family="table-row">
      <style:table-row-properties style:row-height="0.476cm" fo:break-before="auto" style:use-optimal-row-height="false"/>
    </style:style>
    <style:style style:name="ro9" style:family="table-row">
      <style:table-row-properties style:row-height="0.788cm" fo:break-before="auto" style:use-optimal-row-height="true"/>
    </style:style>
    <style:style style:name="ro10" style:family="table-row">
      <style:table-row-properties style:row-height="0.9cm" fo:break-before="auto" style:use-optimal-row-height="false"/>
    </style:style>
    <style:style style:name="ro11" style:family="table-row">
      <style:table-row-properties style:row-height="1.773cm" fo:break-before="auto" style:use-optimal-row-height="false"/>
    </style:style>
    <style:style style:name="ro12" style:family="table-row">
      <style:table-row-properties style:row-height="0.979cm" fo:break-before="auto" style:use-optimal-row-height="false"/>
    </style:style>
    <style:style style:name="ro13" style:family="table-row">
      <style:table-row-properties style:row-height="0.582cm" fo:break-before="auto" style:use-optimal-row-height="false"/>
    </style:style>
    <style:style style:name="ro14" style:family="table-row">
      <style:table-row-properties style:row-height="1.157cm" fo:break-before="auto" style:use-optimal-row-height="true"/>
    </style:style>
    <style:style style:name="ro15" style:family="table-row">
      <style:table-row-properties style:row-height="0.556cm" fo:break-before="auto" style:use-optimal-row-height="false"/>
    </style:style>
    <style:style style:name="ro16" style:family="table-row">
      <style:table-row-properties style:row-height="0.397cm" fo:break-before="auto" style:use-optimal-row-height="false"/>
    </style:style>
    <style:style style:name="ro17" style:family="table-row">
      <style:table-row-properties style:row-height="0.847cm" fo:break-before="auto" style:use-optimal-row-height="false"/>
    </style:style>
    <style:style style:name="ro18" style:family="table-row">
      <style:table-row-properties style:row-height="0.926cm" fo:break-before="auto" style:use-optimal-row-height="false"/>
    </style:style>
    <style:style style:name="ro19" style:family="table-row">
      <style:table-row-properties style:row-height="1.402cm" fo:break-before="auto" style:use-optimal-row-height="false"/>
    </style:style>
    <style:style style:name="ro20" style:family="table-row">
      <style:table-row-properties style:row-height="0.778cm" fo:break-before="auto" style:use-optimal-row-height="true"/>
    </style:style>
    <style:style style:name="ro21" style:family="table-row">
      <style:table-row-properties style:row-height="1.746cm" fo:break-before="auto" style:use-optimal-row-height="false"/>
    </style:style>
    <style:style style:name="ta1" style:family="table" style:master-page-name="TAB_5f_Title_20_and_20_License">
      <style:table-properties table:display="true" style:writing-mode="lr-tb"/>
    </style:style>
    <style:style style:name="ta2" style:family="table" style:master-page-name="TAB_5f_Category_20_Rank">
      <style:table-properties table:display="true" style:writing-mode="lr-tb"/>
    </style:style>
    <style:style style:name="ta3" style:family="table" style:master-page-name="TAB_5f_Category_20_Rating_20_and_20_Metrics">
      <style:table-properties table:display="true" style:writing-mode="lr-tb"/>
    </style:style>
    <style:style style:name="ta4" style:family="table" style:master-page-name="TAB_5f_Functionality_20_Rating">
      <style:table-properties table:display="true" style:writing-mode="lr-tb"/>
    </style:style>
    <number:text-style style:name="N100">
      <number:text-content/>
    </number:text-style>
    <style:style style:name="ce1" style:family="table-cell" style:parent-style-name="Default">
      <style:table-cell-properties fo:border="none"/>
    </style:style>
    <style:style style:name="ce2" style:family="table-cell" style:parent-style-name="Default">
      <style:table-cell-properties style:glyph-orientation-vertical="0" style:text-align-source="value-type" style:repeat-content="false"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3" style:family="table-cell" style:parent-style-name="Default">
      <style:table-cell-properties fo:border="non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4" style:family="table-cell" style:parent-style-name="Default">
      <style:table-cell-properties style:glyph-orientation-vertical="0" style:text-align-source="fix" style:repeat-content="false" fo:wrap-option="no-wrap" fo:border="none" style:direction="ltr" style:rotation-angle="0" style:rotation-align="none" style:vertical-align="top"/>
      <style:paragraph-properties fo:text-align="end"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 style:family="table-cell" style:parent-style-name="Default">
      <style:table-cell-properties style:glyph-orientation-vertical="0" style:text-align-source="fix" style:repeat-content="false" fo:wrap-option="wrap" fo:border="none" style:direction="ltr" style:rotation-angle="0" style:rotation-align="none" style:vertical-align="top"/>
      <style:paragraph-properties fo:text-align="start" fo:margin-left="0cm"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glyph-orientation-vertical="0" style:text-align-source="value-type" style:repeat-content="false"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order="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 style:family="table-cell" style:parent-style-name="Page_20_Title_20_Content" style:data-style-name="N0">
      <style:table-cell-properties style:cell-protect="protected" style:print-content="true" fo:border="none"/>
    </style:style>
    <style:style style:name="ce30" style:family="table-cell" style:parent-style-name="Page_20_Summary_20_Headings" style:data-style-name="N0">
      <style:table-cell-properties style:cell-protect="protected" style:print-content="true" fo:border="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5" style:family="table-cell" style:parent-style-name="Page_20_Summary_20_Content"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1" style:family="table-cell" style:parent-style-name="Category_20_Summary_20_Headings" style:data-style-name="N0">
      <style:table-cell-properties style:cell-protect="protected" style:print-content="true" fo:border="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Editable_20_Cell" style:data-style-name="N0">
      <style:table-cell-properties style:cell-protect="protected" style:print-content="true" fo:border="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 style:family="table-cell" style:parent-style-name="Editable_20_Cell" style:data-style-name="N0">
      <style:table-cell-properties style:cell-protect="protected" style:print-content="true" fo:border="none"/>
    </style:style>
    <style:style style:name="ce14" style:family="table-cell" style:parent-style-name="Total_20_Summary_20_Headings" style:data-style-name="N0">
      <style:table-cell-properties style:cell-protect="protected" style:print-content="true" fo:border="none"/>
    </style:style>
    <style:style style:name="ce15" style:family="table-cell" style:parent-style-name="Category_20_Summary_20_Headings" style:data-style-name="N0">
      <style:table-cell-properties style:cell-protect="protected" style:print-content="true" fo:border="none"/>
    </style:style>
    <style:style style:name="ce16" style:family="table-cell" style:parent-style-name="Editable_20_Cell" style:data-style-name="N166">
      <style:table-cell-properties style:cell-protect="protected" style:print-content="true" fo:border="none"/>
    </style:style>
    <style:style style:name="ce17" style:family="table-cell" style:parent-style-name="Total_20_Summary_20_Values" style:data-style-name="N166">
      <style:table-cell-properties style:cell-protect="protected" style:print-content="true" fo:border="none"/>
    </style:style>
    <style:style style:name="ce18" style:family="table-cell" style:parent-style-name="Page_20_Summary_20_Content" style:data-style-name="N0">
      <style:table-cell-properties style:glyph-orientation-vertical="0" style:cell-protect="protected" style:print-content="true" style:text-align-source="value-type" style:repeat-content="false"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9" style:family="table-cell" style:parent-style-name="Page_20_Summary_20_Headings"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 style:family="table-cell" style:parent-style-name="Page_20_Summary_20_Content"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 style:family="table-cell" style:parent-style-name="Page_20_Summary_20_Content"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2" style:family="table-cell" style:parent-style-name="Category_20_Summary_20_Content" style:data-style-name="N0">
      <style:table-cell-properties style:cell-protect="protected" style:print-content="true" fo:border="none"/>
    </style:style>
    <style:style style:name="ce23" style:family="table-cell" style:parent-style-name="Default">
      <style:table-cell-properties style:glyph-orientation-vertical="0" style:text-align-source="value-type" style:repeat-content="false"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 style:family="table-cell" style:parent-style-name="Page_20_Summary_20_Headings"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start" fo:margin-left="0cm" style:writing-mode="page"/>
    </style:style>
    <style:style style:name="ce85" style:family="table-cell" style:parent-style-name="Category_20_Summary_20_Headings"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start" fo:margin-left="0cm" style:writing-mode="page"/>
    </style:style>
    <style:style style:name="ce26" style:family="table-cell" style:parent-style-name="Category_20_Summary_20_Content"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7" style:family="table-cell" style:parent-style-name="Category_20_Summary_20_Content"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start" fo:margin-left="0cm" style:writing-mode="page"/>
    </style:style>
    <style:style style:name="ce88" style:family="table-cell" style:parent-style-name="Default">
      <style:table-cell-properties style:glyph-orientation-vertical="0" style:text-align-source="fix" style:repeat-content="false" fo:wrap-option="no-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 style:family="table-cell" style:parent-style-name="Sub-Category_20_Summary_20_Headings" style:data-style-name="N0">
      <style:table-cell-properties style:cell-protect="protected" style:print-content="true" fo:border="none"/>
    </style:style>
    <style:style style:name="ce90" style:family="table-cell" style:parent-style-name="Sub-Category_20_Test_20_Headings" style:data-style-name="N0">
      <style:table-cell-properties style:cell-protect="protected" style:print-content="true" fo:border="none"/>
    </style:style>
    <style:style style:name="ce91" style:family="table-cell" style:parent-style-name="Default">
      <style:table-cell-properties style:glyph-orientation-vertical="0" style:text-align-source="fix" style:repeat-content="false" fo:wrap-option="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 style:family="table-cell" style:parent-style-name="Default">
      <style:table-cell-properties style:glyph-orientation-vertical="0" style:text-align-source="fix" style:repeat-content="false" fo:wrap-option="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3" style:family="table-cell" style:parent-style-name="Default">
      <style:table-cell-properties style:glyph-orientation-vertical="0" style:text-align-source="fix" style:repeat-content="false" fo:wrap-option="no-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4" style:family="table-cell" style:parent-style-name="Sub-Category_20_Summary_20_Headings" style:data-style-name="N0">
      <style:table-cell-properties style:glyph-orientation-vertical="0" style:cell-protect="protected" style:print-content="true" style:text-align-source="value-type" style:repeat-content="false"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5" style:family="table-cell" style:parent-style-name="Sub-Category_20_Test_20_Headings"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start" fo:margin-left="0cm" style:writing-mode="page"/>
    </style:style>
    <style:style style:name="ce96" style:family="table-cell" style:parent-style-name="Default">
      <style:table-cell-properties style:glyph-orientation-vertical="0" style:text-align-source="fix" style:repeat-content="false" fo:wrap-option="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7" style:family="table-cell" style:parent-style-name="Default">
      <style:table-cell-properties style:glyph-orientation-vertical="0" style:text-align-source="fix" style:repeat-content="false" fo:wrap-option="wrap" fo:border="none" style:direction="ltr" style:rotation-angle="0" style:rotation-align="none" style:vertical-align="automatic"/>
      <style:paragraph-properties fo:text-align="start" fo:margin-left="0cm" style:writing-mode="page"/>
    </style:style>
    <style:style style:name="ce38" style:family="table-cell" style:parent-style-name="Default">
      <style:table-cell-properties style:glyph-orientation-vertical="0" style:text-align-source="value-type" style:repeat-content="false"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9" style:family="table-cell" style:parent-style-name="Default" style:data-style-name="N100">
      <style:table-cell-properties style:glyph-orientation-vertical="0" style:text-align-source="fix" style:repeat-content="false" fo:wrap-option="wrap" fo:border="none" style:direction="ltr" style:rotation-angle="0" style:rotation-align="none" style:vertical-align="automatic"/>
      <style:paragraph-properties fo:text-align="start" fo:margin-left="0cm" style:writing-mode="page"/>
    </style:style>
    <style:style style:name="ce40" style:family="table-cell" style:parent-style-name="Default" style:data-style-name="N100">
      <style:table-cell-properties style:glyph-orientation-vertical="0" style:text-align-source="fix" style:repeat-content="false" fo:wrap-option="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1" style:family="table-cell" style:parent-style-name="Default" style:data-style-name="N10122">
      <style:table-cell-properties style:glyph-orientation-vertical="0" style:text-align-source="fix" style:repeat-content="false" fo:wrap-option="no-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2" style:family="table-cell" style:parent-style-name="Category_20_Summary_20_Headings"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3" style:family="table-cell" style:parent-style-name="Default">
      <style:table-cell-properties style:glyph-orientation-vertical="0" style:text-align-source="fix" style:repeat-content="false" fo:wrap-option="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4" style:family="table-cell" style:parent-style-name="Editable_20_Cell" style:data-style-name="N0">
      <style:table-cell-properties fo:border-bottom="0.99pt solid #000000" style:cell-protect="protected" style:print-content="true" fo:border-left="0.99pt solid #000000" fo:border-right="none" fo:border-top="0.99pt solid #000000"/>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5" style:family="table-cell" style:parent-style-name="Editable_20_Cell" style:data-style-name="N0">
      <style:table-cell-properties style:glyph-orientation-vertical="0" fo:border-bottom="0.99pt solid #000000" style:cell-protect="protected" style:print-content="true" style:text-align-source="fix" style:repeat-content="false" fo:wrap-option="wrap" fo:border-left="0.99pt solid #000000" style:direction="ltr" fo:border-right="none" style:rotation-angle="0" style:rotation-align="none" fo:border-top="0.99pt solid #000000"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6" style:family="table-cell" style:parent-style-name="Default" style:data-style-name="N100">
      <style:table-cell-properties style:glyph-orientation-vertical="0" style:text-align-source="fix" style:repeat-content="false" fo:wrap-option="no-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7" style:family="table-cell" style:parent-style-name="Editable_20_Cell" style:data-style-name="N0">
      <style:table-cell-properties fo:border-bottom="0.99pt solid #000000" style:cell-protect="protected" style:print-content="true" fo:border-left="0.99pt solid #000000" fo:border-right="none" fo:border-top="0.99pt solid #000000"/>
    </style:style>
    <style:style style:name="ce48" style:family="table-cell" style:parent-style-name="Editable_20_Cell" style:data-style-name="N166">
      <style:table-cell-properties fo:border-bottom="0.99pt solid #000000" style:cell-protect="protected" style:print-content="true" fo:border-left="none" fo:border-right="none" fo:border-top="0.99pt solid #000000"/>
    </style:style>
    <style:style style:name="ce49" style:family="table-cell" style:parent-style-name="Category_20_Summary_20_Content" style:data-style-name="N166">
      <style:table-cell-properties style:cell-protect="protected" style:print-content="true" fo:border="none"/>
    </style:style>
    <style:style style:name="ce50" style:family="table-cell" style:parent-style-name="Editable_20_Cell" style:data-style-name="N0">
      <style:table-cell-properties fo:border-bottom="0.99pt solid #000000" style:cell-protect="protected" style:print-content="true" fo:border-left="none" fo:border-right="0.99pt solid #000000" fo:border-top="0.99pt solid #000000"/>
    </style:style>
    <style:style style:name="ce51" style:family="table-cell" style:parent-style-name="Sub-Category_20_Test_20_Headings" style:data-style-name="N0">
      <style:table-cell-properties style:glyph-orientation-vertical="0" style:cell-protect="protected" style:print-content="true" style:text-align-source="value-type" style:repeat-content="false" fo:wrap-option="wrap" fo:border="none" style:direction="ltr" style:rotation-angle="0" style:rotation-align="none" style:vertical-align="automatic"/>
      <style:paragraph-properties fo:margin-left="0cm" style:writing-mode="page"/>
    </style:style>
    <style:style style:name="ce52" style:family="table-cell" style:parent-style-name="Default" style:data-style-name="N0">
      <style:table-cell-properties style:glyph-orientation-vertical="0" style:text-align-source="fix" style:repeat-content="false" fo:wrap-option="wrap" fo:border="none" style:direction="ltr" style:rotation-angle="0" style:rotation-align="none" style:vertical-align="automatic"/>
      <style:paragraph-properties fo:text-align="end" fo:margin-left="0cm" style:writing-mode="page"/>
    </style:style>
    <style:style style:name="ce53" style:family="table-cell" style:parent-style-name="Default">
      <style:table-cell-properties style:glyph-orientation-vertical="0" style:text-align-source="fix" style:repeat-content="false" fo:wrap-option="wrap" fo:border="none" style:direction="ltr" style:rotation-angle="0" style:rotation-align="none" style:vertical-align="automatic"/>
      <style:paragraph-properties fo:text-align="end" fo:margin-left="0cm" style:writing-mode="page"/>
    </style:style>
    <style:style style:name="ce54" style:family="table-cell" style:parent-style-name="Category_20_Summary_20_Content" style:data-style-name="N0">
      <style:table-cell-properties style:cell-protect="protected" style:print-content="true" fo:border="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5" style:family="table-cell" style:parent-style-name="Default">
      <style:table-cell-properties style:glyph-orientation-vertical="0" style:text-align-source="value-type" style:repeat-content="false"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6" style:family="table-cell" style:parent-style-name="Default">
      <style:table-cell-properties style:glyph-orientation-vertical="0" style:text-align-source="value-type" style:repeat-content="false" fo:wrap-option="wrap" fo:border="none" style:direction="ltr" style:rotation-angle="0" style:rotation-align="none" style:vertical-align="automatic"/>
      <style:paragraph-properties fo:margin-left="0cm" style:writing-mode="page"/>
    </style:style>
    <style:style style:name="ce57" style:family="table-cell" style:parent-style-name="Total_20_Summary_20_Headings" style:data-style-name="N0">
      <style:table-cell-properties style:cell-protect="protected" style:print-content="true" fo:border="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8" style:family="table-cell" style:parent-style-name="Page_20_Summary_20_Content" style:data-style-name="N0">
      <style:table-cell-properties style:cell-protect="protected" style:print-content="true" fo:border="none"/>
    </style:style>
    <style:style style:name="ce119" style:family="table-cell" style:parent-style-name="Page_20_Summary_20_Content" style:data-style-name="N0">
      <style:table-cell-properties style:cell-protect="protected" style:print-content="true" fo:border="non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0" style:family="table-cell" style:parent-style-name="Category_20_Summary_20_Content" style:data-style-name="N0">
      <style:table-cell-properties style:cell-protect="protected" style:print-content="true" fo:border="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1" style:family="table-cell" style:parent-style-name="Sub-Category_20_Summary_20_Headings" style:data-style-name="N0">
      <style:table-cell-properties fo:background-color="#3366ff" style:cell-protect="protected" style:print-content="true" fo:border="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1" style:family="table-cell" style:parent-style-name="Default">
      <style:table-cell-properties style:glyph-orientation-vertical="0" style:text-align-source="fix" style:repeat-content="false" fo:wrap-option="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2" style:family="table-cell" style:parent-style-name="Default">
      <style:table-cell-properties style:glyph-orientation-vertical="0" style:text-align-source="value-type" style:repeat-content="false"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63" style:family="table-cell" style:parent-style-name="Default">
      <style:table-cell-properties fo:border="none"/>
      <style:text-properties style:use-window-font-color="true"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64" style:family="table-cell" style:parent-style-name="Default">
      <style:table-cell-properties fo:border="non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65" style:family="table-cell" style:parent-style-name="Sub-Category_20_Summary_20_Headings" style:data-style-name="N0">
      <style:table-cell-properties style:glyph-orientation-vertical="0" fo:background-color="#3366ff" style:cell-protect="protected" style:print-content="true" style:text-align-source="fix" style:repeat-content="false" fo:wrap-option="wrap" fo:border="none" style:direction="ltr" style:rotation-angle="0" style:rotation-align="none" style:vertical-align="automatic"/>
      <style:paragraph-properties fo:text-align="center" fo:margin-left="0cm" style:writing-mode="page"/>
    </style:style>
    <style:style style:name="ce66" style:family="table-cell" style:parent-style-name="Sub-Category_20_Summary_20_Headings"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center" fo:margin-left="0cm" style:writing-mode="page"/>
    </style:style>
    <style:style style:name="ce67" style:family="table-cell" style:parent-style-name="Editable_20_Cell"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8" style:family="table-cell" style:parent-style-name="Total_20_Summary_20_Headings"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center" fo:margin-left="0cm" style:writing-mode="page"/>
    </style:style>
    <style:style style:name="ce69" style:family="table-cell" style:parent-style-name="Category_20_Summary_20_Content"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center" fo:margin-left="0cm" style:writing-mode="page"/>
    </style:style>
    <style:style style:name="ce70" style:family="table-cell" style:parent-style-name="Sub-Category_20_Summary_20_Headings" style:data-style-name="N0">
      <style:table-cell-properties style:glyph-orientation-vertical="0" fo:background-color="#3366ff" style:cell-protect="protected" style:print-content="true" style:text-align-source="fix" style:repeat-content="false" fo:wrap-option="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1" style:family="table-cell" style:parent-style-name="Editable_20_Cell"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center" fo:margin-left="0cm" style:writing-mode="page"/>
    </style:style>
    <style:style style:name="ce72" style:family="table-cell" style:parent-style-name="Total_20_Summary_20_Headings" style:data-style-name="N0">
      <style:table-cell-properties style:glyph-orientation-vertical="0" fo:background-color="#ffcc99" style:cell-protect="protected" style:print-content="true" style:text-align-source="fix" style:repeat-content="false" fo:wrap-option="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3" style:family="table-cell" style:parent-style-name="Default">
      <style:table-cell-properties style:glyph-orientation-vertical="0" style:text-align-source="fix" style:repeat-content="false" fo:wrap-option="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74" style:family="table-cell" style:parent-style-name="Category_20_Summary_20_Content" style:data-style-name="N166">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center" fo:margin-left="0cm" style:writing-mode="page"/>
    </style:style>
  </office:automatic-styles>
  <office:body>
    <office:spreadsheet>
      <table:calculation-settings table:case-sensitive="false" table:use-regular-expressions="false"/>
      <table:table table:name="Title and License" table:style-name="ta1" table:print="false">
        <table:table-column table:style-name="co1" table:default-cell-style-name="ce1"/>
        <table:table-column table:style-name="co2" table:number-columns-repeated="6" table:default-cell-style-name="ce1"/>
        <table:table-column table:style-name="co3" table:default-cell-style-name="ce1"/>
        <table:table-column table:style-name="co2" table:number-columns-repeated="248" table:default-cell-style-name="ce1"/>
        <table:table-row table:style-name="ro1" table:number-rows-repeated="2">
          <table:table-cell table:number-columns-repeated="256"/>
        </table:table-row>
        <table:table-row table:style-name="ro2">
          <table:table-cell table:style-name="ce2" office:value-type="string" calcext:value-type="string">
            <text:p>Business Readiness Rating™ Assessment Sample for WebGUI</text:p>
          </table:table-cell>
          <table:table-cell table:number-columns-repeated="255"/>
        </table:table-row>
        <table:table-row table:style-name="ro3">
          <table:table-cell table:style-name="ce3"/>
          <table:table-cell table:number-columns-repeated="255"/>
        </table:table-row>
        <table:table-row table:style-name="ro1">
          <table:table-cell table:number-columns-repeated="256"/>
        </table:table-row>
        <table:table-row table:style-name="ro4">
          <table:table-cell table:style-name="ce4" office:value-type="string" calcext:value-type="string">
            <text:p>VERSION:</text:p>
          </table:table-cell>
          <table:table-cell table:style-name="ce20" office:value-type="string" calcext:value-type="string" table:number-columns-spanned="7" table:number-rows-spanned="1">
            <text:p>2005 RFC 1</text:p>
          </table:table-cell>
          <table:covered-table-cell table:number-columns-repeated="6" table:style-name="ce20"/>
          <table:table-cell table:number-columns-repeated="248"/>
        </table:table-row>
        <table:table-row table:style-name="ro1">
          <table:table-cell table:number-columns-repeated="256"/>
        </table:table-row>
        <table:table-row table:style-name="ro4">
          <table:table-cell table:style-name="ce4" office:value-type="string" calcext:value-type="string">
            <text:p>LICENSE:</text:p>
          </table:table-cell>
          <table:table-cell table:style-name="ce20" office:value-type="string" calcext:value-type="string" table:number-columns-spanned="7" table:number-rows-spanned="1">
            <text:p>Creative Commons Attribution-NonCommercial-ShareAlike 2.5 License </text:p>
          </table:table-cell>
          <table:covered-table-cell table:number-columns-repeated="6" table:style-name="ce20"/>
          <table:table-cell table:number-columns-repeated="248"/>
        </table:table-row>
        <table:table-row table:style-name="ro5">
          <table:table-cell/>
          <table:table-cell table:style-name="ce6" office:value-type="string" calcext:value-type="string">
            <text:p>http://creativecommons.org/licenses/by-nc-sa/2.5/</text:p>
          </table:table-cell>
          <table:table-cell table:number-columns-repeated="254"/>
        </table:table-row>
        <table:table-row table:style-name="ro1">
          <table:table-cell table:number-columns-repeated="256"/>
        </table:table-row>
        <table:table-row table:style-name="ro6">
          <table:table-cell table:style-name="ce4" office:value-type="string" calcext:value-type="string">
            <text:p>NOTE:</text:p>
          </table:table-cell>
          <table:table-cell table:style-name="ce20" office:value-type="string" calcext:value-type="string" table:number-columns-spanned="7" table:number-rows-spanned="1">
            <text:p>These metrics and scores are not the definitive set, but merely a representative set to illustrate the BRR model. We realize there are better candidates for metrics for measuring business readiness in each category. <text:s/>For many of them, the data is difficult to collect or simply unavailable. We provided an initial set to validate the usage of the model, and we will continue to improve the set of metrics in future versions of the Business Readiness Rating model.</text:p>
          </table:table-cell>
          <table:covered-table-cell table:number-columns-repeated="6" table:style-name="ce20"/>
          <table:table-cell table:number-columns-repeated="248"/>
        </table:table-row>
        <table:table-row table:style-name="ro1" table:number-rows-repeated="31988">
          <table:table-cell table:number-columns-repeated="256"/>
        </table:table-row>
        <table:table-row table:style-name="ro1">
          <table:table-cell table:number-columns-repeated="256"/>
        </table:table-row>
      </table:table>
      <table:table table:name="Category Rank" table:style-name="ta2" table:print="false">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4" table:number-columns-repeated="252" table:default-cell-style-name="ce7"/>
        <table:table-row table:style-name="ro1" table:number-rows-repeated="3">
          <table:table-cell table:number-columns-repeated="256"/>
        </table:table-row>
        <table:table-row table:style-name="ro1">
          <table:table-cell/>
          <table:table-cell table:style-name="ce28" office:value-type="string" calcext:value-type="string" table:number-columns-spanned="3" table:number-rows-spanned="1">
            <text:p>Category Ratings</text:p>
          </table:table-cell>
          <table:covered-table-cell table:number-columns-repeated="2" table:style-name="ce28"/>
          <table:table-cell table:number-columns-repeated="252"/>
        </table:table-row>
        <table:table-row table:style-name="ro1">
          <table:table-cell table:number-columns-repeated="256"/>
        </table:table-row>
        <table:table-row table:style-name="ro1">
          <table:table-cell/>
          <table:table-cell table:style-name="ce30" office:value-type="string" calcext:value-type="string" table:number-columns-spanned="3" table:number-rows-spanned="1">
            <text:p>Evaluated Technology</text:p>
          </table:table-cell>
          <table:covered-table-cell table:number-columns-repeated="2" table:style-name="ce30"/>
          <table:table-cell table:number-columns-repeated="252"/>
        </table:table-row>
        <table:table-row table:style-name="ro7">
          <table:table-cell/>
          <table:table-cell table:style-name="ce35" office:value-type="string" calcext:value-type="string" table:number-columns-spanned="3" table:number-rows-spanned="1">
            <text:p>WebGUI 6.6.4</text:p>
          </table:table-cell>
          <table:covered-table-cell table:number-columns-repeated="2" table:style-name="ce35"/>
          <table:table-cell table:style-name="ce18" table:number-columns-repeated="3"/>
          <table:table-cell table:number-columns-repeated="249"/>
        </table:table-row>
        <table:table-row table:style-name="ro1">
          <table:table-cell/>
          <table:table-cell table:number-columns-spanned="3" table:number-rows-spanned="1"/>
          <table:covered-table-cell table:number-columns-repeated="2"/>
          <table:table-cell table:number-columns-repeated="252"/>
        </table:table-row>
        <table:table-row table:style-name="ro1">
          <table:table-cell/>
          <table:table-cell table:number-columns-spanned="3" table:number-rows-spanned="1"/>
          <table:covered-table-cell table:number-columns-repeated="2"/>
          <table:table-cell table:number-columns-repeated="252"/>
        </table:table-row>
        <table:table-row table:style-name="ro1">
          <table:table-cell/>
          <table:table-cell table:style-name="ce11" office:value-type="string" calcext:value-type="string">
            <text:p>Rank</text:p>
          </table:table-cell>
          <table:table-cell table:style-name="ce15" office:value-type="string" calcext:value-type="string">
            <text:p>Category</text:p>
          </table:table-cell>
          <table:table-cell table:style-name="ce15" office:value-type="string" calcext:value-type="string">
            <text:p>Weight</text:p>
          </table:table-cell>
          <table:table-cell table:number-columns-repeated="252"/>
        </table:table-row>
        <table:table-row table:style-name="ro1">
          <table:table-cell/>
          <table:table-cell table:style-name="ce12" office:value-type="float" office:value="1" calcext:value-type="float">
            <text:p>1</text:p>
          </table:table-cell>
          <table:table-cell office:value-type="string" calcext:value-type="string">
            <text:p>Functionality</text:p>
          </table:table-cell>
          <table:table-cell table:style-name="ce16" office:value-type="percentage" office:value="0.25" calcext:value-type="percentage">
            <text:p>25,00%</text:p>
          </table:table-cell>
          <table:table-cell table:number-columns-repeated="252"/>
        </table:table-row>
        <table:table-row table:style-name="ro1">
          <table:table-cell/>
          <table:table-cell table:style-name="ce13" office:value-type="float" office:value="2" calcext:value-type="float">
            <text:p>2</text:p>
          </table:table-cell>
          <table:table-cell office:value-type="string" calcext:value-type="string">
            <text:p>Quality</text:p>
          </table:table-cell>
          <table:table-cell table:style-name="ce16" office:value-type="percentage" office:value="0.2" calcext:value-type="percentage">
            <text:p>20,00%</text:p>
          </table:table-cell>
          <table:table-cell table:number-columns-repeated="252"/>
        </table:table-row>
        <table:table-row table:style-name="ro1">
          <table:table-cell/>
          <table:table-cell table:style-name="ce13" office:value-type="float" office:value="3" calcext:value-type="float">
            <text:p>3</text:p>
          </table:table-cell>
          <table:table-cell office:value-type="string" calcext:value-type="string">
            <text:p>Documentation</text:p>
          </table:table-cell>
          <table:table-cell table:style-name="ce16" office:value-type="percentage" office:value="0.15" calcext:value-type="percentage">
            <text:p>15,00%</text:p>
          </table:table-cell>
          <table:table-cell table:number-columns-repeated="252"/>
        </table:table-row>
        <table:table-row table:style-name="ro1">
          <table:table-cell/>
          <table:table-cell table:style-name="ce13" office:value-type="float" office:value="4" calcext:value-type="float">
            <text:p>4</text:p>
          </table:table-cell>
          <table:table-cell office:value-type="string" calcext:value-type="string">
            <text:p>Usability</text:p>
          </table:table-cell>
          <table:table-cell table:style-name="ce16" office:value-type="percentage" office:value="0.15" calcext:value-type="percentage">
            <text:p>15,00%</text:p>
          </table:table-cell>
          <table:table-cell table:number-columns-repeated="252"/>
        </table:table-row>
        <table:table-row table:style-name="ro1">
          <table:table-cell/>
          <table:table-cell table:style-name="ce13" office:value-type="float" office:value="5" calcext:value-type="float">
            <text:p>5</text:p>
          </table:table-cell>
          <table:table-cell office:value-type="string" calcext:value-type="string">
            <text:p>Community</text:p>
          </table:table-cell>
          <table:table-cell table:style-name="ce16" office:value-type="percentage" office:value="0.1" calcext:value-type="percentage">
            <text:p>10,00%</text:p>
          </table:table-cell>
          <table:table-cell table:number-columns-repeated="252"/>
        </table:table-row>
        <table:table-row table:style-name="ro1">
          <table:table-cell/>
          <table:table-cell table:style-name="ce13" office:value-type="float" office:value="6" calcext:value-type="float">
            <text:p>6</text:p>
          </table:table-cell>
          <table:table-cell office:value-type="string" calcext:value-type="string">
            <text:p>Security</text:p>
          </table:table-cell>
          <table:table-cell table:style-name="ce16" office:value-type="percentage" office:value="0.1" calcext:value-type="percentage">
            <text:p>10,00%</text:p>
          </table:table-cell>
          <table:table-cell table:number-columns-repeated="252"/>
        </table:table-row>
        <table:table-row table:style-name="ro1">
          <table:table-cell/>
          <table:table-cell table:style-name="ce13" office:value-type="float" office:value="7" calcext:value-type="float">
            <text:p>7</text:p>
          </table:table-cell>
          <table:table-cell office:value-type="string" calcext:value-type="string">
            <text:p>Support</text:p>
          </table:table-cell>
          <table:table-cell table:style-name="ce16" office:value-type="percentage" office:value="0.05" calcext:value-type="percentage">
            <text:p>5,00%</text:p>
          </table:table-cell>
          <table:table-cell table:number-columns-repeated="252"/>
        </table:table-row>
        <table:table-row table:style-name="ro1">
          <table:table-cell/>
          <table:table-cell table:style-name="ce13" office:value-type="float" office:value="8" calcext:value-type="float">
            <text:p>8</text:p>
          </table:table-cell>
          <table:table-cell office:value-type="string" calcext:value-type="string">
            <text:p>Performance</text:p>
          </table:table-cell>
          <table:table-cell table:style-name="ce16" office:value-type="percentage" office:value="0" calcext:value-type="percentage">
            <text:p>0,00%</text:p>
          </table:table-cell>
          <table:table-cell table:number-columns-repeated="252"/>
        </table:table-row>
        <table:table-row table:style-name="ro1">
          <table:table-cell/>
          <table:table-cell table:style-name="ce13" office:value-type="float" office:value="9" calcext:value-type="float">
            <text:p>9</text:p>
          </table:table-cell>
          <table:table-cell office:value-type="string" calcext:value-type="string">
            <text:p>Architecture</text:p>
          </table:table-cell>
          <table:table-cell table:style-name="ce16" office:value-type="percentage" office:value="0" calcext:value-type="percentage">
            <text:p>0,00%</text:p>
          </table:table-cell>
          <table:table-cell table:number-columns-repeated="252"/>
        </table:table-row>
        <table:table-row table:style-name="ro1">
          <table:table-cell/>
          <table:table-cell table:style-name="ce13" office:value-type="float" office:value="10" calcext:value-type="float">
            <text:p>10</text:p>
          </table:table-cell>
          <table:table-cell office:value-type="string" calcext:value-type="string">
            <text:p>Adoption</text:p>
          </table:table-cell>
          <table:table-cell table:style-name="ce16" office:value-type="percentage" office:value="0" calcext:value-type="percentage">
            <text:p>0,00%</text:p>
          </table:table-cell>
          <table:table-cell table:number-columns-repeated="252"/>
        </table:table-row>
        <table:table-row table:style-name="ro1">
          <table:table-cell/>
          <table:table-cell table:style-name="ce13" office:value-type="float" office:value="11" calcext:value-type="float">
            <text:p>11</text:p>
          </table:table-cell>
          <table:table-cell office:value-type="string" calcext:value-type="string">
            <text:p>Scalability</text:p>
          </table:table-cell>
          <table:table-cell table:style-name="ce16" office:value-type="percentage" office:value="0" calcext:value-type="percentage">
            <text:p>0,00%</text:p>
          </table:table-cell>
          <table:table-cell table:number-columns-repeated="252"/>
        </table:table-row>
        <table:table-row table:style-name="ro1">
          <table:table-cell/>
          <table:table-cell table:style-name="ce13" office:value-type="float" office:value="12" calcext:value-type="float">
            <text:p>12</text:p>
          </table:table-cell>
          <table:table-cell office:value-type="string" calcext:value-type="string">
            <text:p>Professionalism</text:p>
          </table:table-cell>
          <table:table-cell table:style-name="ce16" office:value-type="percentage" office:value="0" calcext:value-type="percentage">
            <text:p>0,00%</text:p>
          </table:table-cell>
          <table:table-cell table:number-columns-repeated="252"/>
        </table:table-row>
        <table:table-row table:style-name="ro1">
          <table:table-cell/>
          <table:table-cell table:number-columns-spanned="3" table:number-rows-spanned="1"/>
          <table:covered-table-cell table:number-columns-repeated="2"/>
          <table:table-cell table:number-columns-repeated="252"/>
        </table:table-row>
        <table:table-row table:style-name="ro1">
          <table:table-cell/>
          <table:table-cell table:style-name="ce14" table:number-columns-repeated="2"/>
          <table:table-cell table:style-name="ce14" office:value-type="string" calcext:value-type="string">
            <text:p>Total Weight</text:p>
          </table:table-cell>
          <table:table-cell table:number-columns-repeated="252"/>
        </table:table-row>
        <table:table-row table:style-name="ro1">
          <table:table-cell table:number-columns-repeated="3"/>
          <table:table-cell table:style-name="ce17" table:formula="of:=SUM([.D11:.D22])" office:value-type="percentage" office:value="1" calcext:value-type="percentage">
            <text:p>100,00%</text:p>
          </table:table-cell>
          <table:table-cell table:number-columns-repeated="252"/>
        </table:table-row>
        <table:table-row table:style-name="ro1" table:number-rows-repeated="31974">
          <table:table-cell table:number-columns-repeated="256"/>
        </table:table-row>
        <table:table-row table:style-name="ro1">
          <table:table-cell table:number-columns-repeated="256"/>
        </table:table-row>
      </table:table>
      <table:table table:name="Category Rating and Metrics" table:style-name="ta3" table:print="false">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2" table:number-columns-repeated="249" table:default-cell-style-name="ce1"/>
        <table:table-row table:style-name="ro8">
          <table:table-cell table:style-name="ce7" table:number-columns-repeated="7"/>
          <table:table-cell table:number-columns-repeated="249"/>
        </table:table-row>
        <table:table-row table:style-name="ro1">
          <table:table-cell table:style-name="ce7" table:number-columns-repeated="7"/>
          <table:table-cell table:number-columns-repeated="249"/>
        </table:table-row>
        <table:table-row table:style-name="ro1">
          <table:table-cell table:style-name="ce19" office:value-type="string" calcext:value-type="string" table:number-columns-spanned="6" table:number-rows-spanned="1">
            <text:p>Evaluated Technology And Functional Orientation</text:p>
          </table:table-cell>
          <table:covered-table-cell table:number-columns-repeated="5" table:style-name="ce24"/>
          <table:table-cell table:style-name="ce57" office:value-type="string" calcext:value-type="string">
            <text:p>BRR</text:p>
          </table:table-cell>
          <table:table-cell table:number-columns-repeated="249"/>
        </table:table-row>
        <table:table-row table:style-name="ro7">
          <table:table-cell table:style-name="ce35" office:value-type="string" calcext:value-type="string" table:number-columns-spanned="6" table:number-rows-spanned="1">
            <text:p>WebGUI 6.6.4</text:p>
          </table:table-cell>
          <table:covered-table-cell table:number-columns-repeated="5" table:style-name="ce35"/>
          <table:table-cell table:style-name="ce58" table:formula="of:=SUM([.G9:.G376])" office:value-type="float" office:value="3.82" calcext:value-type="float">
            <text:p>3,82</text:p>
          </table:table-cell>
          <table:table-cell table:number-columns-repeated="249"/>
        </table:table-row>
        <table:table-row table:style-name="ro1">
          <table:table-cell table:style-name="ce80" office:value-type="string" calcext:value-type="string" table:number-columns-spanned="6" table:number-rows-spanned="1">
            <text:p>Component type: CMS</text:p>
          </table:table-cell>
          <table:covered-table-cell table:number-columns-repeated="5" table:style-name="ce80"/>
          <table:table-cell table:style-name="ce7"/>
          <table:table-cell table:number-columns-repeated="249"/>
        </table:table-row>
        <table:table-row table:style-name="ro1">
          <table:table-cell table:style-name="ce80" office:value-type="string" calcext:value-type="string" table:number-columns-spanned="6" table:number-rows-spanned="1">
            <text:p>Usage Setting: Routine</text:p>
          </table:table-cell>
          <table:covered-table-cell table:number-columns-repeated="5" table:style-name="ce80"/>
          <table:table-cell table:style-name="ce7"/>
          <table:table-cell table:number-columns-repeated="249"/>
        </table:table-row>
        <table:table-row table:style-name="ro4">
          <table:table-cell table:style-name="ce21" table:number-columns-repeated="6"/>
          <table:table-cell table:style-name="ce7"/>
          <table:table-cell table:number-columns-repeated="249"/>
        </table:table-row>
        <table:table-row table:style-name="ro9">
          <table:table-cell table:style-name="ce15" office:value-type="string" calcext:value-type="string">
            <text:p>Rank</text:p>
          </table:table-cell>
          <table:table-cell table:style-name="ce85" office:value-type="string" calcext:value-type="string" table:number-columns-spanned="3" table:number-rows-spanned="1">
            <text:p>Category Title</text:p>
          </table:table-cell>
          <table:covered-table-cell table:number-columns-repeated="2" table:style-name="ce85"/>
          <table:table-cell table:style-name="ce15" office:value-type="string" calcext:value-type="string">
            <text:p>Weight</text:p>
          </table:table-cell>
          <table:table-cell table:style-name="ce11" office:value-type="string" calcext:value-type="string">
            <text:p>Unweighted Rating</text:p>
          </table:table-cell>
          <table:table-cell table:style-name="ce57" office:value-type="string" calcext:value-type="string">
            <text:p>Weighted Rating</text:p>
          </table:table-cell>
          <table:table-cell table:number-columns-repeated="249"/>
        </table:table-row>
        <table:table-row table:style-name="ro1">
          <table:table-cell table:style-name="ce22" office:value-type="float" office:value="1" calcext:value-type="float">
            <text:p>1</text:p>
          </table:table-cell>
          <table:table-cell table:style-name="ce26" office:value-type="string" calcext:value-type="string" table:number-columns-spanned="3" table:number-rows-spanned="1">
            <text:p>Functionality</text:p>
          </table:table-cell>
          <table:covered-table-cell table:number-columns-repeated="2" table:style-name="ce87"/>
          <table:table-cell table:style-name="ce49" table:formula="of:=[$'Category Rank'.D11]" office:value-type="percentage" office:value="0.25" calcext:value-type="percentage">
            <text:p>25,00%</text:p>
          </table:table-cell>
          <table:table-cell table:style-name="ce22" table:formula="of:=[$'Functionality Rating'.E11]" office:value-type="float" office:value="5" calcext:value-type="float">
            <text:p>5</text:p>
          </table:table-cell>
          <table:table-cell table:style-name="ce22" table:formula="of:=[.F9]*[.E9]" office:value-type="float" office:value="1.25" calcext:value-type="float">
            <text:p>1,25</text:p>
          </table:table-cell>
          <table:table-cell table:number-columns-repeated="249"/>
        </table:table-row>
        <table:table-row table:style-name="ro4">
          <table:table-cell table:style-name="ce21" table:number-columns-repeated="6"/>
          <table:table-cell table:style-name="ce7"/>
          <table:table-cell table:number-columns-repeated="249"/>
        </table:table-row>
        <table:table-row-group>
          <table:table-row table:style-name="ro9">
            <table:table-cell table:style-name="ce15" office:value-type="string" calcext:value-type="string">
              <text:p>Rank</text:p>
            </table:table-cell>
            <table:table-cell table:style-name="ce85" office:value-type="string" calcext:value-type="string" table:number-columns-spanned="3" table:number-rows-spanned="1">
              <text:p>Category Title</text:p>
            </table:table-cell>
            <table:covered-table-cell table:number-columns-repeated="2" table:style-name="ce85"/>
            <table:table-cell table:style-name="ce15" office:value-type="string" calcext:value-type="string">
              <text:p>Weight</text:p>
            </table:table-cell>
            <table:table-cell table:style-name="ce11" office:value-type="string" calcext:value-type="string">
              <text:p>Unweighted Rating</text:p>
            </table:table-cell>
            <table:table-cell table:style-name="ce57" office:value-type="string" calcext:value-type="string">
              <text:p>Weighted Rating</text:p>
            </table:table-cell>
            <table:table-cell table:number-columns-repeated="249"/>
          </table:table-row>
          <table:table-row table:style-name="ro1">
            <table:table-cell table:style-name="ce22" table:formula="of:=[$'Category Rank'.B12]" office:value-type="float" office:value="2" calcext:value-type="float">
              <text:p>2</text:p>
            </table:table-cell>
            <table:table-cell table:style-name="ce87" office:value-type="string" calcext:value-type="string" table:number-columns-spanned="3" table:number-rows-spanned="1">
              <text:p>Quality</text:p>
            </table:table-cell>
            <table:covered-table-cell table:number-columns-repeated="2" table:style-name="ce87"/>
            <table:table-cell table:style-name="ce49" table:formula="of:=[$'Category Rank'.D12]" office:value-type="percentage" office:value="0.2" calcext:value-type="percentage">
              <text:p>20,00%</text:p>
            </table:table-cell>
            <table:table-cell table:style-name="ce54" table:formula="of:=SUM([.F15];[.F26];[.F37];[.F50];[.F63];[.F76])" office:value-type="float" office:value="3.8" calcext:value-type="float">
              <text:p>3,8</text:p>
            </table:table-cell>
            <table:table-cell table:style-name="ce22" table:formula="of:=[.F12]*[.E12]" office:value-type="float" office:value="0.76" calcext:value-type="float">
              <text:p>0,76</text:p>
            </table:table-cell>
            <table:table-cell table:number-columns-repeated="249"/>
          </table:table-row>
          <table:table-row-group table:display="false">
            <table:table-row table:style-name="ro1" table:visibility="collapse">
              <table:table-cell table:style-name="ce23"/>
              <table:table-cell table:style-name="ce88" table:number-columns-spanned="5" table:number-rows-spanned="1"/>
              <table:covered-table-cell table:number-columns-repeated="4" table:style-name="ce88"/>
              <table:table-cell table:style-name="ce7"/>
              <table:table-cell table:number-columns-repeated="249"/>
            </table:table-row>
            <table:table-row table:style-name="ro9" table:visibility="collapse">
              <table:table-cell table:style-name="ce7"/>
              <table:table-cell table:style-name="ce29" office:value-type="string" calcext:value-type="string">
                <text:p>Metric Name</text:p>
              </table:table-cell>
              <table:table-cell table:style-name="ce34" office:value-type="string" calcext:value-type="string">
                <text:p>Raw Score</text:p>
              </table:table-cell>
              <table:table-cell table:style-name="ce29" office:value-type="string" calcext:value-type="string">
                <text:p>Weight</text:p>
              </table:table-cell>
              <table:table-cell table:style-name="ce29" office:value-type="string" calcext:value-type="string">
                <text:p>Unweighted Score</text:p>
              </table:table-cell>
              <table:table-cell table:style-name="ce29" office:value-type="string" calcext:value-type="string">
                <text:p>Weighted Score</text:p>
              </table:table-cell>
              <table:table-cell table:style-name="ce7"/>
              <table:table-cell table:number-columns-repeated="249"/>
            </table:table-row>
            <table:table-row table:style-name="ro1" table:visibility="collapse">
              <table:table-cell table:style-name="ce7"/>
              <table:table-cell table:style-name="ce23" office:value-type="string" calcext:value-type="string">
                <text:p>Number of minor releases in the past 12 months.</text:p>
              </table:table-cell>
              <table:table-cell table:style-name="ce44" office:value-type="string" calcext:value-type="string">
                <text:p>3 releases</text:p>
              </table:table-cell>
              <table:table-cell table:style-name="ce48" office:value-type="percentage" office:value="0.2" calcext:value-type="percentage">
                <text:p>20,00%</text:p>
              </table:table-cell>
              <table:table-cell table:style-name="ce50" office:value-type="float" office:value="5" calcext:value-type="float">
                <text:p>5</text:p>
              </table:table-cell>
              <table:table-cell table:style-name="ce7" table:formula="of:=[.D15]*[.E15]" office:value-type="float" office:value="1" calcext:value-type="float">
                <text:p>1</text:p>
              </table:table-cell>
              <table:table-cell table:style-name="ce7"/>
              <table:table-cell table:number-columns-repeated="249"/>
            </table:table-row>
            <table:table-row-group table:display="false">
              <table:table-row table:style-name="ro1" table:visibility="collapse">
                <table:table-cell table:style-name="ce7"/>
                <table:table-cell table:style-name="ce23" table:number-columns-repeated="5"/>
                <table:table-cell table:style-name="ce7"/>
                <table:table-cell table:number-columns-repeated="249"/>
              </table:table-row>
              <table:table-row table:style-name="ro1" table:visibility="collapse">
                <table:table-cell table:style-name="ce7"/>
                <table:table-cell table:style-name="ce90" office:value-type="string" calcext:value-type="string" table:number-columns-spanned="4" table:number-rows-spanned="1">
                  <text:p>Test Description</text:p>
                </table:table-cell>
                <table:covered-table-cell table:number-columns-repeated="3" table:style-name="ce90"/>
                <table:table-cell/>
                <table:table-cell table:style-name="ce7"/>
                <table:table-cell table:number-columns-repeated="249"/>
              </table:table-row>
              <table:table-row table:style-name="ro1" table:visibility="collapse">
                <table:table-cell table:style-name="ce7"/>
                <table:table-cell table:style-name="ce91" office:value-type="string" calcext:value-type="string" table:number-columns-spanned="4" table:number-rows-spanned="1">
                  <text:p>This measures planned updates and bug fixes. <text:s/>Typically, service packs in commercial products </text:p>
                </table:table-cell>
                <table:covered-table-cell table:number-columns-repeated="3" table:style-name="ce91"/>
                <table:table-cell table:style-name="ce55"/>
                <table:table-cell table:style-name="ce7"/>
                <table:table-cell table:number-columns-repeated="249"/>
              </table:table-row>
              <table:table-row table:style-name="ro1" table:visibility="collapse">
                <table:table-cell table:style-name="ce7"/>
                <table:table-cell table:number-columns-spanned="4" table:number-rows-spanned="1"/>
                <table:covered-table-cell table:number-columns-repeated="3"/>
                <table:table-cell table:style-name="ce38"/>
                <table:table-cell table:style-name="ce7"/>
                <table:table-cell table:number-columns-repeated="249"/>
              </table:table-row>
              <table:table-row table:style-name="ro1" table:visibility="collapse">
                <table:table-cell table:style-name="ce7"/>
                <table:table-cell table:style-name="ce90" office:value-type="string" calcext:value-type="string" table:number-columns-spanned="3" table:number-rows-spanned="1">
                  <text:p>Test Score Specification</text:p>
                </table:table-cell>
                <table:covered-table-cell table:number-columns-repeated="2" table:style-name="ce90"/>
                <table:table-cell table:style-name="ce51" office:value-type="string" calcext:value-type="string">
                  <text:p>Score</text:p>
                </table:table-cell>
                <table:table-cell/>
                <table:table-cell table:style-name="ce7"/>
                <table:table-cell table:number-columns-repeated="249"/>
              </table:table-row>
              <table:table-row table:style-name="ro1" table:visibility="collapse">
                <table:table-cell table:style-name="ce7"/>
                <table:table-cell table:style-name="ce32" office:value-type="float" office:value="2" calcext:value-type="float" table:number-columns-spanned="3" table:number-rows-spanned="1">
                  <text:p>2</text:p>
                </table:table-cell>
                <table:covered-table-cell table:number-columns-repeated="2" table:style-name="ce32"/>
                <table:table-cell table:style-name="ce38" office:value-type="float" office:value="5" calcext:value-type="float">
                  <text:p>5</text:p>
                </table:table-cell>
                <table:table-cell table:style-name="ce38"/>
                <table:table-cell table:style-name="ce7"/>
                <table:table-cell table:number-columns-repeated="249"/>
              </table:table-row>
              <table:table-row table:style-name="ro1" table:visibility="collapse">
                <table:table-cell table:style-name="ce7"/>
                <table:table-cell table:style-name="ce32" office:value-type="string" calcext:value-type="string" table:number-columns-spanned="3" table:number-rows-spanned="1">
                  <text:p>1 or 3</text:p>
                </table:table-cell>
                <table:covered-table-cell table:number-columns-repeated="2" table:style-name="ce32"/>
                <table:table-cell table:style-name="ce38" office:value-type="float" office:value="3" calcext:value-type="float">
                  <text:p>3</text:p>
                </table:table-cell>
                <table:table-cell table:style-name="ce38"/>
                <table:table-cell table:style-name="ce7"/>
                <table:table-cell table:number-columns-repeated="249"/>
              </table:table-row>
              <table:table-row table:style-name="ro1" table:visibility="collapse">
                <table:table-cell table:style-name="ce7"/>
                <table:table-cell table:style-name="ce33" office:value-type="string" calcext:value-type="string" table:number-columns-spanned="3" table:number-rows-spanned="1">
                  <text:p>0 or &gt; 3</text:p>
                </table:table-cell>
                <table:covered-table-cell table:number-columns-repeated="2" table:style-name="ce33"/>
                <table:table-cell table:style-name="ce38" office:value-type="float" office:value="1" calcext:value-type="float">
                  <text:p>1</text:p>
                </table:table-cell>
                <table:table-cell table:style-name="ce38"/>
                <table:table-cell table:style-name="ce7"/>
                <table:table-cell table:number-columns-repeated="249"/>
              </table:table-row>
            </table:table-row-group>
            <table:table-row table:style-name="ro1" table:visibility="collapse">
              <table:table-cell table:style-name="ce23"/>
              <table:table-cell table:style-name="ce88" table:number-columns-spanned="4" table:number-rows-spanned="1"/>
              <table:covered-table-cell table:number-columns-repeated="3" table:style-name="ce88"/>
              <table:table-cell table:style-name="ce23"/>
              <table:table-cell table:style-name="ce7"/>
              <table:table-cell table:number-columns-repeated="249"/>
            </table:table-row>
            <table:table-row table:style-name="ro9" table:visibility="collapse">
              <table:table-cell table:style-name="ce7"/>
              <table:table-cell table:style-name="ce34" office:value-type="string" calcext:value-type="string">
                <text:p>Metric Name</text:p>
              </table:table-cell>
              <table:table-cell table:style-name="ce34" office:value-type="string" calcext:value-type="string">
                <text:p>Raw Score</text:p>
              </table:table-cell>
              <table:table-cell table:style-name="ce29" office:value-type="string" calcext:value-type="string">
                <text:p>Weight</text:p>
              </table:table-cell>
              <table:table-cell table:style-name="ce29" office:value-type="string" calcext:value-type="string">
                <text:p>Unweighted Score</text:p>
              </table:table-cell>
              <table:table-cell table:style-name="ce29" office:value-type="string" calcext:value-type="string">
                <text:p>Weighted Score</text:p>
              </table:table-cell>
              <table:table-cell table:style-name="ce7"/>
              <table:table-cell table:number-columns-repeated="249"/>
            </table:table-row>
            <table:table-row table:style-name="ro1" table:visibility="collapse">
              <table:table-cell table:style-name="ce7"/>
              <table:table-cell table:style-name="ce23" office:value-type="string" calcext:value-type="string">
                <text:p>Number of point/patch releases in past 12 months</text:p>
              </table:table-cell>
              <table:table-cell table:style-name="ce44" office:value-type="string" calcext:value-type="string">
                <text:p>3 patches</text:p>
              </table:table-cell>
              <table:table-cell table:style-name="ce48" office:value-type="percentage" office:value="0.2" calcext:value-type="percentage">
                <text:p>20,00%</text:p>
              </table:table-cell>
              <table:table-cell table:style-name="ce50" office:value-type="float" office:value="5" calcext:value-type="float">
                <text:p>5</text:p>
              </table:table-cell>
              <table:table-cell table:style-name="ce7" table:formula="of:=[.D26]*[.E26]" office:value-type="float" office:value="1" calcext:value-type="float">
                <text:p>1</text:p>
              </table:table-cell>
              <table:table-cell table:style-name="ce7"/>
              <table:table-cell table:number-columns-repeated="249"/>
            </table:table-row>
            <table:table-row-group table:display="false">
              <table:table-row table:style-name="ro1" table:visibility="collapse">
                <table:table-cell table:style-name="ce7"/>
                <table:table-cell table:style-name="ce7" table:number-columns-spanned="5" table:number-rows-spanned="1"/>
                <table:covered-table-cell table:number-columns-repeated="4" table:style-name="ce7"/>
                <table:table-cell table:style-name="ce7"/>
                <table:table-cell table:number-columns-repeated="249"/>
              </table:table-row>
              <table:table-row table:style-name="ro1" table:visibility="collapse">
                <table:table-cell table:style-name="ce7"/>
                <table:table-cell table:style-name="ce95" office:value-type="string" calcext:value-type="string" table:number-columns-spanned="4" table:number-rows-spanned="1">
                  <text:p>Test Description</text:p>
                </table:table-cell>
                <table:covered-table-cell table:number-columns-repeated="3" table:style-name="ce95"/>
                <table:table-cell/>
                <table:table-cell table:style-name="ce7"/>
                <table:table-cell table:number-columns-repeated="249"/>
              </table:table-row>
              <table:table-row table:style-name="ro10" table:visibility="collapse">
                <table:table-cell table:style-name="ce7"/>
                <table:table-cell table:style-name="ce91" office:value-type="string" calcext:value-type="string" table:number-columns-spanned="4" table:number-rows-spanned="1">
                  <text:p>Typically, official point/patch releases are fixes for P1 bugs like deadlock, memory, and security vulnerabilities</text:p>
                </table:table-cell>
                <table:covered-table-cell table:number-columns-repeated="3" table:style-name="ce91"/>
                <table:table-cell table:style-name="ce55"/>
                <table:table-cell table:style-name="ce7"/>
                <table:table-cell table:number-columns-repeated="249"/>
              </table:table-row>
              <table:table-row table:style-name="ro1" table:visibility="collapse">
                <table:table-cell table:style-name="ce7"/>
                <table:table-cell table:style-name="ce96" table:number-columns-spanned="4" table:number-rows-spanned="1"/>
                <table:covered-table-cell table:number-columns-repeated="3" table:style-name="ce96"/>
                <table:table-cell table:style-name="ce38"/>
                <table:table-cell table:style-name="ce7"/>
                <table:table-cell table:number-columns-repeated="249"/>
              </table:table-row>
              <table:table-row table:style-name="ro1" table:visibility="collapse">
                <table:table-cell table:style-name="ce7"/>
                <table:table-cell table:style-name="ce90" office:value-type="string" calcext:value-type="string" table:number-columns-spanned="3" table:number-rows-spanned="1">
                  <text:p>Test Score Specification</text:p>
                </table:table-cell>
                <table:covered-table-cell table:number-columns-repeated="2" table:style-name="ce90"/>
                <table:table-cell table:style-name="ce95" office:value-type="string" calcext:value-type="string">
                  <text:p>Score</text:p>
                </table:table-cell>
                <table:table-cell/>
                <table:table-cell table:style-name="ce7"/>
                <table:table-cell table:number-columns-repeated="249"/>
              </table:table-row>
              <table:table-row table:style-name="ro1" table:visibility="collapse">
                <table:table-cell/>
                <table:table-cell table:style-name="ce37" office:value-type="string" calcext:value-type="string" table:number-columns-spanned="3" table:number-rows-spanned="1">
                  <text:p>3 to 4</text:p>
                </table:table-cell>
                <table:covered-table-cell table:number-columns-repeated="2" table:style-name="ce37"/>
                <table:table-cell table:style-name="ce52" office:value-type="float" office:value="5" calcext:value-type="float">
                  <text:p>5</text:p>
                </table:table-cell>
                <table:table-cell table:style-name="ce56"/>
                <table:table-cell table:number-columns-repeated="250"/>
              </table:table-row>
              <table:table-row table:style-name="ro1" table:visibility="collapse">
                <table:table-cell/>
                <table:table-cell table:style-name="ce37" office:value-type="string" calcext:value-type="string" table:number-columns-spanned="3" table:number-rows-spanned="1">
                  <text:p>1 to2 or 5 to 6, </text:p>
                </table:table-cell>
                <table:covered-table-cell table:number-columns-repeated="2" table:style-name="ce37"/>
                <table:table-cell table:style-name="ce53" office:value-type="float" office:value="3" calcext:value-type="float">
                  <text:p>3</text:p>
                </table:table-cell>
                <table:table-cell table:style-name="ce56"/>
                <table:table-cell table:number-columns-repeated="250"/>
              </table:table-row>
              <table:table-row table:style-name="ro1" table:visibility="collapse">
                <table:table-cell/>
                <table:table-cell table:style-name="ce37" office:value-type="string" calcext:value-type="string" table:number-columns-spanned="3" table:number-rows-spanned="1">
                  <text:p>0 or &gt; 6</text:p>
                </table:table-cell>
                <table:covered-table-cell table:number-columns-repeated="2" table:style-name="ce37"/>
                <table:table-cell table:style-name="ce53" office:value-type="float" office:value="1" calcext:value-type="float">
                  <text:p>1</text:p>
                </table:table-cell>
                <table:table-cell table:style-name="ce56"/>
                <table:table-cell table:number-columns-repeated="250"/>
              </table:table-row>
            </table:table-row-group>
            <table:table-row table:style-name="ro1" table:visibility="collapse">
              <table:table-cell table:number-columns-repeated="256"/>
            </table:table-row>
            <table:table-row table:style-name="ro9" table:visibility="collapse">
              <table:table-cell table:style-name="ce7"/>
              <table:table-cell table:style-name="ce34" office:value-type="string" calcext:value-type="string">
                <text:p>Metric Name</text:p>
              </table:table-cell>
              <table:table-cell table:style-name="ce34" office:value-type="string" calcext:value-type="string">
                <text:p>Raw Score</text:p>
              </table:table-cell>
              <table:table-cell table:style-name="ce29" office:value-type="string" calcext:value-type="string">
                <text:p>Weight</text:p>
              </table:table-cell>
              <table:table-cell table:style-name="ce29" office:value-type="string" calcext:value-type="string">
                <text:p>Unweighted Score</text:p>
              </table:table-cell>
              <table:table-cell table:style-name="ce29" office:value-type="string" calcext:value-type="string">
                <text:p>Weighted Score</text:p>
              </table:table-cell>
              <table:table-cell table:style-name="ce7"/>
              <table:table-cell table:number-columns-repeated="249"/>
            </table:table-row>
            <table:table-row table:style-name="ro1" table:visibility="collapse">
              <table:table-cell table:style-name="ce7"/>
              <table:table-cell table:style-name="ce23" office:value-type="string" calcext:value-type="string">
                <text:p>Number of open bugs for the last 6 months</text:p>
              </table:table-cell>
              <table:table-cell table:style-name="ce45" office:value-type="float" office:value="300" calcext:value-type="float">
                <text:p>300</text:p>
              </table:table-cell>
              <table:table-cell table:style-name="ce48" office:value-type="percentage" office:value="0.1" calcext:value-type="percentage">
                <text:p>10,00%</text:p>
              </table:table-cell>
              <table:table-cell table:style-name="ce50" office:value-type="float" office:value="3" calcext:value-type="float">
                <text:p>3</text:p>
              </table:table-cell>
              <table:table-cell table:style-name="ce7" table:formula="of:=[.D37]*[.E37]" office:value-type="float" office:value="0.3" calcext:value-type="float">
                <text:p>0,3</text:p>
              </table:table-cell>
              <table:table-cell table:style-name="ce7"/>
              <table:table-cell table:number-columns-repeated="249"/>
            </table:table-row>
            <table:table-row-group table:display="false">
              <table:table-row table:style-name="ro1" table:visibility="collapse">
                <table:table-cell table:style-name="ce7"/>
                <table:table-cell table:style-name="ce7" table:number-columns-spanned="5" table:number-rows-spanned="1"/>
                <table:covered-table-cell table:number-columns-repeated="4" table:style-name="ce7"/>
                <table:table-cell table:style-name="ce7"/>
                <table:table-cell table:number-columns-repeated="249"/>
              </table:table-row>
              <table:table-row table:style-name="ro1" table:visibility="collapse">
                <table:table-cell table:style-name="ce7"/>
                <table:table-cell table:style-name="ce95" office:value-type="string" calcext:value-type="string" table:number-columns-spanned="4" table:number-rows-spanned="1">
                  <text:p>Test Description</text:p>
                </table:table-cell>
                <table:covered-table-cell table:number-columns-repeated="3" table:style-name="ce95"/>
                <table:table-cell/>
                <table:table-cell table:style-name="ce7"/>
                <table:table-cell table:number-columns-repeated="249"/>
              </table:table-row>
              <table:table-row table:style-name="ro1" table:visibility="collapse">
                <table:table-cell table:style-name="ce7"/>
                <table:table-cell table:style-name="ce91" office:value-type="string" calcext:value-type="string" table:number-columns-spanned="4" table:number-rows-spanned="1">
                  <text:p>This measures the quality of product usage</text:p>
                </table:table-cell>
                <table:covered-table-cell table:number-columns-repeated="3" table:style-name="ce91"/>
                <table:table-cell table:style-name="ce55"/>
                <table:table-cell table:style-name="ce7"/>
                <table:table-cell table:number-columns-repeated="249"/>
              </table:table-row>
              <table:table-row table:style-name="ro1" table:visibility="collapse">
                <table:table-cell table:style-name="ce7"/>
                <table:table-cell table:style-name="ce96" table:number-columns-spanned="4" table:number-rows-spanned="1"/>
                <table:covered-table-cell table:number-columns-repeated="3" table:style-name="ce96"/>
                <table:table-cell table:style-name="ce38"/>
                <table:table-cell table:style-name="ce7"/>
                <table:table-cell table:number-columns-repeated="249"/>
              </table:table-row>
              <table:table-row table:style-name="ro1" table:visibility="collapse">
                <table:table-cell table:style-name="ce7"/>
                <table:table-cell table:style-name="ce90" office:value-type="string" calcext:value-type="string" table:number-columns-spanned="3" table:number-rows-spanned="1">
                  <text:p>Test Score Specification</text:p>
                </table:table-cell>
                <table:covered-table-cell table:number-columns-repeated="2" table:style-name="ce90"/>
                <table:table-cell table:style-name="ce95" office:value-type="string" calcext:value-type="string">
                  <text:p>Score</text:p>
                </table:table-cell>
                <table:table-cell/>
                <table:table-cell table:style-name="ce7"/>
                <table:table-cell table:number-columns-repeated="249"/>
              </table:table-row>
              <table:table-row table:style-name="ro1" table:visibility="collapse">
                <table:table-cell/>
                <table:table-cell table:style-name="ce37" office:value-type="string" calcext:value-type="string" table:number-columns-spanned="3" table:number-rows-spanned="1">
                  <text:p>&lt; 50</text:p>
                </table:table-cell>
                <table:covered-table-cell table:number-columns-repeated="2" table:style-name="ce37"/>
                <table:table-cell table:style-name="ce53" office:value-type="float" office:value="5" calcext:value-type="float">
                  <text:p>5</text:p>
                </table:table-cell>
                <table:table-cell table:style-name="ce56"/>
                <table:table-cell table:number-columns-repeated="250"/>
              </table:table-row>
              <table:table-row table:style-name="ro1" table:visibility="collapse">
                <table:table-cell/>
                <table:table-cell table:style-name="ce37" office:value-type="string" calcext:value-type="string" table:number-columns-spanned="3" table:number-rows-spanned="1">
                  <text:p>50 - 100 </text:p>
                </table:table-cell>
                <table:covered-table-cell table:number-columns-repeated="2" table:style-name="ce37"/>
                <table:table-cell table:style-name="ce53" office:value-type="float" office:value="4" calcext:value-type="float">
                  <text:p>4</text:p>
                </table:table-cell>
                <table:table-cell table:style-name="ce56"/>
                <table:table-cell table:number-columns-repeated="250"/>
              </table:table-row>
              <table:table-row table:style-name="ro1" table:visibility="collapse">
                <table:table-cell/>
                <table:table-cell table:style-name="ce37" office:value-type="string" calcext:value-type="string" table:number-columns-spanned="3" table:number-rows-spanned="1">
                  <text:p>100 - 500</text:p>
                </table:table-cell>
                <table:covered-table-cell table:number-columns-repeated="2" table:style-name="ce37"/>
                <table:table-cell table:style-name="ce53" office:value-type="float" office:value="3" calcext:value-type="float">
                  <text:p>3</text:p>
                </table:table-cell>
                <table:table-cell table:style-name="ce56"/>
                <table:table-cell table:number-columns-repeated="250"/>
              </table:table-row>
              <table:table-row table:style-name="ro1" table:visibility="collapse">
                <table:table-cell/>
                <table:table-cell table:style-name="ce37" office:value-type="string" calcext:value-type="string" table:number-columns-spanned="3" table:number-rows-spanned="1">
                  <text:p>500 - 1000</text:p>
                </table:table-cell>
                <table:covered-table-cell table:number-columns-repeated="2" table:style-name="ce37"/>
                <table:table-cell table:style-name="ce53" office:value-type="float" office:value="2" calcext:value-type="float">
                  <text:p>2</text:p>
                </table:table-cell>
                <table:table-cell table:style-name="ce56"/>
                <table:table-cell table:number-columns-repeated="250"/>
              </table:table-row>
              <table:table-row table:style-name="ro1" table:visibility="collapse">
                <table:table-cell/>
                <table:table-cell table:style-name="ce37" office:value-type="string" calcext:value-type="string" table:number-columns-spanned="3" table:number-rows-spanned="1">
                  <text:p>&gt; 1000</text:p>
                </table:table-cell>
                <table:covered-table-cell table:number-columns-repeated="2" table:style-name="ce37"/>
                <table:table-cell table:style-name="ce53" office:value-type="float" office:value="1" calcext:value-type="float">
                  <text:p>1</text:p>
                </table:table-cell>
                <table:table-cell table:style-name="ce56"/>
                <table:table-cell table:number-columns-repeated="250"/>
              </table:table-row>
            </table:table-row-group>
            <table:table-row table:style-name="ro1" table:visibility="collapse">
              <table:table-cell table:number-columns-repeated="256"/>
            </table:table-row>
            <table:table-row table:style-name="ro9" table:visibility="collapse">
              <table:table-cell table:style-name="ce7"/>
              <table:table-cell table:style-name="ce34" office:value-type="string" calcext:value-type="string">
                <text:p>Metric Name</text:p>
              </table:table-cell>
              <table:table-cell table:style-name="ce34" office:value-type="string" calcext:value-type="string">
                <text:p>Raw Score</text:p>
              </table:table-cell>
              <table:table-cell table:style-name="ce29" office:value-type="string" calcext:value-type="string">
                <text:p>Weight</text:p>
              </table:table-cell>
              <table:table-cell table:style-name="ce29" office:value-type="string" calcext:value-type="string">
                <text:p>Unweighted Score</text:p>
              </table:table-cell>
              <table:table-cell table:style-name="ce29" office:value-type="string" calcext:value-type="string">
                <text:p>Weighted Score</text:p>
              </table:table-cell>
              <table:table-cell table:style-name="ce7"/>
              <table:table-cell table:number-columns-repeated="249"/>
            </table:table-row>
            <table:table-row table:style-name="ro9" table:visibility="collapse">
              <table:table-cell table:style-name="ce7"/>
              <table:table-cell table:style-name="ce38" office:value-type="string" calcext:value-type="string">
                <text:p>Number of bugs fixed in last 6 months </text:p>
                <text:p>(compared to # of bugs opened)</text:p>
              </table:table-cell>
              <table:table-cell table:style-name="ce44" office:value-type="string" calcext:value-type="string">
                <text:p>300 (-326)</text:p>
              </table:table-cell>
              <table:table-cell table:style-name="ce48" office:value-type="percentage" office:value="0.1" calcext:value-type="percentage">
                <text:p>10,00%</text:p>
              </table:table-cell>
              <table:table-cell table:style-name="ce50" office:value-type="float" office:value="5" calcext:value-type="float">
                <text:p>5</text:p>
              </table:table-cell>
              <table:table-cell table:style-name="ce7" table:formula="of:=[.D50]*[.E50]" office:value-type="float" office:value="0.5" calcext:value-type="float">
                <text:p>0,5</text:p>
              </table:table-cell>
              <table:table-cell table:style-name="ce7"/>
              <table:table-cell table:number-columns-repeated="249"/>
            </table:table-row>
            <table:table-row-group table:display="false">
              <table:table-row table:style-name="ro1" table:visibility="collapse">
                <table:table-cell table:style-name="ce7"/>
                <table:table-cell table:style-name="ce7" table:number-columns-spanned="5" table:number-rows-spanned="1"/>
                <table:covered-table-cell table:number-columns-repeated="4" table:style-name="ce7"/>
                <table:table-cell table:style-name="ce7"/>
                <table:table-cell table:number-columns-repeated="249"/>
              </table:table-row>
              <table:table-row table:style-name="ro1" table:visibility="collapse">
                <table:table-cell table:style-name="ce7"/>
                <table:table-cell table:style-name="ce95" office:value-type="string" calcext:value-type="string" table:number-columns-spanned="4" table:number-rows-spanned="1">
                  <text:p>Test Description</text:p>
                </table:table-cell>
                <table:covered-table-cell table:number-columns-repeated="3" table:style-name="ce95"/>
                <table:table-cell/>
                <table:table-cell table:style-name="ce7"/>
                <table:table-cell table:number-columns-repeated="249"/>
              </table:table-row>
              <table:table-row table:style-name="ro1" table:visibility="collapse">
                <table:table-cell table:style-name="ce7"/>
                <table:table-cell table:style-name="ce91" office:value-type="string" calcext:value-type="string" table:number-columns-spanned="4" table:number-rows-spanned="1">
                  <text:p>This measures how quickly bugs are fixed</text:p>
                </table:table-cell>
                <table:covered-table-cell table:number-columns-repeated="3" table:style-name="ce91"/>
                <table:table-cell table:style-name="ce55"/>
                <table:table-cell table:style-name="ce7"/>
                <table:table-cell table:number-columns-repeated="249"/>
              </table:table-row>
              <table:table-row table:style-name="ro1" table:visibility="collapse">
                <table:table-cell table:style-name="ce7"/>
                <table:table-cell table:style-name="ce96" table:number-columns-spanned="4" table:number-rows-spanned="1"/>
                <table:covered-table-cell table:number-columns-repeated="3" table:style-name="ce96"/>
                <table:table-cell table:style-name="ce38"/>
                <table:table-cell table:style-name="ce7"/>
                <table:table-cell table:number-columns-repeated="249"/>
              </table:table-row>
              <table:table-row table:style-name="ro1" table:visibility="collapse">
                <table:table-cell table:style-name="ce7"/>
                <table:table-cell table:style-name="ce90" office:value-type="string" calcext:value-type="string" table:number-columns-spanned="3" table:number-rows-spanned="1">
                  <text:p>Test Score Specification</text:p>
                </table:table-cell>
                <table:covered-table-cell table:number-columns-repeated="2" table:style-name="ce90"/>
                <table:table-cell table:style-name="ce95" office:value-type="string" calcext:value-type="string">
                  <text:p>Score</text:p>
                </table:table-cell>
                <table:table-cell/>
                <table:table-cell table:style-name="ce7"/>
                <table:table-cell table:number-columns-repeated="249"/>
              </table:table-row>
              <table:table-row table:style-name="ro1" table:visibility="collapse">
                <table:table-cell/>
                <table:table-cell table:style-name="ce37" office:value-type="string" calcext:value-type="string" table:number-columns-spanned="3" table:number-rows-spanned="1">
                  <text:p>&gt; 75%</text:p>
                </table:table-cell>
                <table:covered-table-cell table:number-columns-repeated="2" table:style-name="ce37"/>
                <table:table-cell table:style-name="ce53" office:value-type="float" office:value="5" calcext:value-type="float">
                  <text:p>5</text:p>
                </table:table-cell>
                <table:table-cell table:style-name="ce56"/>
                <table:table-cell table:number-columns-repeated="250"/>
              </table:table-row>
              <table:table-row table:style-name="ro1" table:visibility="collapse">
                <table:table-cell/>
                <table:table-cell table:style-name="ce37" office:value-type="string" calcext:value-type="string" table:number-columns-spanned="3" table:number-rows-spanned="1">
                  <text:p>60% - 75%</text:p>
                </table:table-cell>
                <table:covered-table-cell table:number-columns-repeated="2" table:style-name="ce37"/>
                <table:table-cell table:style-name="ce53" office:value-type="float" office:value="4" calcext:value-type="float">
                  <text:p>4</text:p>
                </table:table-cell>
                <table:table-cell table:style-name="ce56"/>
                <table:table-cell table:number-columns-repeated="250"/>
              </table:table-row>
              <table:table-row table:style-name="ro1" table:visibility="collapse">
                <table:table-cell/>
                <table:table-cell table:style-name="ce37" office:value-type="string" calcext:value-type="string" table:number-columns-spanned="3" table:number-rows-spanned="1">
                  <text:p>45% - 60%</text:p>
                </table:table-cell>
                <table:covered-table-cell table:number-columns-repeated="2" table:style-name="ce37"/>
                <table:table-cell table:style-name="ce53" office:value-type="float" office:value="3" calcext:value-type="float">
                  <text:p>3</text:p>
                </table:table-cell>
                <table:table-cell table:style-name="ce56"/>
                <table:table-cell table:number-columns-repeated="250"/>
              </table:table-row>
              <table:table-row table:style-name="ro1" table:visibility="collapse">
                <table:table-cell/>
                <table:table-cell table:style-name="ce37" office:value-type="string" calcext:value-type="string" table:number-columns-spanned="3" table:number-rows-spanned="1">
                  <text:p>25% - 45%</text:p>
                </table:table-cell>
                <table:covered-table-cell table:number-columns-repeated="2" table:style-name="ce37"/>
                <table:table-cell table:style-name="ce53" office:value-type="float" office:value="2" calcext:value-type="float">
                  <text:p>2</text:p>
                </table:table-cell>
                <table:table-cell table:style-name="ce56"/>
                <table:table-cell table:number-columns-repeated="250"/>
              </table:table-row>
              <table:table-row table:style-name="ro1" table:visibility="collapse">
                <table:table-cell/>
                <table:table-cell table:style-name="ce37" office:value-type="string" calcext:value-type="string" table:number-columns-spanned="3" table:number-rows-spanned="1">
                  <text:p>&lt; 25%</text:p>
                </table:table-cell>
                <table:covered-table-cell table:number-columns-repeated="2" table:style-name="ce37"/>
                <table:table-cell table:style-name="ce53" office:value-type="float" office:value="1" calcext:value-type="float">
                  <text:p>1</text:p>
                </table:table-cell>
                <table:table-cell table:style-name="ce56"/>
                <table:table-cell table:number-columns-repeated="250"/>
              </table:table-row>
            </table:table-row-group>
            <table:table-row table:style-name="ro1" table:visibility="collapse">
              <table:table-cell table:number-columns-repeated="256"/>
            </table:table-row>
            <table:table-row table:style-name="ro9" table:visibility="collapse">
              <table:table-cell table:style-name="ce7"/>
              <table:table-cell table:style-name="ce34" office:value-type="string" calcext:value-type="string">
                <text:p>Metric Name</text:p>
              </table:table-cell>
              <table:table-cell table:style-name="ce34" office:value-type="string" calcext:value-type="string">
                <text:p>Raw Score</text:p>
              </table:table-cell>
              <table:table-cell table:style-name="ce29" office:value-type="string" calcext:value-type="string">
                <text:p>Weight</text:p>
              </table:table-cell>
              <table:table-cell table:style-name="ce29" office:value-type="string" calcext:value-type="string">
                <text:p>Unweighted Score</text:p>
              </table:table-cell>
              <table:table-cell table:style-name="ce29" office:value-type="string" calcext:value-type="string">
                <text:p>Weighted Score</text:p>
              </table:table-cell>
              <table:table-cell table:style-name="ce7"/>
              <table:table-cell table:number-columns-repeated="249"/>
            </table:table-row>
            <table:table-row table:style-name="ro9" table:visibility="collapse">
              <table:table-cell table:style-name="ce7"/>
              <table:table-cell table:style-name="ce23" office:value-type="string" calcext:value-type="string">
                <text:p>Number of P1/critical bugs opened</text:p>
              </table:table-cell>
              <table:table-cell table:style-name="ce44" office:value-type="string" calcext:value-type="string">
                <text:p>Approx. 7 (Critical - Not working)</text:p>
              </table:table-cell>
              <table:table-cell table:style-name="ce48" office:value-type="percentage" office:value="0.2" calcext:value-type="percentage">
                <text:p>20,00%</text:p>
              </table:table-cell>
              <table:table-cell table:style-name="ce50" office:value-type="float" office:value="3" calcext:value-type="float">
                <text:p>3</text:p>
              </table:table-cell>
              <table:table-cell table:style-name="ce7" table:formula="of:=[.D63]*[.E63]" office:value-type="float" office:value="0.6" calcext:value-type="float">
                <text:p>0,6</text:p>
              </table:table-cell>
              <table:table-cell table:style-name="ce7"/>
              <table:table-cell table:number-columns-repeated="249"/>
            </table:table-row>
            <table:table-row-group table:display="false">
              <table:table-row table:style-name="ro1" table:visibility="collapse">
                <table:table-cell table:style-name="ce7"/>
                <table:table-cell table:style-name="ce7" table:number-columns-spanned="5" table:number-rows-spanned="1"/>
                <table:covered-table-cell table:number-columns-repeated="4" table:style-name="ce7"/>
                <table:table-cell table:style-name="ce7"/>
                <table:table-cell table:number-columns-repeated="249"/>
              </table:table-row>
              <table:table-row table:style-name="ro1" table:visibility="collapse">
                <table:table-cell table:style-name="ce7"/>
                <table:table-cell table:style-name="ce95" office:value-type="string" calcext:value-type="string" table:number-columns-spanned="4" table:number-rows-spanned="1">
                  <text:p>Test Description</text:p>
                </table:table-cell>
                <table:covered-table-cell table:number-columns-repeated="3" table:style-name="ce95"/>
                <table:table-cell/>
                <table:table-cell table:style-name="ce7"/>
                <table:table-cell table:number-columns-repeated="249"/>
              </table:table-row>
              <table:table-row table:style-name="ro1" table:visibility="collapse">
                <table:table-cell table:style-name="ce7"/>
                <table:table-cell table:style-name="ce91" office:value-type="string" calcext:value-type="string" table:number-columns-spanned="4" table:number-rows-spanned="1">
                  <text:p>This measures the seriousness of quality issues found.</text:p>
                </table:table-cell>
                <table:covered-table-cell table:number-columns-repeated="3" table:style-name="ce91"/>
                <table:table-cell table:style-name="ce55"/>
                <table:table-cell table:style-name="ce7"/>
                <table:table-cell table:number-columns-repeated="249"/>
              </table:table-row>
              <table:table-row table:style-name="ro1" table:visibility="collapse">
                <table:table-cell table:style-name="ce7"/>
                <table:table-cell table:style-name="ce96" table:number-columns-spanned="4" table:number-rows-spanned="1"/>
                <table:covered-table-cell table:number-columns-repeated="3" table:style-name="ce96"/>
                <table:table-cell table:style-name="ce38"/>
                <table:table-cell table:style-name="ce7"/>
                <table:table-cell table:number-columns-repeated="249"/>
              </table:table-row>
              <table:table-row table:style-name="ro1" table:visibility="collapse">
                <table:table-cell table:style-name="ce7"/>
                <table:table-cell table:style-name="ce90" office:value-type="string" calcext:value-type="string" table:number-columns-spanned="3" table:number-rows-spanned="1">
                  <text:p>Test Score Specification</text:p>
                </table:table-cell>
                <table:covered-table-cell table:number-columns-repeated="2" table:style-name="ce90"/>
                <table:table-cell table:style-name="ce95" office:value-type="string" calcext:value-type="string">
                  <text:p>Score</text:p>
                </table:table-cell>
                <table:table-cell/>
                <table:table-cell table:style-name="ce7"/>
                <table:table-cell table:number-columns-repeated="249"/>
              </table:table-row>
              <table:table-row table:style-name="ro1" table:visibility="collapse">
                <table:table-cell/>
                <table:table-cell table:style-name="ce37" office:value-type="float" office:value="0" calcext:value-type="float" table:number-columns-spanned="3" table:number-rows-spanned="1">
                  <text:p>0</text:p>
                </table:table-cell>
                <table:covered-table-cell table:number-columns-repeated="2" table:style-name="ce37"/>
                <table:table-cell table:style-name="ce53" office:value-type="float" office:value="5" calcext:value-type="float">
                  <text:p>5</text:p>
                </table:table-cell>
                <table:table-cell table:style-name="ce56"/>
                <table:table-cell table:number-columns-repeated="250"/>
              </table:table-row>
              <table:table-row table:style-name="ro1" table:visibility="collapse">
                <table:table-cell/>
                <table:table-cell table:style-name="ce37" office:value-type="string" calcext:value-type="string" table:number-columns-spanned="3" table:number-rows-spanned="1">
                  <text:p>1 - 5</text:p>
                </table:table-cell>
                <table:covered-table-cell table:number-columns-repeated="2" table:style-name="ce37"/>
                <table:table-cell table:style-name="ce53" office:value-type="float" office:value="4" calcext:value-type="float">
                  <text:p>4</text:p>
                </table:table-cell>
                <table:table-cell table:style-name="ce56"/>
                <table:table-cell table:number-columns-repeated="250"/>
              </table:table-row>
              <table:table-row table:style-name="ro1" table:visibility="collapse">
                <table:table-cell/>
                <table:table-cell table:style-name="ce99" office:value-type="string" calcext:value-type="string" table:number-columns-spanned="3" table:number-rows-spanned="1">
                  <text:p>5 - 10</text:p>
                </table:table-cell>
                <table:covered-table-cell table:number-columns-repeated="2" table:style-name="ce99"/>
                <table:table-cell table:style-name="ce53" office:value-type="float" office:value="3" calcext:value-type="float">
                  <text:p>3</text:p>
                </table:table-cell>
                <table:table-cell table:style-name="ce56"/>
                <table:table-cell table:number-columns-repeated="250"/>
              </table:table-row>
              <table:table-row table:style-name="ro1" table:visibility="collapse">
                <table:table-cell/>
                <table:table-cell table:style-name="ce37" office:value-type="string" calcext:value-type="string" table:number-columns-spanned="3" table:number-rows-spanned="1">
                  <text:p>10 - 20</text:p>
                </table:table-cell>
                <table:covered-table-cell table:number-columns-repeated="2" table:style-name="ce37"/>
                <table:table-cell table:style-name="ce53" office:value-type="float" office:value="2" calcext:value-type="float">
                  <text:p>2</text:p>
                </table:table-cell>
                <table:table-cell table:style-name="ce56"/>
                <table:table-cell table:number-columns-repeated="250"/>
              </table:table-row>
              <table:table-row table:style-name="ro1" table:visibility="collapse">
                <table:table-cell/>
                <table:table-cell table:style-name="ce37" office:value-type="string" calcext:value-type="string" table:number-columns-spanned="3" table:number-rows-spanned="1">
                  <text:p>&gt; 20</text:p>
                </table:table-cell>
                <table:covered-table-cell table:number-columns-repeated="2" table:style-name="ce37"/>
                <table:table-cell table:style-name="ce53" office:value-type="float" office:value="1" calcext:value-type="float">
                  <text:p>1</text:p>
                </table:table-cell>
                <table:table-cell table:style-name="ce56"/>
                <table:table-cell table:number-columns-repeated="250"/>
              </table:table-row>
            </table:table-row-group>
            <table:table-row table:style-name="ro1" table:visibility="collapse">
              <table:table-cell table:number-columns-repeated="256"/>
            </table:table-row>
            <table:table-row table:style-name="ro9" table:visibility="collapse">
              <table:table-cell table:style-name="ce7"/>
              <table:table-cell table:style-name="ce34" office:value-type="string" calcext:value-type="string">
                <text:p>Metric Name</text:p>
              </table:table-cell>
              <table:table-cell table:style-name="ce34" office:value-type="string" calcext:value-type="string">
                <text:p>Raw Score</text:p>
              </table:table-cell>
              <table:table-cell table:style-name="ce29" office:value-type="string" calcext:value-type="string">
                <text:p>Weight</text:p>
              </table:table-cell>
              <table:table-cell table:style-name="ce29" office:value-type="string" calcext:value-type="string">
                <text:p>Unweighted Score</text:p>
              </table:table-cell>
              <table:table-cell table:style-name="ce29" office:value-type="string" calcext:value-type="string">
                <text:p>Weighted Score</text:p>
              </table:table-cell>
              <table:table-cell table:style-name="ce7"/>
              <table:table-cell table:number-columns-repeated="249"/>
            </table:table-row>
            <table:table-row table:style-name="ro1" table:visibility="collapse">
              <table:table-cell table:style-name="ce7"/>
              <table:table-cell table:style-name="ce23" office:value-type="string" calcext:value-type="string">
                <text:p>Average bug age for P1 in last 6 months</text:p>
              </table:table-cell>
              <table:table-cell table:style-name="ce44" office:value-type="string" calcext:value-type="string">
                <text:p>Not known</text:p>
              </table:table-cell>
              <table:table-cell table:style-name="ce48" office:value-type="percentage" office:value="0.2" calcext:value-type="percentage">
                <text:p>20,00%</text:p>
              </table:table-cell>
              <table:table-cell table:style-name="ce50" office:value-type="float" office:value="2" calcext:value-type="float">
                <text:p>2</text:p>
              </table:table-cell>
              <table:table-cell table:style-name="ce7" table:formula="of:=[.D76]*[.E76]" office:value-type="float" office:value="0.4" calcext:value-type="float">
                <text:p>0,4</text:p>
              </table:table-cell>
              <table:table-cell table:style-name="ce7"/>
              <table:table-cell table:number-columns-repeated="249"/>
            </table:table-row>
            <table:table-row-group table:display="false">
              <table:table-row table:style-name="ro1" table:visibility="collapse">
                <table:table-cell table:style-name="ce7"/>
                <table:table-cell table:style-name="ce7" table:number-columns-spanned="5" table:number-rows-spanned="1"/>
                <table:covered-table-cell table:number-columns-repeated="4" table:style-name="ce7"/>
                <table:table-cell table:style-name="ce7"/>
                <table:table-cell table:number-columns-repeated="249"/>
              </table:table-row>
              <table:table-row table:style-name="ro1" table:visibility="collapse">
                <table:table-cell table:style-name="ce7"/>
                <table:table-cell table:style-name="ce95" office:value-type="string" calcext:value-type="string" table:number-columns-spanned="4" table:number-rows-spanned="1">
                  <text:p>Test Description</text:p>
                </table:table-cell>
                <table:covered-table-cell table:number-columns-repeated="3" table:style-name="ce95"/>
                <table:table-cell/>
                <table:table-cell table:style-name="ce7"/>
                <table:table-cell table:number-columns-repeated="249"/>
              </table:table-row>
              <table:table-row table:style-name="ro1" table:visibility="collapse">
                <table:table-cell table:style-name="ce7"/>
                <table:table-cell table:style-name="ce91" office:value-type="string" calcext:value-type="string" table:number-columns-spanned="4" table:number-rows-spanned="1">
                  <text:p>This measures the responsiveness to fixing critical issues</text:p>
                </table:table-cell>
                <table:covered-table-cell table:number-columns-repeated="3" table:style-name="ce91"/>
                <table:table-cell table:style-name="ce55"/>
                <table:table-cell table:style-name="ce7"/>
                <table:table-cell table:number-columns-repeated="249"/>
              </table:table-row>
              <table:table-row table:style-name="ro1" table:visibility="collapse">
                <table:table-cell table:style-name="ce7"/>
                <table:table-cell table:style-name="ce96" table:number-columns-spanned="4" table:number-rows-spanned="1"/>
                <table:covered-table-cell table:number-columns-repeated="3" table:style-name="ce96"/>
                <table:table-cell table:style-name="ce38"/>
                <table:table-cell table:style-name="ce7"/>
                <table:table-cell table:number-columns-repeated="249"/>
              </table:table-row>
              <table:table-row table:style-name="ro1" table:visibility="collapse">
                <table:table-cell table:style-name="ce7"/>
                <table:table-cell table:style-name="ce90" office:value-type="string" calcext:value-type="string" table:number-columns-spanned="3" table:number-rows-spanned="1">
                  <text:p>Test Score Specification</text:p>
                </table:table-cell>
                <table:covered-table-cell table:number-columns-repeated="2" table:style-name="ce90"/>
                <table:table-cell table:style-name="ce95" office:value-type="string" calcext:value-type="string">
                  <text:p>Score</text:p>
                </table:table-cell>
                <table:table-cell/>
                <table:table-cell table:style-name="ce7"/>
                <table:table-cell table:number-columns-repeated="249"/>
              </table:table-row>
              <table:table-row table:style-name="ro1" table:visibility="collapse">
                <table:table-cell/>
                <table:table-cell table:style-name="ce37" office:value-type="string" calcext:value-type="string" table:number-columns-spanned="3" table:number-rows-spanned="1">
                  <text:p>&lt; 1 week</text:p>
                </table:table-cell>
                <table:covered-table-cell table:number-columns-repeated="2" table:style-name="ce37"/>
                <table:table-cell table:style-name="ce53" office:value-type="float" office:value="5" calcext:value-type="float">
                  <text:p>5</text:p>
                </table:table-cell>
                <table:table-cell table:style-name="ce56"/>
                <table:table-cell table:number-columns-repeated="250"/>
              </table:table-row>
              <table:table-row table:style-name="ro1" table:visibility="collapse">
                <table:table-cell/>
                <table:table-cell table:style-name="ce37" office:value-type="string" calcext:value-type="string" table:number-columns-spanned="3" table:number-rows-spanned="1">
                  <text:p>1 - 2 weeks</text:p>
                </table:table-cell>
                <table:covered-table-cell table:number-columns-repeated="2" table:style-name="ce37"/>
                <table:table-cell table:style-name="ce53" office:value-type="float" office:value="4" calcext:value-type="float">
                  <text:p>4</text:p>
                </table:table-cell>
                <table:table-cell table:style-name="ce56"/>
                <table:table-cell table:number-columns-repeated="250"/>
              </table:table-row>
              <table:table-row table:style-name="ro1" table:visibility="collapse">
                <table:table-cell/>
                <table:table-cell table:style-name="ce37" office:value-type="string" calcext:value-type="string" table:number-columns-spanned="3" table:number-rows-spanned="1">
                  <text:p>2 - 3 weeks</text:p>
                </table:table-cell>
                <table:covered-table-cell table:number-columns-repeated="2" table:style-name="ce37"/>
                <table:table-cell table:style-name="ce53" office:value-type="float" office:value="3" calcext:value-type="float">
                  <text:p>3</text:p>
                </table:table-cell>
                <table:table-cell table:style-name="ce56"/>
                <table:table-cell table:number-columns-repeated="250"/>
              </table:table-row>
              <table:table-row table:style-name="ro1" table:visibility="collapse">
                <table:table-cell/>
                <table:table-cell table:style-name="ce37" office:value-type="string" calcext:value-type="string" table:number-columns-spanned="3" table:number-rows-spanned="1">
                  <text:p>3 - 4 weeks</text:p>
                </table:table-cell>
                <table:covered-table-cell table:number-columns-repeated="2" table:style-name="ce37"/>
                <table:table-cell table:style-name="ce53" office:value-type="float" office:value="2" calcext:value-type="float">
                  <text:p>2</text:p>
                </table:table-cell>
                <table:table-cell table:style-name="ce56"/>
                <table:table-cell table:number-columns-repeated="250"/>
              </table:table-row>
              <table:table-row table:style-name="ro1" table:visibility="collapse">
                <table:table-cell/>
                <table:table-cell table:style-name="ce37" office:value-type="string" calcext:value-type="string" table:number-columns-spanned="3" table:number-rows-spanned="1">
                  <text:p>&gt; 4 weeks</text:p>
                </table:table-cell>
                <table:covered-table-cell table:number-columns-repeated="2" table:style-name="ce37"/>
                <table:table-cell table:style-name="ce53" office:value-type="float" office:value="1" calcext:value-type="float">
                  <text:p>1</text:p>
                </table:table-cell>
                <table:table-cell table:style-name="ce56"/>
                <table:table-cell table:number-columns-repeated="250"/>
              </table:table-row>
            </table:table-row-group>
            <table:table-row table:style-name="ro1" table:visibility="collapse">
              <table:table-cell table:number-columns-repeated="256"/>
            </table:table-row>
          </table:table-row-group>
        </table:table-row-group>
        <table:table-row table:style-name="ro1">
          <table:table-cell table:number-columns-repeated="256"/>
        </table:table-row>
        <table:table-row-group>
          <table:table-row table:style-name="ro9">
            <table:table-cell table:style-name="ce15" office:value-type="string" calcext:value-type="string">
              <text:p>Rank</text:p>
            </table:table-cell>
            <table:table-cell table:style-name="ce85" office:value-type="string" calcext:value-type="string" table:number-columns-spanned="3" table:number-rows-spanned="1">
              <text:p>Category Title</text:p>
            </table:table-cell>
            <table:covered-table-cell table:number-columns-repeated="2" table:style-name="ce85"/>
            <table:table-cell table:style-name="ce15" office:value-type="string" calcext:value-type="string">
              <text:p>Weight</text:p>
            </table:table-cell>
            <table:table-cell table:style-name="ce11" office:value-type="string" calcext:value-type="string">
              <text:p>Unweighted Rating</text:p>
            </table:table-cell>
            <table:table-cell table:style-name="ce57" office:value-type="string" calcext:value-type="string">
              <text:p>Weighted Rating</text:p>
            </table:table-cell>
            <table:table-cell table:number-columns-repeated="249"/>
          </table:table-row>
          <table:table-row table:style-name="ro1">
            <table:table-cell table:style-name="ce22" table:formula="of:=[$'Category Rank'.B13]" office:value-type="float" office:value="3" calcext:value-type="float">
              <text:p>3</text:p>
            </table:table-cell>
            <table:table-cell table:style-name="ce26" office:value-type="string" calcext:value-type="string" table:number-columns-spanned="3" table:number-rows-spanned="1">
              <text:p>Documentation</text:p>
            </table:table-cell>
            <table:covered-table-cell table:number-columns-repeated="2" table:style-name="ce87"/>
            <table:table-cell table:style-name="ce49" table:formula="of:=[$'Category Rank'.D13]" office:value-type="percentage" office:value="0.15" calcext:value-type="percentage">
              <text:p>15,00%</text:p>
            </table:table-cell>
            <table:table-cell table:style-name="ce22" table:formula="of:=SUM([.F93:.F115])" office:value-type="float" office:value="2.2" calcext:value-type="float">
              <text:p>2,2</text:p>
            </table:table-cell>
            <table:table-cell table:style-name="ce22" table:formula="of:=[.F90]*[.E90]" office:value-type="float" office:value="0.33" calcext:value-type="float">
              <text:p>0,33</text:p>
            </table:table-cell>
            <table:table-cell table:number-columns-repeated="249"/>
          </table:table-row>
          <table:table-row-group table:display="false">
            <table:table-row table:style-name="ro1" table:visibility="collapse">
              <table:table-cell table:style-name="ce23"/>
              <table:table-cell table:style-name="ce88" table:number-columns-spanned="5" table:number-rows-spanned="1"/>
              <table:covered-table-cell table:number-columns-repeated="4" table:style-name="ce88"/>
              <table:table-cell table:style-name="ce7"/>
              <table:table-cell table:number-columns-repeated="249"/>
            </table:table-row>
            <table:table-row table:style-name="ro9" table:visibility="collapse">
              <table:table-cell table:style-name="ce7"/>
              <table:table-cell table:style-name="ce34" office:value-type="string" calcext:value-type="string">
                <text:p>Metric Name</text:p>
              </table:table-cell>
              <table:table-cell table:style-name="ce34" office:value-type="string" calcext:value-type="string">
                <text:p>Raw Score</text:p>
              </table:table-cell>
              <table:table-cell table:style-name="ce29" office:value-type="string" calcext:value-type="string">
                <text:p>Weight</text:p>
              </table:table-cell>
              <table:table-cell table:style-name="ce29" office:value-type="string" calcext:value-type="string">
                <text:p>Unweighted Score</text:p>
              </table:table-cell>
              <table:table-cell table:style-name="ce29" office:value-type="string" calcext:value-type="string">
                <text:p>Weighted Score</text:p>
              </table:table-cell>
              <table:table-cell table:style-name="ce7"/>
              <table:table-cell table:number-columns-repeated="249"/>
            </table:table-row>
            <table:table-row table:style-name="ro11" table:visibility="collapse">
              <table:table-cell table:style-name="ce7"/>
              <table:table-cell table:style-name="ce23" office:value-type="string" calcext:value-type="string">
                <text:p>Existence of various kinds of documentation</text:p>
              </table:table-cell>
              <table:table-cell table:style-name="ce44" office:value-type="string" calcext:value-type="string">
                <text:p>Install guides, admin video, help, Ruling WebGUI costs money</text:p>
              </table:table-cell>
              <table:table-cell table:style-name="ce48" office:value-type="percentage" office:value="0.6" calcext:value-type="percentage">
                <text:p>60,00%</text:p>
              </table:table-cell>
              <table:table-cell table:style-name="ce50" office:value-type="float" office:value="3" calcext:value-type="float">
                <text:p>3</text:p>
              </table:table-cell>
              <table:table-cell table:style-name="ce7" table:formula="of:=[.D93]*[.E93]" office:value-type="float" office:value="1.8" calcext:value-type="float">
                <text:p>1,8</text:p>
              </table:table-cell>
              <table:table-cell table:style-name="ce7"/>
              <table:table-cell table:number-columns-repeated="249"/>
            </table:table-row>
            <table:table-row-group table:display="false">
              <table:table-row table:style-name="ro1" table:visibility="collapse">
                <table:table-cell table:style-name="ce7"/>
                <table:table-cell table:style-name="ce23" table:number-columns-repeated="5"/>
                <table:table-cell table:style-name="ce7"/>
                <table:table-cell table:number-columns-repeated="249"/>
              </table:table-row>
              <table:table-row table:style-name="ro1" table:visibility="collapse">
                <table:table-cell table:style-name="ce7"/>
                <table:table-cell table:style-name="ce90" office:value-type="string" calcext:value-type="string" table:number-columns-spanned="4" table:number-rows-spanned="1">
                  <text:p>Test Description</text:p>
                </table:table-cell>
                <table:covered-table-cell table:number-columns-repeated="3" table:style-name="ce90"/>
                <table:table-cell/>
                <table:table-cell table:style-name="ce7"/>
                <table:table-cell table:number-columns-repeated="249"/>
              </table:table-row>
              <table:table-row table:style-name="ro1" table:visibility="collapse">
                <table:table-cell table:style-name="ce7"/>
                <table:table-cell table:style-name="ce91" office:value-type="string" calcext:value-type="string" table:number-columns-spanned="4" table:number-rows-spanned="1">
                  <text:p>A good documentation suite should include documentation for several user groups in several formats.</text:p>
                </table:table-cell>
                <table:covered-table-cell table:number-columns-repeated="3" table:style-name="ce91"/>
                <table:table-cell table:style-name="ce55"/>
                <table:table-cell table:style-name="ce7"/>
                <table:table-cell table:number-columns-repeated="249"/>
              </table:table-row>
              <table:table-row table:style-name="ro1" table:visibility="collapse">
                <table:table-cell table:style-name="ce7"/>
                <table:table-cell table:number-columns-spanned="4" table:number-rows-spanned="1"/>
                <table:covered-table-cell table:number-columns-repeated="3"/>
                <table:table-cell table:style-name="ce38"/>
                <table:table-cell table:style-name="ce7"/>
                <table:table-cell table:number-columns-repeated="249"/>
              </table:table-row>
              <table:table-row table:style-name="ro1" table:visibility="collapse">
                <table:table-cell table:style-name="ce7"/>
                <table:table-cell table:style-name="ce90" office:value-type="string" calcext:value-type="string" table:number-columns-spanned="3" table:number-rows-spanned="1">
                  <text:p>Test Score Specification</text:p>
                </table:table-cell>
                <table:covered-table-cell table:number-columns-repeated="2" table:style-name="ce90"/>
                <table:table-cell table:style-name="ce51" office:value-type="string" calcext:value-type="string">
                  <text:p>Score</text:p>
                </table:table-cell>
                <table:table-cell/>
                <table:table-cell table:style-name="ce7"/>
                <table:table-cell table:number-columns-repeated="249"/>
              </table:table-row>
              <table:table-row table:style-name="ro12" table:visibility="collapse">
                <table:table-cell table:style-name="ce7"/>
                <table:table-cell table:style-name="ce32" office:value-type="string" calcext:value-type="string" table:number-columns-spanned="3" table:number-rows-spanned="1">
                  <text:p>Install/deploy, user, admin, optimization, upgrading, development documentation is available in multiple formats (pdf, single html, multi-file html).</text:p>
                </table:table-cell>
                <table:covered-table-cell table:number-columns-repeated="2" table:style-name="ce32"/>
                <table:table-cell table:style-name="ce38" office:value-type="float" office:value="5" calcext:value-type="float">
                  <text:p>5</text:p>
                </table:table-cell>
                <table:table-cell table:style-name="ce38"/>
                <table:table-cell table:style-name="ce7"/>
                <table:table-cell table:number-columns-repeated="249"/>
              </table:table-row>
              <table:table-row table:style-name="ro13" table:visibility="collapse">
                <table:table-cell table:style-name="ce7"/>
                <table:table-cell table:style-name="ce40" office:value-type="string" calcext:value-type="string" table:number-columns-spanned="3" table:number-rows-spanned="1">
                  <text:p>Install/deploy, user, admin, upgrading guides available in several formats</text:p>
                </table:table-cell>
                <table:covered-table-cell table:number-columns-repeated="2" table:style-name="ce46"/>
                <table:table-cell table:style-name="ce38" office:value-type="float" office:value="4" calcext:value-type="float">
                  <text:p>4</text:p>
                </table:table-cell>
                <table:table-cell table:style-name="ce38"/>
                <table:table-cell table:style-name="ce7"/>
                <table:table-cell table:number-columns-repeated="249"/>
              </table:table-row>
              <table:table-row table:style-name="ro1" table:visibility="collapse">
                <table:table-cell table:style-name="ce7"/>
                <table:table-cell table:style-name="ce32" office:value-type="string" calcext:value-type="string" table:number-columns-spanned="3" table:number-rows-spanned="1">
                  <text:p>Install/deploy and user guide available</text:p>
                </table:table-cell>
                <table:covered-table-cell table:number-columns-repeated="2" table:style-name="ce32"/>
                <table:table-cell table:style-name="ce38" office:value-type="float" office:value="3" calcext:value-type="float">
                  <text:p>3</text:p>
                </table:table-cell>
                <table:table-cell table:style-name="ce38"/>
                <table:table-cell table:style-name="ce7"/>
                <table:table-cell table:number-columns-repeated="249"/>
              </table:table-row>
              <table:table-row table:style-name="ro1" table:visibility="collapse">
                <table:table-cell table:style-name="ce7"/>
                <table:table-cell table:style-name="ce32" office:value-type="string" calcext:value-type="string" table:number-columns-spanned="3" table:number-rows-spanned="1">
                  <text:p>Only text-based installation documentation exists</text:p>
                </table:table-cell>
                <table:covered-table-cell table:number-columns-repeated="2" table:style-name="ce32"/>
                <table:table-cell table:style-name="ce38" office:value-type="float" office:value="2" calcext:value-type="float">
                  <text:p>2</text:p>
                </table:table-cell>
                <table:table-cell table:style-name="ce38"/>
                <table:table-cell table:style-name="ce7"/>
                <table:table-cell table:number-columns-repeated="249"/>
              </table:table-row>
              <table:table-row table:style-name="ro1" table:visibility="collapse">
                <table:table-cell table:style-name="ce7"/>
                <table:table-cell table:style-name="ce33" office:value-type="string" calcext:value-type="string" table:number-columns-spanned="3" table:number-rows-spanned="1">
                  <text:p>No proper documentation. A README file doesn't count</text:p>
                </table:table-cell>
                <table:covered-table-cell table:number-columns-repeated="2" table:style-name="ce33"/>
                <table:table-cell table:style-name="ce38" office:value-type="float" office:value="1" calcext:value-type="float">
                  <text:p>1</text:p>
                </table:table-cell>
                <table:table-cell table:style-name="ce38"/>
                <table:table-cell table:style-name="ce7"/>
                <table:table-cell table:number-columns-repeated="249"/>
              </table:table-row>
            </table:table-row-group>
            <table:table-row table:style-name="ro1" table:visibility="collapse">
              <table:table-cell table:style-name="ce23"/>
              <table:table-cell table:style-name="ce88" table:number-columns-spanned="4" table:number-rows-spanned="1"/>
              <table:covered-table-cell table:number-columns-repeated="3" table:style-name="ce88"/>
              <table:table-cell table:style-name="ce23"/>
              <table:table-cell table:style-name="ce7"/>
              <table:table-cell table:number-columns-repeated="249"/>
            </table:table-row>
            <table:table-row table:style-name="ro9" table:visibility="collapse">
              <table:table-cell table:style-name="ce7"/>
              <table:table-cell table:style-name="ce34" office:value-type="string" calcext:value-type="string">
                <text:p>Metric Name</text:p>
              </table:table-cell>
              <table:table-cell table:style-name="ce34" office:value-type="string" calcext:value-type="string">
                <text:p>Raw Score</text:p>
              </table:table-cell>
              <table:table-cell table:style-name="ce29" office:value-type="string" calcext:value-type="string">
                <text:p>Weight</text:p>
              </table:table-cell>
              <table:table-cell table:style-name="ce29" office:value-type="string" calcext:value-type="string">
                <text:p>Unweighted Score</text:p>
              </table:table-cell>
              <table:table-cell table:style-name="ce29" office:value-type="string" calcext:value-type="string">
                <text:p>Weighted Score</text:p>
              </table:table-cell>
              <table:table-cell table:style-name="ce7"/>
              <table:table-cell table:number-columns-repeated="249"/>
            </table:table-row>
            <table:table-row table:style-name="ro14" table:visibility="collapse">
              <table:table-cell table:style-name="ce7"/>
              <table:table-cell table:style-name="ce23" office:value-type="string" calcext:value-type="string">
                <text:p>User contribution framework</text:p>
              </table:table-cell>
              <table:table-cell table:style-name="ce44" office:value-type="string" calcext:value-type="string">
                <text:p>Cannot find an open user contribution for docs</text:p>
              </table:table-cell>
              <table:table-cell table:style-name="ce48" office:value-type="percentage" office:value="0.4" calcext:value-type="percentage">
                <text:p>40,00%</text:p>
              </table:table-cell>
              <table:table-cell table:style-name="ce50" office:value-type="float" office:value="1" calcext:value-type="float">
                <text:p>1</text:p>
              </table:table-cell>
              <table:table-cell table:style-name="ce7" table:formula="of:=[.D106]*[.E106]" office:value-type="float" office:value="0.4" calcext:value-type="float">
                <text:p>0,4</text:p>
              </table:table-cell>
              <table:table-cell table:style-name="ce7"/>
              <table:table-cell table:number-columns-repeated="249"/>
            </table:table-row>
            <table:table-row-group table:display="false">
              <table:table-row table:style-name="ro1" table:visibility="collapse">
                <table:table-cell table:style-name="ce7"/>
                <table:table-cell table:style-name="ce7" table:number-columns-spanned="5" table:number-rows-spanned="1"/>
                <table:covered-table-cell table:number-columns-repeated="4" table:style-name="ce7"/>
                <table:table-cell table:style-name="ce7"/>
                <table:table-cell table:number-columns-repeated="249"/>
              </table:table-row>
              <table:table-row table:style-name="ro1" table:visibility="collapse">
                <table:table-cell table:style-name="ce7"/>
                <table:table-cell table:style-name="ce95" office:value-type="string" calcext:value-type="string" table:number-columns-spanned="4" table:number-rows-spanned="1">
                  <text:p>Test Description</text:p>
                </table:table-cell>
                <table:covered-table-cell table:number-columns-repeated="3" table:style-name="ce95"/>
                <table:table-cell/>
                <table:table-cell table:style-name="ce7"/>
                <table:table-cell table:number-columns-repeated="249"/>
              </table:table-row>
              <table:table-row table:style-name="ro9" table:visibility="collapse">
                <table:table-cell table:style-name="ce7"/>
                <table:table-cell table:style-name="ce91" office:value-type="string" calcext:value-type="string" table:number-columns-spanned="4" table:number-rows-spanned="1">
                  <text:p>The best guides often come from user input / samples. This is feedback from people who have used the products</text:p>
                </table:table-cell>
                <table:covered-table-cell table:number-columns-repeated="3" table:style-name="ce91"/>
                <table:table-cell table:style-name="ce55"/>
                <table:table-cell table:style-name="ce7"/>
                <table:table-cell table:number-columns-repeated="249"/>
              </table:table-row>
              <table:table-row table:style-name="ro1" table:visibility="collapse">
                <table:table-cell table:style-name="ce7"/>
                <table:table-cell table:style-name="ce96" table:number-columns-spanned="4" table:number-rows-spanned="1"/>
                <table:covered-table-cell table:number-columns-repeated="3" table:style-name="ce96"/>
                <table:table-cell table:style-name="ce38"/>
                <table:table-cell table:style-name="ce7"/>
                <table:table-cell table:number-columns-repeated="249"/>
              </table:table-row>
              <table:table-row table:style-name="ro1" table:visibility="collapse">
                <table:table-cell table:style-name="ce7"/>
                <table:table-cell table:style-name="ce90" office:value-type="string" calcext:value-type="string" table:number-columns-spanned="3" table:number-rows-spanned="1">
                  <text:p>Test Score Specification</text:p>
                </table:table-cell>
                <table:covered-table-cell table:number-columns-repeated="2" table:style-name="ce90"/>
                <table:table-cell table:style-name="ce95" office:value-type="string" calcext:value-type="string">
                  <text:p>Score</text:p>
                </table:table-cell>
                <table:table-cell/>
                <table:table-cell table:style-name="ce7"/>
                <table:table-cell table:number-columns-repeated="249"/>
              </table:table-row>
              <table:table-row table:style-name="ro1" table:visibility="collapse">
                <table:table-cell/>
                <table:table-cell table:style-name="ce37" office:value-type="string" calcext:value-type="string" table:number-columns-spanned="3" table:number-rows-spanned="1">
                  <text:p>People are allowed to contribute, and contributions are edited / filtered by experts</text:p>
                </table:table-cell>
                <table:covered-table-cell table:number-columns-repeated="2" table:style-name="ce37"/>
                <table:table-cell table:style-name="ce53" office:value-type="float" office:value="5" calcext:value-type="float">
                  <text:p>5</text:p>
                </table:table-cell>
                <table:table-cell table:style-name="ce56"/>
                <table:table-cell table:number-columns-repeated="250"/>
              </table:table-row>
              <table:table-row table:style-name="ro1" table:visibility="collapse">
                <table:table-cell/>
                <table:table-cell table:style-name="ce37" office:value-type="string" calcext:value-type="string" table:number-columns-spanned="3" table:number-rows-spanned="1">
                  <text:p>People are allowed to contribute</text:p>
                </table:table-cell>
                <table:covered-table-cell table:number-columns-repeated="2" table:style-name="ce37"/>
                <table:table-cell table:style-name="ce53" office:value-type="float" office:value="3" calcext:value-type="float">
                  <text:p>3</text:p>
                </table:table-cell>
                <table:table-cell table:style-name="ce56"/>
                <table:table-cell table:number-columns-repeated="250"/>
              </table:table-row>
              <table:table-row table:style-name="ro1" table:visibility="collapse">
                <table:table-cell/>
                <table:table-cell table:style-name="ce37" office:value-type="string" calcext:value-type="string" table:number-columns-spanned="3" table:number-rows-spanned="1">
                  <text:p>Users cannot contribute</text:p>
                </table:table-cell>
                <table:covered-table-cell table:number-columns-repeated="2" table:style-name="ce37"/>
                <table:table-cell table:style-name="ce53" office:value-type="float" office:value="1" calcext:value-type="float">
                  <text:p>1</text:p>
                </table:table-cell>
                <table:table-cell table:style-name="ce56"/>
                <table:table-cell table:number-columns-repeated="250"/>
              </table:table-row>
            </table:table-row-group>
            <table:table-row table:style-name="ro1" table:visibility="collapse">
              <table:table-cell table:number-columns-repeated="256"/>
            </table:table-row>
          </table:table-row-group>
        </table:table-row-group>
        <table:table-row table:style-name="ro1">
          <table:table-cell table:number-columns-repeated="256"/>
        </table:table-row>
        <table:table-row-group>
          <table:table-row table:style-name="ro9">
            <table:table-cell table:style-name="ce15" office:value-type="string" calcext:value-type="string">
              <text:p>Rank</text:p>
            </table:table-cell>
            <table:table-cell table:style-name="ce85" office:value-type="string" calcext:value-type="string" table:number-columns-spanned="3" table:number-rows-spanned="1">
              <text:p>Category Title</text:p>
            </table:table-cell>
            <table:covered-table-cell table:number-columns-repeated="2" table:style-name="ce85"/>
            <table:table-cell table:style-name="ce15" office:value-type="string" calcext:value-type="string">
              <text:p>Weight</text:p>
            </table:table-cell>
            <table:table-cell table:style-name="ce11" office:value-type="string" calcext:value-type="string">
              <text:p>Unweighted Rating</text:p>
            </table:table-cell>
            <table:table-cell table:style-name="ce57" office:value-type="string" calcext:value-type="string">
              <text:p>Weighted Rating</text:p>
            </table:table-cell>
            <table:table-cell table:number-columns-repeated="249"/>
          </table:table-row>
          <table:table-row table:style-name="ro1">
            <table:table-cell table:style-name="ce22" table:formula="of:=[$'Category Rank'.B14]" office:value-type="float" office:value="4" calcext:value-type="float">
              <text:p>4</text:p>
            </table:table-cell>
            <table:table-cell table:style-name="ce26" office:value-type="string" calcext:value-type="string" table:number-columns-spanned="3" table:number-rows-spanned="1">
              <text:p>Usability</text:p>
            </table:table-cell>
            <table:covered-table-cell table:number-columns-repeated="2" table:style-name="ce87"/>
            <table:table-cell table:style-name="ce49" table:formula="of:=[$'Category Rank'.D14]" office:value-type="percentage" office:value="0.15" calcext:value-type="percentage">
              <text:p>15,00%</text:p>
            </table:table-cell>
            <table:table-cell table:style-name="ce22" table:formula="of:=SUM([.F121:.F156])" office:value-type="float" office:value="3.8" calcext:value-type="float">
              <text:p>3,8</text:p>
            </table:table-cell>
            <table:table-cell table:style-name="ce22" table:formula="of:=[.F118]*[.E118]" office:value-type="float" office:value="0.57" calcext:value-type="float">
              <text:p>0,57</text:p>
            </table:table-cell>
            <table:table-cell table:number-columns-repeated="249"/>
          </table:table-row>
          <table:table-row-group table:display="false">
            <table:table-row table:style-name="ro1" table:visibility="collapse">
              <table:table-cell table:style-name="ce23"/>
              <table:table-cell table:style-name="ce88" table:number-columns-spanned="5" table:number-rows-spanned="1"/>
              <table:covered-table-cell table:number-columns-repeated="4" table:style-name="ce88"/>
              <table:table-cell table:style-name="ce7"/>
              <table:table-cell table:number-columns-repeated="249"/>
            </table:table-row>
            <table:table-row table:style-name="ro9" table:visibility="collapse">
              <table:table-cell table:style-name="ce7"/>
              <table:table-cell table:style-name="ce34" office:value-type="string" calcext:value-type="string">
                <text:p>Metric Name</text:p>
              </table:table-cell>
              <table:table-cell table:style-name="ce34" office:value-type="string" calcext:value-type="string">
                <text:p>Raw Score</text:p>
              </table:table-cell>
              <table:table-cell table:style-name="ce29" office:value-type="string" calcext:value-type="string">
                <text:p>Weight</text:p>
              </table:table-cell>
              <table:table-cell table:style-name="ce29" office:value-type="string" calcext:value-type="string">
                <text:p>Unweighted Score</text:p>
              </table:table-cell>
              <table:table-cell table:style-name="ce29" office:value-type="string" calcext:value-type="string">
                <text:p>Weighted Score</text:p>
              </table:table-cell>
              <table:table-cell table:style-name="ce7"/>
              <table:table-cell table:number-columns-repeated="249"/>
            </table:table-row>
            <table:table-row table:style-name="ro9" table:visibility="collapse">
              <table:table-cell table:style-name="ce7"/>
              <table:table-cell table:style-name="ce23" office:value-type="string" calcext:value-type="string">
                <text:p>End-user UI experience</text:p>
              </table:table-cell>
              <table:table-cell table:style-name="ce44" office:value-type="string" calcext:value-type="string">
                <text:p>Needs more time to learn</text:p>
              </table:table-cell>
              <table:table-cell table:style-name="ce48" office:value-type="percentage" office:value="0.6" calcext:value-type="percentage">
                <text:p>60,00%</text:p>
              </table:table-cell>
              <table:table-cell table:style-name="ce50" office:value-type="float" office:value="3" calcext:value-type="float">
                <text:p>3</text:p>
              </table:table-cell>
              <table:table-cell table:style-name="ce7" table:formula="of:=[.D121]*[.E121]" office:value-type="float" office:value="1.8" calcext:value-type="float">
                <text:p>1,8</text:p>
              </table:table-cell>
              <table:table-cell table:style-name="ce7"/>
              <table:table-cell table:number-columns-repeated="249"/>
            </table:table-row>
            <table:table-row-group table:display="false">
              <table:table-row table:style-name="ro1" table:visibility="collapse">
                <table:table-cell table:style-name="ce7"/>
                <table:table-cell table:style-name="ce23" table:number-columns-repeated="5"/>
                <table:table-cell table:style-name="ce7"/>
                <table:table-cell table:number-columns-repeated="249"/>
              </table:table-row>
              <table:table-row table:style-name="ro1" table:visibility="collapse">
                <table:table-cell table:style-name="ce7"/>
                <table:table-cell table:style-name="ce90" office:value-type="string" calcext:value-type="string" table:number-columns-spanned="4" table:number-rows-spanned="1">
                  <text:p>Test Description</text:p>
                </table:table-cell>
                <table:covered-table-cell table:number-columns-repeated="3" table:style-name="ce90"/>
                <table:table-cell/>
                <table:table-cell table:style-name="ce7"/>
                <table:table-cell table:number-columns-repeated="249"/>
              </table:table-row>
              <table:table-row table:style-name="ro15" table:visibility="collapse">
                <table:table-cell table:style-name="ce7"/>
                <table:table-cell table:style-name="ce91" office:value-type="string" calcext:value-type="string" table:number-columns-spanned="4" table:number-rows-spanned="1">
                  <text:p>This measures how well the UI is perceived by an end-user. (Intuitive interface/ navigation/control scheme)</text:p>
                </table:table-cell>
                <table:covered-table-cell table:number-columns-repeated="3" table:style-name="ce91"/>
                <table:table-cell table:style-name="ce55"/>
                <table:table-cell table:style-name="ce7"/>
                <table:table-cell table:number-columns-repeated="249"/>
              </table:table-row>
              <table:table-row table:style-name="ro1" table:visibility="collapse">
                <table:table-cell table:style-name="ce7"/>
                <table:table-cell table:number-columns-spanned="4" table:number-rows-spanned="1"/>
                <table:covered-table-cell table:number-columns-repeated="3"/>
                <table:table-cell table:style-name="ce38"/>
                <table:table-cell table:style-name="ce7"/>
                <table:table-cell table:number-columns-repeated="249"/>
              </table:table-row>
              <table:table-row table:style-name="ro1" table:visibility="collapse">
                <table:table-cell table:style-name="ce7"/>
                <table:table-cell table:style-name="ce90" office:value-type="string" calcext:value-type="string" table:number-columns-spanned="3" table:number-rows-spanned="1">
                  <text:p>Test Score Specification</text:p>
                </table:table-cell>
                <table:covered-table-cell table:number-columns-repeated="2" table:style-name="ce90"/>
                <table:table-cell table:style-name="ce51" office:value-type="string" calcext:value-type="string">
                  <text:p>Score</text:p>
                </table:table-cell>
                <table:table-cell/>
                <table:table-cell table:style-name="ce7"/>
                <table:table-cell table:number-columns-repeated="249"/>
              </table:table-row>
              <table:table-row table:style-name="ro1" table:visibility="collapse">
                <table:table-cell table:style-name="ce7"/>
                <table:table-cell table:style-name="ce32" office:value-type="string" calcext:value-type="string" table:number-columns-spanned="3" table:number-rows-spanned="1">
                  <text:p>Simple &amp; Intuitive, information is well organized, no manual required</text:p>
                </table:table-cell>
                <table:covered-table-cell table:number-columns-repeated="2" table:style-name="ce32"/>
                <table:table-cell table:style-name="ce38" office:value-type="float" office:value="5" calcext:value-type="float">
                  <text:p>5</text:p>
                </table:table-cell>
                <table:table-cell table:style-name="ce38"/>
                <table:table-cell table:style-name="ce7"/>
                <table:table-cell table:number-columns-repeated="249"/>
              </table:table-row>
              <table:table-row table:style-name="ro1" table:visibility="collapse">
                <table:table-cell table:style-name="ce7"/>
                <table:table-cell table:style-name="ce32" office:value-type="string" calcext:value-type="string" table:number-columns-spanned="3" table:number-rows-spanned="1">
                  <text:p>Takes little time to learn, information somewhat organized, some use of the manual</text:p>
                </table:table-cell>
                <table:covered-table-cell table:number-columns-repeated="2" table:style-name="ce32"/>
                <table:table-cell table:style-name="ce38" office:value-type="float" office:value="3" calcext:value-type="float">
                  <text:p>3</text:p>
                </table:table-cell>
                <table:table-cell table:style-name="ce38"/>
                <table:table-cell table:style-name="ce7"/>
                <table:table-cell table:number-columns-repeated="249"/>
              </table:table-row>
              <table:table-row table:style-name="ro1" table:visibility="collapse">
                <table:table-cell table:style-name="ce7"/>
                <table:table-cell table:style-name="ce33" office:value-type="string" calcext:value-type="string" table:number-columns-spanned="3" table:number-rows-spanned="1">
                  <text:p>Complex, too much information, no obvious organization, cannot use without a manual</text:p>
                </table:table-cell>
                <table:covered-table-cell table:number-columns-repeated="2" table:style-name="ce33"/>
                <table:table-cell table:style-name="ce38" office:value-type="float" office:value="1" calcext:value-type="float">
                  <text:p>1</text:p>
                </table:table-cell>
                <table:table-cell table:style-name="ce38"/>
                <table:table-cell table:style-name="ce7"/>
                <table:table-cell table:number-columns-repeated="249"/>
              </table:table-row>
            </table:table-row-group>
            <table:table-row table:style-name="ro1" table:visibility="collapse">
              <table:table-cell table:style-name="ce23"/>
              <table:table-cell table:style-name="ce88" table:number-columns-spanned="4" table:number-rows-spanned="1"/>
              <table:covered-table-cell table:number-columns-repeated="3" table:style-name="ce88"/>
              <table:table-cell table:style-name="ce23"/>
              <table:table-cell table:style-name="ce7"/>
              <table:table-cell table:number-columns-repeated="249"/>
            </table:table-row>
            <table:table-row table:style-name="ro9" table:visibility="collapse">
              <table:table-cell table:style-name="ce7"/>
              <table:table-cell table:style-name="ce34" office:value-type="string" calcext:value-type="string">
                <text:p>Metric Name</text:p>
              </table:table-cell>
              <table:table-cell table:style-name="ce34" office:value-type="string" calcext:value-type="string">
                <text:p>Raw Score</text:p>
              </table:table-cell>
              <table:table-cell table:style-name="ce29" office:value-type="string" calcext:value-type="string">
                <text:p>Weight</text:p>
              </table:table-cell>
              <table:table-cell table:style-name="ce29" office:value-type="string" calcext:value-type="string">
                <text:p>Unweighted Score</text:p>
              </table:table-cell>
              <table:table-cell table:style-name="ce29" office:value-type="string" calcext:value-type="string">
                <text:p>Weighted Score</text:p>
              </table:table-cell>
              <table:table-cell table:style-name="ce7"/>
              <table:table-cell table:number-columns-repeated="249"/>
            </table:table-row>
            <table:table-row table:style-name="ro9" table:visibility="collapse">
              <table:table-cell table:style-name="ce7"/>
              <table:table-cell table:style-name="ce38" office:value-type="string" calcext:value-type="string">
                <text:p>Time for setup pre-requisites for installing open source software</text:p>
              </table:table-cell>
              <table:table-cell table:style-name="ce47"/>
              <table:table-cell table:style-name="ce48" office:value-type="percentage" office:value="0" calcext:value-type="percentage">
                <text:p>0,00%</text:p>
              </table:table-cell>
              <table:table-cell table:style-name="ce50" office:value-type="float" office:value="0" calcext:value-type="float">
                <text:p>0</text:p>
              </table:table-cell>
              <table:table-cell table:style-name="ce7" table:formula="of:=[.D132]*[.E132]" office:value-type="float" office:value="0" calcext:value-type="float">
                <text:p>0</text:p>
              </table:table-cell>
              <table:table-cell table:style-name="ce7"/>
              <table:table-cell table:number-columns-repeated="249"/>
            </table:table-row>
            <table:table-row-group table:display="false">
              <table:table-row table:style-name="ro1" table:visibility="collapse">
                <table:table-cell table:style-name="ce7"/>
                <table:table-cell table:style-name="ce7" table:number-columns-spanned="5" table:number-rows-spanned="1"/>
                <table:covered-table-cell table:number-columns-repeated="4" table:style-name="ce7"/>
                <table:table-cell table:style-name="ce7"/>
                <table:table-cell table:number-columns-repeated="249"/>
              </table:table-row>
              <table:table-row table:style-name="ro1" table:visibility="collapse">
                <table:table-cell table:style-name="ce7"/>
                <table:table-cell table:style-name="ce95" office:value-type="string" calcext:value-type="string" table:number-columns-spanned="4" table:number-rows-spanned="1">
                  <text:p>Test Description</text:p>
                </table:table-cell>
                <table:covered-table-cell table:number-columns-repeated="3" table:style-name="ce95"/>
                <table:table-cell/>
                <table:table-cell table:style-name="ce7"/>
                <table:table-cell table:number-columns-repeated="249"/>
              </table:table-row>
              <table:table-row table:style-name="ro15" table:visibility="collapse">
                <table:table-cell table:style-name="ce7"/>
                <table:table-cell table:style-name="ce91" office:value-type="string" calcext:value-type="string" table:number-columns-spanned="4" table:number-rows-spanned="1">
                  <text:p>The time/effort needed to set up a system, with all pre-requisites satisfied. This does not include OS.</text:p>
                </table:table-cell>
                <table:covered-table-cell table:number-columns-repeated="3" table:style-name="ce91"/>
                <table:table-cell table:style-name="ce55"/>
                <table:table-cell table:style-name="ce7"/>
                <table:table-cell table:number-columns-repeated="249"/>
              </table:table-row>
              <table:table-row table:style-name="ro1" table:visibility="collapse">
                <table:table-cell table:style-name="ce7"/>
                <table:table-cell table:style-name="ce96" table:number-columns-spanned="4" table:number-rows-spanned="1"/>
                <table:covered-table-cell table:number-columns-repeated="3" table:style-name="ce96"/>
                <table:table-cell table:style-name="ce38"/>
                <table:table-cell table:style-name="ce7"/>
                <table:table-cell table:number-columns-repeated="249"/>
              </table:table-row>
              <table:table-row table:style-name="ro1" table:visibility="collapse">
                <table:table-cell table:style-name="ce7"/>
                <table:table-cell table:style-name="ce90" office:value-type="string" calcext:value-type="string" table:number-columns-spanned="3" table:number-rows-spanned="1">
                  <text:p>Test Score Specification</text:p>
                </table:table-cell>
                <table:covered-table-cell table:number-columns-repeated="2" table:style-name="ce90"/>
                <table:table-cell table:style-name="ce95" office:value-type="string" calcext:value-type="string">
                  <text:p>Score</text:p>
                </table:table-cell>
                <table:table-cell/>
                <table:table-cell table:style-name="ce7"/>
                <table:table-cell table:number-columns-repeated="249"/>
              </table:table-row>
              <table:table-row table:style-name="ro1" table:visibility="collapse">
                <table:table-cell/>
                <table:table-cell table:style-name="ce37" office:value-type="string" calcext:value-type="string" table:number-columns-spanned="3" table:number-rows-spanned="1">
                  <text:p>&lt; 10 minutes</text:p>
                </table:table-cell>
                <table:covered-table-cell table:number-columns-repeated="2" table:style-name="ce37"/>
                <table:table-cell table:style-name="ce53" office:value-type="float" office:value="5" calcext:value-type="float">
                  <text:p>5</text:p>
                </table:table-cell>
                <table:table-cell table:style-name="ce56"/>
                <table:table-cell table:number-columns-repeated="250"/>
              </table:table-row>
              <table:table-row table:style-name="ro1" table:visibility="collapse">
                <table:table-cell/>
                <table:table-cell table:style-name="ce37" office:value-type="string" calcext:value-type="string" table:number-columns-spanned="3" table:number-rows-spanned="1">
                  <text:p>10 - 30 minutes</text:p>
                </table:table-cell>
                <table:covered-table-cell table:number-columns-repeated="2" table:style-name="ce37"/>
                <table:table-cell table:style-name="ce53" office:value-type="float" office:value="4" calcext:value-type="float">
                  <text:p>4</text:p>
                </table:table-cell>
                <table:table-cell table:style-name="ce56"/>
                <table:table-cell table:number-columns-repeated="250"/>
              </table:table-row>
              <table:table-row table:style-name="ro1" table:visibility="collapse">
                <table:table-cell/>
                <table:table-cell table:style-name="ce37" office:value-type="string" calcext:value-type="string" table:number-columns-spanned="3" table:number-rows-spanned="1">
                  <text:p>30 min - 1 hour</text:p>
                </table:table-cell>
                <table:covered-table-cell table:number-columns-repeated="2" table:style-name="ce37"/>
                <table:table-cell table:style-name="ce53" office:value-type="float" office:value="3" calcext:value-type="float">
                  <text:p>3</text:p>
                </table:table-cell>
                <table:table-cell table:style-name="ce56"/>
                <table:table-cell table:number-columns-repeated="250"/>
              </table:table-row>
              <table:table-row table:style-name="ro1" table:visibility="collapse">
                <table:table-cell/>
                <table:table-cell table:style-name="ce37" office:value-type="string" calcext:value-type="string" table:number-columns-spanned="3" table:number-rows-spanned="1">
                  <text:p>1 - 4 hours</text:p>
                </table:table-cell>
                <table:covered-table-cell table:number-columns-repeated="2" table:style-name="ce37"/>
                <table:table-cell table:style-name="ce53" office:value-type="float" office:value="2" calcext:value-type="float">
                  <text:p>2</text:p>
                </table:table-cell>
                <table:table-cell table:style-name="ce56"/>
                <table:table-cell table:number-columns-repeated="250"/>
              </table:table-row>
              <table:table-row table:style-name="ro8" table:visibility="collapse">
                <table:table-cell/>
                <table:table-cell table:style-name="ce37" office:value-type="string" calcext:value-type="string" table:number-columns-spanned="3" table:number-rows-spanned="1">
                  <text:p>&gt; 4 hours</text:p>
                </table:table-cell>
                <table:covered-table-cell table:number-columns-repeated="2" table:style-name="ce37"/>
                <table:table-cell table:style-name="ce53" office:value-type="float" office:value="1" calcext:value-type="float">
                  <text:p>1</text:p>
                </table:table-cell>
                <table:table-cell table:style-name="ce56"/>
                <table:table-cell table:number-columns-repeated="250"/>
              </table:table-row>
            </table:table-row-group>
            <table:table-row table:style-name="ro1" table:visibility="collapse">
              <table:table-cell table:number-columns-repeated="256"/>
            </table:table-row>
            <table:table-row table:style-name="ro9" table:visibility="collapse">
              <table:table-cell table:style-name="ce7"/>
              <table:table-cell table:style-name="ce34" office:value-type="string" calcext:value-type="string">
                <text:p>Metric Name</text:p>
              </table:table-cell>
              <table:table-cell table:style-name="ce34" office:value-type="string" calcext:value-type="string">
                <text:p>Raw Score</text:p>
              </table:table-cell>
              <table:table-cell table:style-name="ce29" office:value-type="string" calcext:value-type="string">
                <text:p>Weight</text:p>
              </table:table-cell>
              <table:table-cell table:style-name="ce29" office:value-type="string" calcext:value-type="string">
                <text:p>Unweighted Score</text:p>
              </table:table-cell>
              <table:table-cell table:style-name="ce29" office:value-type="string" calcext:value-type="string">
                <text:p>Weighted Score</text:p>
              </table:table-cell>
              <table:table-cell table:style-name="ce7"/>
              <table:table-cell table:number-columns-repeated="249"/>
            </table:table-row>
            <table:table-row table:style-name="ro10" table:visibility="collapse">
              <table:table-cell table:style-name="ce7"/>
              <table:table-cell table:style-name="ce38" office:value-type="string" calcext:value-type="string">
                <text:p>Time for vanilla installation/configuration</text:p>
              </table:table-cell>
              <table:table-cell table:style-name="ce44" office:value-type="string" calcext:value-type="string">
                <text:p>Used their Zip-N-Go, &lt; than 5 minutes &amp; WRE</text:p>
              </table:table-cell>
              <table:table-cell table:style-name="ce48" office:value-type="percentage" office:value="0.4" calcext:value-type="percentage">
                <text:p>40,00%</text:p>
              </table:table-cell>
              <table:table-cell table:style-name="ce50" office:value-type="float" office:value="5" calcext:value-type="float">
                <text:p>5</text:p>
              </table:table-cell>
              <table:table-cell table:style-name="ce7" table:formula="of:=[.D145]*[.E145]" office:value-type="float" office:value="2" calcext:value-type="float">
                <text:p>2</text:p>
              </table:table-cell>
              <table:table-cell table:style-name="ce7"/>
              <table:table-cell table:number-columns-repeated="249"/>
            </table:table-row>
            <table:table-row-group table:display="false">
              <table:table-row table:style-name="ro1" table:visibility="collapse">
                <table:table-cell table:style-name="ce7"/>
                <table:table-cell table:style-name="ce7" table:number-columns-spanned="5" table:number-rows-spanned="1"/>
                <table:covered-table-cell table:number-columns-repeated="4" table:style-name="ce7"/>
                <table:table-cell table:style-name="ce7"/>
                <table:table-cell table:number-columns-repeated="249"/>
              </table:table-row>
              <table:table-row table:style-name="ro1" table:visibility="collapse">
                <table:table-cell table:style-name="ce7"/>
                <table:table-cell table:style-name="ce95" office:value-type="string" calcext:value-type="string" table:number-columns-spanned="4" table:number-rows-spanned="1">
                  <text:p>Test Description</text:p>
                </table:table-cell>
                <table:covered-table-cell table:number-columns-repeated="3" table:style-name="ce95"/>
                <table:table-cell/>
                <table:table-cell table:style-name="ce7"/>
                <table:table-cell table:number-columns-repeated="249"/>
              </table:table-row>
              <table:table-row table:style-name="ro12" table:visibility="collapse">
                <table:table-cell table:style-name="ce7"/>
                <table:table-cell table:style-name="ce91" office:value-type="string" calcext:value-type="string" table:number-columns-spanned="4" table:number-rows-spanned="1">
                  <text:p>Time it takes to get instant gratification, shows whether project is thinking about getting users up and running quickly as possible. </text:p>
                </table:table-cell>
                <table:covered-table-cell table:number-columns-repeated="3" table:style-name="ce91"/>
                <table:table-cell table:style-name="ce55"/>
                <table:table-cell table:style-name="ce7"/>
                <table:table-cell table:number-columns-repeated="249"/>
              </table:table-row>
              <table:table-row table:style-name="ro1" table:visibility="collapse">
                <table:table-cell table:style-name="ce7"/>
                <table:table-cell table:style-name="ce96" table:number-columns-spanned="4" table:number-rows-spanned="1"/>
                <table:covered-table-cell table:number-columns-repeated="3" table:style-name="ce96"/>
                <table:table-cell table:style-name="ce38"/>
                <table:table-cell table:style-name="ce7"/>
                <table:table-cell table:number-columns-repeated="249"/>
              </table:table-row>
              <table:table-row table:style-name="ro1" table:visibility="collapse">
                <table:table-cell table:style-name="ce7"/>
                <table:table-cell table:style-name="ce90" office:value-type="string" calcext:value-type="string" table:number-columns-spanned="3" table:number-rows-spanned="1">
                  <text:p>Test Score Specification</text:p>
                </table:table-cell>
                <table:covered-table-cell table:number-columns-repeated="2" table:style-name="ce90"/>
                <table:table-cell table:style-name="ce95" office:value-type="string" calcext:value-type="string">
                  <text:p>Score</text:p>
                </table:table-cell>
                <table:table-cell/>
                <table:table-cell table:style-name="ce7"/>
                <table:table-cell table:number-columns-repeated="249"/>
              </table:table-row>
              <table:table-row table:style-name="ro1" table:visibility="collapse">
                <table:table-cell/>
                <table:table-cell table:style-name="ce37" office:value-type="string" calcext:value-type="string" table:number-columns-spanned="3" table:number-rows-spanned="1">
                  <text:p>&lt; 10 minutes</text:p>
                </table:table-cell>
                <table:covered-table-cell table:number-columns-repeated="2" table:style-name="ce37"/>
                <table:table-cell table:style-name="ce53" office:value-type="float" office:value="5" calcext:value-type="float">
                  <text:p>5</text:p>
                </table:table-cell>
                <table:table-cell table:style-name="ce56"/>
                <table:table-cell table:number-columns-repeated="250"/>
              </table:table-row>
              <table:table-row table:style-name="ro1" table:visibility="collapse">
                <table:table-cell/>
                <table:table-cell table:style-name="ce37" office:value-type="string" calcext:value-type="string" table:number-columns-spanned="3" table:number-rows-spanned="1">
                  <text:p>10 - 30 minutes</text:p>
                </table:table-cell>
                <table:covered-table-cell table:number-columns-repeated="2" table:style-name="ce37"/>
                <table:table-cell table:style-name="ce53" office:value-type="float" office:value="4" calcext:value-type="float">
                  <text:p>4</text:p>
                </table:table-cell>
                <table:table-cell table:style-name="ce56"/>
                <table:table-cell table:number-columns-repeated="250"/>
              </table:table-row>
              <table:table-row table:style-name="ro1" table:visibility="collapse">
                <table:table-cell/>
                <table:table-cell table:style-name="ce37" office:value-type="string" calcext:value-type="string" table:number-columns-spanned="3" table:number-rows-spanned="1">
                  <text:p>30 min - 1 hour</text:p>
                </table:table-cell>
                <table:covered-table-cell table:number-columns-repeated="2" table:style-name="ce37"/>
                <table:table-cell table:style-name="ce53" office:value-type="float" office:value="3" calcext:value-type="float">
                  <text:p>3</text:p>
                </table:table-cell>
                <table:table-cell table:style-name="ce56"/>
                <table:table-cell table:number-columns-repeated="250"/>
              </table:table-row>
              <table:table-row table:style-name="ro1" table:visibility="collapse">
                <table:table-cell/>
                <table:table-cell table:style-name="ce37" office:value-type="string" calcext:value-type="string" table:number-columns-spanned="3" table:number-rows-spanned="1">
                  <text:p>1 - 4 hours</text:p>
                </table:table-cell>
                <table:covered-table-cell table:number-columns-repeated="2" table:style-name="ce37"/>
                <table:table-cell table:style-name="ce53" office:value-type="float" office:value="2" calcext:value-type="float">
                  <text:p>2</text:p>
                </table:table-cell>
                <table:table-cell table:style-name="ce56"/>
                <table:table-cell table:number-columns-repeated="250"/>
              </table:table-row>
              <table:table-row table:style-name="ro8" table:visibility="collapse">
                <table:table-cell/>
                <table:table-cell table:style-name="ce37" office:value-type="string" calcext:value-type="string" table:number-columns-spanned="3" table:number-rows-spanned="1">
                  <text:p>&gt; 4 hours</text:p>
                </table:table-cell>
                <table:covered-table-cell table:number-columns-repeated="2" table:style-name="ce37"/>
                <table:table-cell table:style-name="ce53" office:value-type="float" office:value="1" calcext:value-type="float">
                  <text:p>1</text:p>
                </table:table-cell>
                <table:table-cell table:style-name="ce56"/>
                <table:table-cell table:number-columns-repeated="250"/>
              </table:table-row>
            </table:table-row-group>
            <table:table-row table:style-name="ro1" table:visibility="collapse">
              <table:table-cell table:number-columns-repeated="256"/>
            </table:table-row>
          </table:table-row-group>
        </table:table-row-group>
        <table:table-row table:style-name="ro16">
          <table:table-cell table:number-columns-repeated="256"/>
        </table:table-row>
        <table:table-row-group>
          <table:table-row table:style-name="ro9">
            <table:table-cell table:style-name="ce15" office:value-type="string" calcext:value-type="string">
              <text:p>Rank</text:p>
            </table:table-cell>
            <table:table-cell table:style-name="ce85" office:value-type="string" calcext:value-type="string" table:number-columns-spanned="3" table:number-rows-spanned="1">
              <text:p>Category Title</text:p>
            </table:table-cell>
            <table:covered-table-cell table:number-columns-repeated="2" table:style-name="ce85"/>
            <table:table-cell table:style-name="ce15" office:value-type="string" calcext:value-type="string">
              <text:p>Weight</text:p>
            </table:table-cell>
            <table:table-cell table:style-name="ce11" office:value-type="string" calcext:value-type="string">
              <text:p>Unweighted Rating</text:p>
            </table:table-cell>
            <table:table-cell table:style-name="ce57" office:value-type="string" calcext:value-type="string">
              <text:p>Weighted Rating</text:p>
            </table:table-cell>
            <table:table-cell table:number-columns-repeated="249"/>
          </table:table-row>
          <table:table-row table:style-name="ro1">
            <table:table-cell table:style-name="ce22" table:formula="of:=[$'Category Rank'.B15]" office:value-type="float" office:value="5" calcext:value-type="float">
              <text:p>5</text:p>
            </table:table-cell>
            <table:table-cell table:style-name="ce26" office:value-type="string" calcext:value-type="string" table:number-columns-spanned="3" table:number-rows-spanned="1">
              <text:p>Community</text:p>
            </table:table-cell>
            <table:covered-table-cell table:number-columns-repeated="2" table:style-name="ce87"/>
            <table:table-cell table:style-name="ce49" table:formula="of:=[$'Category Rank'.D15]" office:value-type="percentage" office:value="0.1" calcext:value-type="percentage">
              <text:p>10,00%</text:p>
            </table:table-cell>
            <table:table-cell table:style-name="ce22" table:formula="of:=SUM([.F162:.F184])" office:value-type="float" office:value="3.5" calcext:value-type="float">
              <text:p>3,5</text:p>
            </table:table-cell>
            <table:table-cell table:style-name="ce22" table:formula="of:=[.F159]*[.E159]" office:value-type="float" office:value="0.35" calcext:value-type="float">
              <text:p>0,35</text:p>
            </table:table-cell>
            <table:table-cell table:number-columns-repeated="249"/>
          </table:table-row>
          <table:table-row-group table:display="false">
            <table:table-row table:style-name="ro1" table:visibility="collapse">
              <table:table-cell table:style-name="ce23"/>
              <table:table-cell table:style-name="ce88" table:number-columns-spanned="5" table:number-rows-spanned="1"/>
              <table:covered-table-cell table:number-columns-repeated="4" table:style-name="ce88"/>
              <table:table-cell table:style-name="ce7"/>
              <table:table-cell table:number-columns-repeated="249"/>
            </table:table-row>
            <table:table-row table:style-name="ro9" table:visibility="collapse">
              <table:table-cell table:style-name="ce7"/>
              <table:table-cell table:style-name="ce34" office:value-type="string" calcext:value-type="string">
                <text:p>Metric Name</text:p>
              </table:table-cell>
              <table:table-cell table:style-name="ce34" office:value-type="string" calcext:value-type="string">
                <text:p>Raw Score</text:p>
              </table:table-cell>
              <table:table-cell table:style-name="ce29" office:value-type="string" calcext:value-type="string">
                <text:p>Weight</text:p>
              </table:table-cell>
              <table:table-cell table:style-name="ce29" office:value-type="string" calcext:value-type="string">
                <text:p>Unweighted Score</text:p>
              </table:table-cell>
              <table:table-cell table:style-name="ce29" office:value-type="string" calcext:value-type="string">
                <text:p>Weighted Score</text:p>
              </table:table-cell>
              <table:table-cell table:style-name="ce7"/>
              <table:table-cell table:number-columns-repeated="249"/>
            </table:table-row>
            <table:table-row table:style-name="ro17" table:visibility="collapse">
              <table:table-cell table:style-name="ce7"/>
              <table:table-cell table:style-name="ce23" office:value-type="string" calcext:value-type="string">
                <text:p>Average volume of general mailing list in the last 6 months</text:p>
              </table:table-cell>
              <table:table-cell table:style-name="ce44" office:value-type="string" calcext:value-type="string">
                <text:p>Uses Discussion forums only</text:p>
              </table:table-cell>
              <table:table-cell table:style-name="ce48" office:value-type="percentage" office:value="0.5" calcext:value-type="percentage">
                <text:p>50,00%</text:p>
              </table:table-cell>
              <table:table-cell table:style-name="ce50" office:value-type="float" office:value="3" calcext:value-type="float">
                <text:p>3</text:p>
              </table:table-cell>
              <table:table-cell table:style-name="ce7" table:formula="of:=[.D162]*[.E162]" office:value-type="float" office:value="1.5" calcext:value-type="float">
                <text:p>1,5</text:p>
              </table:table-cell>
              <table:table-cell table:style-name="ce7"/>
              <table:table-cell table:number-columns-repeated="249"/>
            </table:table-row>
            <table:table-row-group table:display="false">
              <table:table-row table:style-name="ro1" table:visibility="collapse">
                <table:table-cell table:style-name="ce7"/>
                <table:table-cell table:style-name="ce23" table:number-columns-repeated="5"/>
                <table:table-cell table:style-name="ce7"/>
                <table:table-cell table:number-columns-repeated="249"/>
              </table:table-row>
              <table:table-row table:style-name="ro1" table:visibility="collapse">
                <table:table-cell table:style-name="ce7"/>
                <table:table-cell table:style-name="ce90" office:value-type="string" calcext:value-type="string" table:number-columns-spanned="4" table:number-rows-spanned="1">
                  <text:p>Test Description</text:p>
                </table:table-cell>
                <table:covered-table-cell table:number-columns-repeated="3" table:style-name="ce90"/>
                <table:table-cell/>
                <table:table-cell table:style-name="ce7"/>
                <table:table-cell table:number-columns-repeated="249"/>
              </table:table-row>
              <table:table-row table:style-name="ro1" table:visibility="collapse">
                <table:table-cell table:style-name="ce7"/>
                <table:table-cell table:style-name="ce91" office:value-type="string" calcext:value-type="string" table:number-columns-spanned="4" table:number-rows-spanned="1">
                  <text:p>The general mailing list is the place where the community helps itself. </text:p>
                </table:table-cell>
                <table:covered-table-cell table:number-columns-repeated="3" table:style-name="ce91"/>
                <table:table-cell table:style-name="ce55"/>
                <table:table-cell table:style-name="ce7"/>
                <table:table-cell table:number-columns-repeated="249"/>
              </table:table-row>
              <table:table-row table:style-name="ro1" table:visibility="collapse">
                <table:table-cell table:style-name="ce7"/>
                <table:table-cell table:number-columns-spanned="4" table:number-rows-spanned="1"/>
                <table:covered-table-cell table:number-columns-repeated="3"/>
                <table:table-cell table:style-name="ce38"/>
                <table:table-cell table:style-name="ce7"/>
                <table:table-cell table:number-columns-repeated="249"/>
              </table:table-row>
              <table:table-row table:style-name="ro1" table:visibility="collapse">
                <table:table-cell table:style-name="ce7"/>
                <table:table-cell table:style-name="ce90" office:value-type="string" calcext:value-type="string" table:number-columns-spanned="3" table:number-rows-spanned="1">
                  <text:p>Test Score Specification</text:p>
                </table:table-cell>
                <table:covered-table-cell table:number-columns-repeated="2" table:style-name="ce90"/>
                <table:table-cell table:style-name="ce51" office:value-type="string" calcext:value-type="string">
                  <text:p>Score</text:p>
                </table:table-cell>
                <table:table-cell/>
                <table:table-cell table:style-name="ce7"/>
                <table:table-cell table:number-columns-repeated="249"/>
              </table:table-row>
              <table:table-row table:style-name="ro1" table:visibility="collapse">
                <table:table-cell table:style-name="ce7"/>
                <table:table-cell table:style-name="ce32" office:value-type="string" calcext:value-type="string" table:number-columns-spanned="3" table:number-rows-spanned="1">
                  <text:p>&gt; 720 messages per month</text:p>
                </table:table-cell>
                <table:covered-table-cell table:number-columns-repeated="2" table:style-name="ce32"/>
                <table:table-cell table:style-name="ce38" office:value-type="float" office:value="5" calcext:value-type="float">
                  <text:p>5</text:p>
                </table:table-cell>
                <table:table-cell table:style-name="ce38"/>
                <table:table-cell table:style-name="ce7"/>
                <table:table-cell table:number-columns-repeated="249"/>
              </table:table-row>
              <table:table-row table:style-name="ro1" table:visibility="collapse">
                <table:table-cell table:style-name="ce7"/>
                <table:table-cell table:style-name="ce33" office:value-type="string" calcext:value-type="string" table:number-columns-spanned="3" table:number-rows-spanned="1">
                  <text:p>300 - 720 msg per month</text:p>
                </table:table-cell>
                <table:covered-table-cell table:number-columns-repeated="2" table:style-name="ce33"/>
                <table:table-cell table:style-name="ce38" office:value-type="float" office:value="4" calcext:value-type="float">
                  <text:p>4</text:p>
                </table:table-cell>
                <table:table-cell table:style-name="ce38"/>
                <table:table-cell table:style-name="ce7"/>
                <table:table-cell table:number-columns-repeated="249"/>
              </table:table-row>
              <table:table-row table:style-name="ro1" table:visibility="collapse">
                <table:table-cell table:style-name="ce7"/>
                <table:table-cell table:style-name="ce32" office:value-type="string" calcext:value-type="string" table:number-columns-spanned="3" table:number-rows-spanned="1">
                  <text:p>150 - 300 msg per month</text:p>
                </table:table-cell>
                <table:covered-table-cell table:number-columns-repeated="2" table:style-name="ce32"/>
                <table:table-cell table:style-name="ce38" office:value-type="float" office:value="3" calcext:value-type="float">
                  <text:p>3</text:p>
                </table:table-cell>
                <table:table-cell table:style-name="ce38"/>
                <table:table-cell table:style-name="ce7"/>
                <table:table-cell table:number-columns-repeated="249"/>
              </table:table-row>
              <table:table-row table:style-name="ro1" table:visibility="collapse">
                <table:table-cell table:style-name="ce7"/>
                <table:table-cell table:style-name="ce32" office:value-type="string" calcext:value-type="string" table:number-columns-spanned="3" table:number-rows-spanned="1">
                  <text:p>30 - 150 msg per month</text:p>
                </table:table-cell>
                <table:covered-table-cell table:number-columns-repeated="2" table:style-name="ce32"/>
                <table:table-cell table:style-name="ce38" office:value-type="float" office:value="2" calcext:value-type="float">
                  <text:p>2</text:p>
                </table:table-cell>
                <table:table-cell table:style-name="ce38"/>
                <table:table-cell table:style-name="ce7"/>
                <table:table-cell table:number-columns-repeated="249"/>
              </table:table-row>
              <table:table-row table:style-name="ro1" table:visibility="collapse">
                <table:table-cell table:style-name="ce7"/>
                <table:table-cell table:style-name="ce33" office:value-type="string" calcext:value-type="string" table:number-columns-spanned="3" table:number-rows-spanned="1">
                  <text:p>&lt; 30 msg per month</text:p>
                </table:table-cell>
                <table:covered-table-cell table:number-columns-repeated="2" table:style-name="ce33"/>
                <table:table-cell table:style-name="ce38" office:value-type="float" office:value="1" calcext:value-type="float">
                  <text:p>1</text:p>
                </table:table-cell>
                <table:table-cell table:style-name="ce38"/>
                <table:table-cell table:style-name="ce7"/>
                <table:table-cell table:number-columns-repeated="249"/>
              </table:table-row>
            </table:table-row-group>
            <table:table-row table:style-name="ro1" table:visibility="collapse">
              <table:table-cell table:style-name="ce23"/>
              <table:table-cell table:style-name="ce88" table:number-columns-spanned="4" table:number-rows-spanned="1"/>
              <table:covered-table-cell table:number-columns-repeated="3" table:style-name="ce88"/>
              <table:table-cell table:style-name="ce23"/>
              <table:table-cell table:style-name="ce7"/>
              <table:table-cell table:number-columns-repeated="249"/>
            </table:table-row>
            <table:table-row table:style-name="ro9" table:visibility="collapse">
              <table:table-cell table:style-name="ce7"/>
              <table:table-cell table:style-name="ce34" office:value-type="string" calcext:value-type="string">
                <text:p>Metric Name</text:p>
              </table:table-cell>
              <table:table-cell table:style-name="ce34" office:value-type="string" calcext:value-type="string">
                <text:p>Raw Score</text:p>
              </table:table-cell>
              <table:table-cell table:style-name="ce29" office:value-type="string" calcext:value-type="string">
                <text:p>Weight</text:p>
              </table:table-cell>
              <table:table-cell table:style-name="ce29" office:value-type="string" calcext:value-type="string">
                <text:p>Unweighted Score</text:p>
              </table:table-cell>
              <table:table-cell table:style-name="ce29" office:value-type="string" calcext:value-type="string">
                <text:p>Weighted Score</text:p>
              </table:table-cell>
              <table:table-cell table:style-name="ce7"/>
              <table:table-cell table:number-columns-repeated="249"/>
            </table:table-row>
            <table:table-row table:style-name="ro1" table:visibility="collapse">
              <table:table-cell table:style-name="ce7"/>
              <table:table-cell table:style-name="ce23" office:value-type="string" calcext:value-type="string">
                <text:p>Number of unique code contributors in the last 6 months</text:p>
              </table:table-cell>
              <table:table-cell table:style-name="ce44" office:value-type="string" calcext:value-type="string">
                <text:p>28 developers</text:p>
              </table:table-cell>
              <table:table-cell table:style-name="ce48" office:value-type="percentage" office:value="0.5" calcext:value-type="percentage">
                <text:p>50,00%</text:p>
              </table:table-cell>
              <table:table-cell table:style-name="ce50" office:value-type="float" office:value="4" calcext:value-type="float">
                <text:p>4</text:p>
              </table:table-cell>
              <table:table-cell table:style-name="ce7" table:formula="of:=[.D175]*[.E175]" office:value-type="float" office:value="2" calcext:value-type="float">
                <text:p>2</text:p>
              </table:table-cell>
              <table:table-cell table:style-name="ce7"/>
              <table:table-cell table:number-columns-repeated="249"/>
            </table:table-row>
            <table:table-row-group table:display="false">
              <table:table-row table:style-name="ro1" table:visibility="collapse">
                <table:table-cell table:style-name="ce7"/>
                <table:table-cell table:style-name="ce7" table:number-columns-spanned="5" table:number-rows-spanned="1"/>
                <table:covered-table-cell table:number-columns-repeated="4" table:style-name="ce7"/>
                <table:table-cell table:style-name="ce7"/>
                <table:table-cell table:number-columns-repeated="249"/>
              </table:table-row>
              <table:table-row table:style-name="ro1" table:visibility="collapse">
                <table:table-cell table:style-name="ce7"/>
                <table:table-cell table:style-name="ce95" office:value-type="string" calcext:value-type="string" table:number-columns-spanned="4" table:number-rows-spanned="1">
                  <text:p>Test Description</text:p>
                </table:table-cell>
                <table:covered-table-cell table:number-columns-repeated="3" table:style-name="ce95"/>
                <table:table-cell/>
                <table:table-cell table:style-name="ce7"/>
                <table:table-cell table:number-columns-repeated="249"/>
              </table:table-row>
              <table:table-row table:style-name="ro1" table:visibility="collapse">
                <table:table-cell table:style-name="ce7"/>
                <table:table-cell table:style-name="ce91" table:number-columns-spanned="4" table:number-rows-spanned="1"/>
                <table:covered-table-cell table:number-columns-repeated="3" table:style-name="ce91"/>
                <table:table-cell table:style-name="ce55"/>
                <table:table-cell table:style-name="ce7"/>
                <table:table-cell table:number-columns-repeated="249"/>
              </table:table-row>
              <table:table-row table:style-name="ro1" table:visibility="collapse">
                <table:table-cell table:style-name="ce7"/>
                <table:table-cell table:style-name="ce96" table:number-columns-spanned="4" table:number-rows-spanned="1"/>
                <table:covered-table-cell table:number-columns-repeated="3" table:style-name="ce96"/>
                <table:table-cell table:style-name="ce38"/>
                <table:table-cell table:style-name="ce7"/>
                <table:table-cell table:number-columns-repeated="249"/>
              </table:table-row>
              <table:table-row table:style-name="ro1" table:visibility="collapse">
                <table:table-cell table:style-name="ce7"/>
                <table:table-cell table:style-name="ce90" office:value-type="string" calcext:value-type="string" table:number-columns-spanned="3" table:number-rows-spanned="1">
                  <text:p>Test Score Specification</text:p>
                </table:table-cell>
                <table:covered-table-cell table:number-columns-repeated="2" table:style-name="ce90"/>
                <table:table-cell table:style-name="ce95" office:value-type="string" calcext:value-type="string">
                  <text:p>Score</text:p>
                </table:table-cell>
                <table:table-cell/>
                <table:table-cell table:style-name="ce7"/>
                <table:table-cell table:number-columns-repeated="249"/>
              </table:table-row>
              <table:table-row table:style-name="ro1" table:visibility="collapse">
                <table:table-cell/>
                <table:table-cell table:style-name="ce37" office:value-type="string" calcext:value-type="string" table:number-columns-spanned="3" table:number-rows-spanned="1">
                  <text:p>Only after being active outside committer for a while</text:p>
                </table:table-cell>
                <table:covered-table-cell table:number-columns-repeated="2" table:style-name="ce37"/>
                <table:table-cell table:style-name="ce53" office:value-type="float" office:value="5" calcext:value-type="float">
                  <text:p>5</text:p>
                </table:table-cell>
                <table:table-cell table:style-name="ce56"/>
                <table:table-cell table:number-columns-repeated="250"/>
              </table:table-row>
              <table:table-row table:style-name="ro1" table:visibility="collapse">
                <table:table-cell/>
                <table:table-cell table:style-name="ce37" office:value-type="string" calcext:value-type="string" table:number-columns-spanned="3" table:number-rows-spanned="1">
                  <text:p>Rather difficult, must contribute accepted patches for some time</text:p>
                </table:table-cell>
                <table:covered-table-cell table:number-columns-repeated="2" table:style-name="ce37"/>
                <table:table-cell table:style-name="ce53" office:value-type="float" office:value="3" calcext:value-type="float">
                  <text:p>3</text:p>
                </table:table-cell>
                <table:table-cell table:style-name="ce56"/>
                <table:table-cell table:number-columns-repeated="250"/>
              </table:table-row>
              <table:table-row table:style-name="ro1" table:visibility="collapse">
                <table:table-cell/>
                <table:table-cell table:style-name="ce37" office:value-type="string" calcext:value-type="string" table:number-columns-spanned="3" table:number-rows-spanned="1">
                  <text:p>Anyone can enter</text:p>
                </table:table-cell>
                <table:covered-table-cell table:number-columns-repeated="2" table:style-name="ce37"/>
                <table:table-cell table:style-name="ce53" office:value-type="float" office:value="1" calcext:value-type="float">
                  <text:p>1</text:p>
                </table:table-cell>
                <table:table-cell table:style-name="ce56"/>
                <table:table-cell table:number-columns-repeated="250"/>
              </table:table-row>
            </table:table-row-group>
            <table:table-row table:style-name="ro1" table:visibility="collapse">
              <table:table-cell table:number-columns-repeated="256"/>
            </table:table-row>
          </table:table-row-group>
        </table:table-row-group>
        <table:table-row table:style-name="ro1">
          <table:table-cell table:number-columns-repeated="256"/>
        </table:table-row>
        <table:table-row-group>
          <table:table-row table:style-name="ro9">
            <table:table-cell table:style-name="ce15" office:value-type="string" calcext:value-type="string">
              <text:p>Rank</text:p>
            </table:table-cell>
            <table:table-cell table:style-name="ce85" office:value-type="string" calcext:value-type="string" table:number-columns-spanned="3" table:number-rows-spanned="1">
              <text:p>Category Title</text:p>
            </table:table-cell>
            <table:covered-table-cell table:number-columns-repeated="2" table:style-name="ce85"/>
            <table:table-cell table:style-name="ce15" office:value-type="string" calcext:value-type="string">
              <text:p>Weight</text:p>
            </table:table-cell>
            <table:table-cell table:style-name="ce11" office:value-type="string" calcext:value-type="string">
              <text:p>Unweighted Rating</text:p>
            </table:table-cell>
            <table:table-cell table:style-name="ce57" office:value-type="string" calcext:value-type="string">
              <text:p>Weighted Rating</text:p>
            </table:table-cell>
            <table:table-cell table:number-columns-repeated="249"/>
          </table:table-row>
          <table:table-row table:style-name="ro1">
            <table:table-cell table:style-name="ce22" table:formula="of:=[$'Category Rank'.B16]" office:value-type="float" office:value="6" calcext:value-type="float">
              <text:p>6</text:p>
            </table:table-cell>
            <table:table-cell table:style-name="ce26" office:value-type="string" calcext:value-type="string" table:number-columns-spanned="3" table:number-rows-spanned="1">
              <text:p>Security</text:p>
            </table:table-cell>
            <table:covered-table-cell table:number-columns-repeated="2" table:style-name="ce87"/>
            <table:table-cell table:style-name="ce49" table:formula="of:=[$'Category Rank'.D16]" office:value-type="percentage" office:value="0.1" calcext:value-type="percentage">
              <text:p>10,00%</text:p>
            </table:table-cell>
            <table:table-cell table:style-name="ce22" table:formula="of:=SUM([.F190:.F212])" office:value-type="float" office:value="3.4" calcext:value-type="float">
              <text:p>3,4</text:p>
            </table:table-cell>
            <table:table-cell table:style-name="ce22" table:formula="of:=[.F187]*[.E187]" office:value-type="float" office:value="0.34" calcext:value-type="float">
              <text:p>0,34</text:p>
            </table:table-cell>
            <table:table-cell table:number-columns-repeated="249"/>
          </table:table-row>
          <table:table-row-group table:display="false">
            <table:table-row table:style-name="ro1" table:visibility="collapse">
              <table:table-cell table:style-name="ce23"/>
              <table:table-cell table:style-name="ce88" table:number-columns-spanned="5" table:number-rows-spanned="1"/>
              <table:covered-table-cell table:number-columns-repeated="4" table:style-name="ce88"/>
              <table:table-cell table:style-name="ce7"/>
              <table:table-cell table:number-columns-repeated="249"/>
            </table:table-row>
            <table:table-row table:style-name="ro9" table:visibility="collapse">
              <table:table-cell table:style-name="ce7"/>
              <table:table-cell table:style-name="ce34" office:value-type="string" calcext:value-type="string">
                <text:p>Metric Name</text:p>
              </table:table-cell>
              <table:table-cell table:style-name="ce34" office:value-type="string" calcext:value-type="string">
                <text:p>Raw Score</text:p>
              </table:table-cell>
              <table:table-cell table:style-name="ce29" office:value-type="string" calcext:value-type="string">
                <text:p>Weight</text:p>
              </table:table-cell>
              <table:table-cell table:style-name="ce29" office:value-type="string" calcext:value-type="string">
                <text:p>Unweighted Score</text:p>
              </table:table-cell>
              <table:table-cell table:style-name="ce29" office:value-type="string" calcext:value-type="string">
                <text:p>Weighted Score</text:p>
              </table:table-cell>
              <table:table-cell table:style-name="ce7"/>
              <table:table-cell table:number-columns-repeated="249"/>
            </table:table-row>
            <table:table-row table:style-name="ro9" table:visibility="collapse">
              <table:table-cell table:style-name="ce7"/>
              <table:table-cell table:style-name="ce38" office:value-type="string" calcext:value-type="string">
                <text:p>Number of security vulnerabilities in the last 6 months that are moderately to extremely critical</text:p>
              </table:table-cell>
              <table:table-cell table:style-name="ce44" office:value-type="string" calcext:value-type="string">
                <text:p>1 on 4/11/2004, 0 in the last 6 months</text:p>
              </table:table-cell>
              <table:table-cell table:style-name="ce48" office:value-type="percentage" office:value="0.6" calcext:value-type="percentage">
                <text:p>60,00%</text:p>
              </table:table-cell>
              <table:table-cell table:style-name="ce50" office:value-type="float" office:value="5" calcext:value-type="float">
                <text:p>5</text:p>
              </table:table-cell>
              <table:table-cell table:style-name="ce7" table:formula="of:=[.D190]*[.E190]" office:value-type="float" office:value="3" calcext:value-type="float">
                <text:p>3</text:p>
              </table:table-cell>
              <table:table-cell table:style-name="ce7"/>
              <table:table-cell table:number-columns-repeated="249"/>
            </table:table-row>
            <table:table-row-group table:display="false">
              <table:table-row table:style-name="ro1" table:visibility="collapse">
                <table:table-cell table:style-name="ce7"/>
                <table:table-cell table:style-name="ce23" table:number-columns-repeated="5"/>
                <table:table-cell table:style-name="ce7"/>
                <table:table-cell table:number-columns-repeated="249"/>
              </table:table-row>
              <table:table-row table:style-name="ro1" table:visibility="collapse">
                <table:table-cell table:style-name="ce7"/>
                <table:table-cell table:style-name="ce90" office:value-type="string" calcext:value-type="string" table:number-columns-spanned="4" table:number-rows-spanned="1">
                  <text:p>Test Description</text:p>
                </table:table-cell>
                <table:covered-table-cell table:number-columns-repeated="3" table:style-name="ce90"/>
                <table:table-cell/>
                <table:table-cell table:style-name="ce7"/>
                <table:table-cell table:number-columns-repeated="249"/>
              </table:table-row>
              <table:table-row table:style-name="ro10" table:visibility="collapse">
                <table:table-cell table:style-name="ce7"/>
                <table:table-cell table:style-name="ce91" office:value-type="string" calcext:value-type="string" table:number-columns-spanned="4" table:number-rows-spanned="1">
                  <text:p>This measures the quality related to security vulnerabilities. How susceptible the is software to security vulnerabilities.</text:p>
                </table:table-cell>
                <table:covered-table-cell table:number-columns-repeated="3" table:style-name="ce91"/>
                <table:table-cell table:style-name="ce55"/>
                <table:table-cell table:style-name="ce7"/>
                <table:table-cell table:number-columns-repeated="249"/>
              </table:table-row>
              <table:table-row table:style-name="ro1" table:visibility="collapse">
                <table:table-cell table:style-name="ce7"/>
                <table:table-cell table:number-columns-spanned="4" table:number-rows-spanned="1"/>
                <table:covered-table-cell table:number-columns-repeated="3"/>
                <table:table-cell table:style-name="ce38"/>
                <table:table-cell table:style-name="ce7"/>
                <table:table-cell table:number-columns-repeated="249"/>
              </table:table-row>
              <table:table-row table:style-name="ro1" table:visibility="collapse">
                <table:table-cell table:style-name="ce7"/>
                <table:table-cell table:style-name="ce90" office:value-type="string" calcext:value-type="string" table:number-columns-spanned="3" table:number-rows-spanned="1">
                  <text:p>Test Score Specification</text:p>
                </table:table-cell>
                <table:covered-table-cell table:number-columns-repeated="2" table:style-name="ce90"/>
                <table:table-cell table:style-name="ce51" office:value-type="string" calcext:value-type="string">
                  <text:p>Score</text:p>
                </table:table-cell>
                <table:table-cell/>
                <table:table-cell table:style-name="ce7"/>
                <table:table-cell table:number-columns-repeated="249"/>
              </table:table-row>
              <table:table-row table:style-name="ro1" table:visibility="collapse">
                <table:table-cell table:style-name="ce7"/>
                <table:table-cell table:style-name="ce32" office:value-type="float" office:value="0" calcext:value-type="float" table:number-columns-spanned="3" table:number-rows-spanned="1">
                  <text:p>0</text:p>
                </table:table-cell>
                <table:covered-table-cell table:number-columns-repeated="2" table:style-name="ce32"/>
                <table:table-cell table:style-name="ce38" office:value-type="float" office:value="5" calcext:value-type="float">
                  <text:p>5</text:p>
                </table:table-cell>
                <table:table-cell table:style-name="ce38"/>
                <table:table-cell table:style-name="ce7"/>
                <table:table-cell table:number-columns-repeated="249"/>
              </table:table-row>
              <table:table-row table:style-name="ro1" table:visibility="collapse">
                <table:table-cell table:style-name="ce7"/>
                <table:table-cell table:style-name="ce41" office:value-type="string" calcext:value-type="string" table:number-columns-spanned="3" table:number-rows-spanned="1">
                  <text:p>1 to 2</text:p>
                </table:table-cell>
                <table:covered-table-cell table:number-columns-repeated="2" table:style-name="ce33"/>
                <table:table-cell table:style-name="ce38" office:value-type="float" office:value="4" calcext:value-type="float">
                  <text:p>4</text:p>
                </table:table-cell>
                <table:table-cell table:style-name="ce38"/>
                <table:table-cell table:style-name="ce7"/>
                <table:table-cell table:number-columns-repeated="249"/>
              </table:table-row>
              <table:table-row table:style-name="ro1" table:visibility="collapse">
                <table:table-cell table:style-name="ce7"/>
                <table:table-cell table:style-name="ce32" office:value-type="string" calcext:value-type="string" table:number-columns-spanned="3" table:number-rows-spanned="1">
                  <text:p>3 to 4</text:p>
                </table:table-cell>
                <table:covered-table-cell table:number-columns-repeated="2" table:style-name="ce32"/>
                <table:table-cell table:style-name="ce38" office:value-type="float" office:value="3" calcext:value-type="float">
                  <text:p>3</text:p>
                </table:table-cell>
                <table:table-cell table:style-name="ce38"/>
                <table:table-cell table:style-name="ce7"/>
                <table:table-cell table:number-columns-repeated="249"/>
              </table:table-row>
              <table:table-row table:style-name="ro1" table:visibility="collapse">
                <table:table-cell table:style-name="ce7"/>
                <table:table-cell table:style-name="ce32" office:value-type="string" calcext:value-type="string" table:number-columns-spanned="3" table:number-rows-spanned="1">
                  <text:p>5 to 6</text:p>
                </table:table-cell>
                <table:covered-table-cell table:number-columns-repeated="2" table:style-name="ce32"/>
                <table:table-cell table:style-name="ce38" office:value-type="float" office:value="2" calcext:value-type="float">
                  <text:p>2</text:p>
                </table:table-cell>
                <table:table-cell table:style-name="ce38"/>
                <table:table-cell table:style-name="ce7"/>
                <table:table-cell table:number-columns-repeated="249"/>
              </table:table-row>
              <table:table-row table:style-name="ro1" table:visibility="collapse">
                <table:table-cell table:style-name="ce7"/>
                <table:table-cell table:style-name="ce33" office:value-type="string" calcext:value-type="string" table:number-columns-spanned="3" table:number-rows-spanned="1">
                  <text:p>&gt; 6</text:p>
                </table:table-cell>
                <table:covered-table-cell table:number-columns-repeated="2" table:style-name="ce33"/>
                <table:table-cell table:style-name="ce38" office:value-type="float" office:value="1" calcext:value-type="float">
                  <text:p>1</text:p>
                </table:table-cell>
                <table:table-cell table:style-name="ce38"/>
                <table:table-cell table:style-name="ce7"/>
                <table:table-cell table:number-columns-repeated="249"/>
              </table:table-row>
            </table:table-row-group>
            <table:table-row table:style-name="ro1" table:visibility="collapse">
              <table:table-cell table:style-name="ce23"/>
              <table:table-cell table:style-name="ce88" table:number-columns-spanned="4" table:number-rows-spanned="1"/>
              <table:covered-table-cell table:number-columns-repeated="3" table:style-name="ce88"/>
              <table:table-cell table:style-name="ce23"/>
              <table:table-cell table:style-name="ce7"/>
              <table:table-cell table:number-columns-repeated="249"/>
            </table:table-row>
            <table:table-row table:style-name="ro9" table:visibility="collapse">
              <table:table-cell table:style-name="ce7"/>
              <table:table-cell table:style-name="ce34" office:value-type="string" calcext:value-type="string">
                <text:p>Metric Name</text:p>
              </table:table-cell>
              <table:table-cell table:style-name="ce34" office:value-type="string" calcext:value-type="string">
                <text:p>Raw Score</text:p>
              </table:table-cell>
              <table:table-cell table:style-name="ce29" office:value-type="string" calcext:value-type="string">
                <text:p>Weight</text:p>
              </table:table-cell>
              <table:table-cell table:style-name="ce29" office:value-type="string" calcext:value-type="string">
                <text:p>Unweighted Score</text:p>
              </table:table-cell>
              <table:table-cell table:style-name="ce29" office:value-type="string" calcext:value-type="string">
                <text:p>Weighted Score</text:p>
              </table:table-cell>
              <table:table-cell table:style-name="ce7"/>
              <table:table-cell table:number-columns-repeated="249"/>
            </table:table-row>
            <table:table-row table:style-name="ro9" table:visibility="collapse">
              <table:table-cell table:style-name="ce7"/>
              <table:table-cell table:style-name="ce38" office:value-type="string" calcext:value-type="string">
                <text:p>Is there a dedicated information (web page, wiki, etc) for security?</text:p>
              </table:table-cell>
              <table:table-cell table:style-name="ce44" office:value-type="string" calcext:value-type="string">
                <text:p>None found</text:p>
              </table:table-cell>
              <table:table-cell table:style-name="ce48" office:value-type="percentage" office:value="0.4" calcext:value-type="percentage">
                <text:p>40,00%</text:p>
              </table:table-cell>
              <table:table-cell table:style-name="ce50" office:value-type="float" office:value="1" calcext:value-type="float">
                <text:p>1</text:p>
              </table:table-cell>
              <table:table-cell table:style-name="ce7" table:formula="of:=[.D203]*[.E203]" office:value-type="float" office:value="0.4" calcext:value-type="float">
                <text:p>0,4</text:p>
              </table:table-cell>
              <table:table-cell table:style-name="ce7"/>
              <table:table-cell table:number-columns-repeated="249"/>
            </table:table-row>
            <table:table-row-group table:display="false">
              <table:table-row table:style-name="ro1" table:visibility="collapse">
                <table:table-cell table:style-name="ce7"/>
                <table:table-cell table:style-name="ce7" table:number-columns-spanned="5" table:number-rows-spanned="1"/>
                <table:covered-table-cell table:number-columns-repeated="4" table:style-name="ce7"/>
                <table:table-cell table:style-name="ce7"/>
                <table:table-cell table:number-columns-repeated="249"/>
              </table:table-row>
              <table:table-row table:style-name="ro1" table:visibility="collapse">
                <table:table-cell table:style-name="ce7"/>
                <table:table-cell table:style-name="ce95" office:value-type="string" calcext:value-type="string" table:number-columns-spanned="4" table:number-rows-spanned="1">
                  <text:p>Test Description</text:p>
                </table:table-cell>
                <table:covered-table-cell table:number-columns-repeated="3" table:style-name="ce95"/>
                <table:table-cell/>
                <table:table-cell table:style-name="ce7"/>
                <table:table-cell table:number-columns-repeated="249"/>
              </table:table-row>
              <table:table-row table:style-name="ro1" table:visibility="collapse">
                <table:table-cell table:style-name="ce7"/>
                <table:table-cell table:style-name="ce91" office:value-type="string" calcext:value-type="string" table:number-columns-spanned="4" table:number-rows-spanned="1">
                  <text:p>This measures how aware of and seriously the project takes security issues.</text:p>
                </table:table-cell>
                <table:covered-table-cell table:number-columns-repeated="3" table:style-name="ce91"/>
                <table:table-cell table:style-name="ce55"/>
                <table:table-cell table:style-name="ce7"/>
                <table:table-cell table:number-columns-repeated="249"/>
              </table:table-row>
              <table:table-row table:style-name="ro1" table:visibility="collapse">
                <table:table-cell table:style-name="ce7"/>
                <table:table-cell table:style-name="ce96" table:number-columns-spanned="4" table:number-rows-spanned="1"/>
                <table:covered-table-cell table:number-columns-repeated="3" table:style-name="ce96"/>
                <table:table-cell table:style-name="ce38"/>
                <table:table-cell table:style-name="ce7"/>
                <table:table-cell table:number-columns-repeated="249"/>
              </table:table-row>
              <table:table-row table:style-name="ro1" table:visibility="collapse">
                <table:table-cell table:style-name="ce7"/>
                <table:table-cell table:style-name="ce90" office:value-type="string" calcext:value-type="string" table:number-columns-spanned="3" table:number-rows-spanned="1">
                  <text:p>Test Score Specification</text:p>
                </table:table-cell>
                <table:covered-table-cell table:number-columns-repeated="2" table:style-name="ce90"/>
                <table:table-cell table:style-name="ce95" office:value-type="string" calcext:value-type="string">
                  <text:p>Score</text:p>
                </table:table-cell>
                <table:table-cell/>
                <table:table-cell table:style-name="ce7"/>
                <table:table-cell table:number-columns-repeated="249"/>
              </table:table-row>
              <table:table-row table:style-name="ro1" table:visibility="collapse">
                <table:table-cell/>
                <table:table-cell table:style-name="ce37" office:value-type="string" calcext:value-type="string" table:number-columns-spanned="3" table:number-rows-spanned="1">
                  <text:p>Yes, well maintained</text:p>
                </table:table-cell>
                <table:covered-table-cell table:number-columns-repeated="2" table:style-name="ce37"/>
                <table:table-cell table:style-name="ce53" office:value-type="float" office:value="5" calcext:value-type="float">
                  <text:p>5</text:p>
                </table:table-cell>
                <table:table-cell table:style-name="ce56"/>
                <table:table-cell table:number-columns-repeated="250"/>
              </table:table-row>
              <table:table-row table:style-name="ro1" table:visibility="collapse">
                <table:table-cell/>
                <table:table-cell table:style-name="ce37" office:value-type="string" calcext:value-type="string" table:number-columns-spanned="3" table:number-rows-spanned="1">
                  <text:p>Yes</text:p>
                </table:table-cell>
                <table:covered-table-cell table:number-columns-repeated="2" table:style-name="ce37"/>
                <table:table-cell table:style-name="ce53" office:value-type="float" office:value="3" calcext:value-type="float">
                  <text:p>3</text:p>
                </table:table-cell>
                <table:table-cell table:style-name="ce56"/>
                <table:table-cell table:number-columns-repeated="250"/>
              </table:table-row>
              <table:table-row table:style-name="ro1" table:visibility="collapse">
                <table:table-cell/>
                <table:table-cell table:style-name="ce37" office:value-type="string" calcext:value-type="string" table:number-columns-spanned="3" table:number-rows-spanned="1">
                  <text:p>No</text:p>
                </table:table-cell>
                <table:covered-table-cell table:number-columns-repeated="2" table:style-name="ce37"/>
                <table:table-cell table:style-name="ce53" office:value-type="float" office:value="1" calcext:value-type="float">
                  <text:p>1</text:p>
                </table:table-cell>
                <table:table-cell table:style-name="ce56"/>
                <table:table-cell table:number-columns-repeated="250"/>
              </table:table-row>
            </table:table-row-group>
            <table:table-row table:style-name="ro1" table:visibility="collapse">
              <table:table-cell table:number-columns-repeated="256"/>
            </table:table-row>
          </table:table-row-group>
        </table:table-row-group>
        <table:table-row table:style-name="ro1">
          <table:table-cell table:number-columns-repeated="256"/>
        </table:table-row>
        <table:table-row-group>
          <table:table-row table:style-name="ro9">
            <table:table-cell table:style-name="ce15" office:value-type="string" calcext:value-type="string">
              <text:p>Rank</text:p>
            </table:table-cell>
            <table:table-cell table:style-name="ce42" office:value-type="string" calcext:value-type="string" table:number-columns-spanned="3" table:number-rows-spanned="1">
              <text:p>Category Title</text:p>
            </table:table-cell>
            <table:covered-table-cell table:number-columns-repeated="2" table:style-name="ce85"/>
            <table:table-cell table:style-name="ce15" office:value-type="string" calcext:value-type="string">
              <text:p>Weight</text:p>
            </table:table-cell>
            <table:table-cell table:style-name="ce11" office:value-type="string" calcext:value-type="string">
              <text:p>Unweighted Rating</text:p>
            </table:table-cell>
            <table:table-cell table:style-name="ce57" office:value-type="string" calcext:value-type="string">
              <text:p>Weighted Rating</text:p>
            </table:table-cell>
            <table:table-cell table:number-columns-repeated="249"/>
          </table:table-row>
          <table:table-row table:style-name="ro1">
            <table:table-cell table:style-name="ce22" table:formula="of:=[$'Category Rank'.B17]" office:value-type="float" office:value="7" calcext:value-type="float">
              <text:p>7</text:p>
            </table:table-cell>
            <table:table-cell table:style-name="ce26" office:value-type="string" calcext:value-type="string" table:number-columns-spanned="3" table:number-rows-spanned="1">
              <text:p>Support</text:p>
            </table:table-cell>
            <table:covered-table-cell table:number-columns-repeated="2" table:style-name="ce87"/>
            <table:table-cell table:style-name="ce49" table:formula="of:=[$'Category Rank'.D17]" office:value-type="percentage" office:value="0.05" calcext:value-type="percentage">
              <text:p>5,00%</text:p>
            </table:table-cell>
            <table:table-cell table:style-name="ce22" table:formula="of:=SUM([.F218:.F240])" office:value-type="float" office:value="4.4" calcext:value-type="float">
              <text:p>4,4</text:p>
            </table:table-cell>
            <table:table-cell table:style-name="ce22" table:formula="of:=[.F215]*[.E215]" office:value-type="float" office:value="0.22" calcext:value-type="float">
              <text:p>0,22</text:p>
            </table:table-cell>
            <table:table-cell table:number-columns-repeated="249"/>
          </table:table-row>
          <table:table-row-group table:display="false">
            <table:table-row table:style-name="ro1" table:visibility="collapse">
              <table:table-cell table:style-name="ce23"/>
              <table:table-cell table:style-name="ce88" table:number-columns-spanned="5" table:number-rows-spanned="1"/>
              <table:covered-table-cell table:number-columns-repeated="4" table:style-name="ce88"/>
              <table:table-cell table:style-name="ce7"/>
              <table:table-cell table:number-columns-repeated="249"/>
            </table:table-row>
            <table:table-row table:style-name="ro9" table:visibility="collapse">
              <table:table-cell table:style-name="ce7"/>
              <table:table-cell table:style-name="ce34" office:value-type="string" calcext:value-type="string">
                <text:p>Metric Name</text:p>
              </table:table-cell>
              <table:table-cell table:style-name="ce34" office:value-type="string" calcext:value-type="string">
                <text:p>Raw Score</text:p>
              </table:table-cell>
              <table:table-cell table:style-name="ce29" office:value-type="string" calcext:value-type="string">
                <text:p>Weight</text:p>
              </table:table-cell>
              <table:table-cell table:style-name="ce29" office:value-type="string" calcext:value-type="string">
                <text:p>Unweighted Score</text:p>
              </table:table-cell>
              <table:table-cell table:style-name="ce29" office:value-type="string" calcext:value-type="string">
                <text:p>Weighted Score</text:p>
              </table:table-cell>
              <table:table-cell table:style-name="ce7"/>
              <table:table-cell table:number-columns-repeated="249"/>
            </table:table-row>
            <table:table-row table:style-name="ro9" table:visibility="collapse">
              <table:table-cell table:style-name="ce7"/>
              <table:table-cell table:style-name="ce23" office:value-type="string" calcext:value-type="string">
                <text:p>Average volume of general mailing list in the last 6 months</text:p>
              </table:table-cell>
              <table:table-cell table:style-name="ce44" office:value-type="string" calcext:value-type="string">
                <text:p>Uses Discussion forums only</text:p>
              </table:table-cell>
              <table:table-cell table:style-name="ce48" office:value-type="percentage" office:value="0.3" calcext:value-type="percentage">
                <text:p>30,00%</text:p>
              </table:table-cell>
              <table:table-cell table:style-name="ce50" office:value-type="float" office:value="3" calcext:value-type="float">
                <text:p>3</text:p>
              </table:table-cell>
              <table:table-cell table:style-name="ce7" table:formula="of:=[.D218]*[.E218]" office:value-type="float" office:value="0.9" calcext:value-type="float">
                <text:p>0,9</text:p>
              </table:table-cell>
              <table:table-cell table:style-name="ce7"/>
              <table:table-cell table:number-columns-repeated="249"/>
            </table:table-row>
            <table:table-row-group table:display="false">
              <table:table-row table:style-name="ro1" table:visibility="collapse">
                <table:table-cell table:style-name="ce7"/>
                <table:table-cell table:style-name="ce23" table:number-columns-repeated="5"/>
                <table:table-cell table:style-name="ce7"/>
                <table:table-cell table:number-columns-repeated="249"/>
              </table:table-row>
              <table:table-row table:style-name="ro1" table:visibility="collapse">
                <table:table-cell table:style-name="ce7"/>
                <table:table-cell table:style-name="ce90" office:value-type="string" calcext:value-type="string" table:number-columns-spanned="4" table:number-rows-spanned="1">
                  <text:p>Test Description</text:p>
                </table:table-cell>
                <table:covered-table-cell table:number-columns-repeated="3" table:style-name="ce90"/>
                <table:table-cell/>
                <table:table-cell table:style-name="ce7"/>
                <table:table-cell table:number-columns-repeated="249"/>
              </table:table-row>
              <table:table-row table:style-name="ro1" table:visibility="collapse">
                <table:table-cell table:style-name="ce7"/>
                <table:table-cell table:style-name="ce91" office:value-type="string" calcext:value-type="string" table:number-columns-spanned="4" table:number-rows-spanned="1">
                  <text:p>The general mailing list is the first place where people go for free help</text:p>
                </table:table-cell>
                <table:covered-table-cell table:number-columns-repeated="3" table:style-name="ce91"/>
                <table:table-cell table:style-name="ce55"/>
                <table:table-cell table:style-name="ce7"/>
                <table:table-cell table:number-columns-repeated="249"/>
              </table:table-row>
              <table:table-row table:style-name="ro1" table:visibility="collapse">
                <table:table-cell table:style-name="ce7"/>
                <table:table-cell table:number-columns-spanned="4" table:number-rows-spanned="1"/>
                <table:covered-table-cell table:number-columns-repeated="3"/>
                <table:table-cell table:style-name="ce38"/>
                <table:table-cell table:style-name="ce7"/>
                <table:table-cell table:number-columns-repeated="249"/>
              </table:table-row>
              <table:table-row table:style-name="ro1" table:visibility="collapse">
                <table:table-cell table:style-name="ce7"/>
                <table:table-cell table:style-name="ce90" office:value-type="string" calcext:value-type="string" table:number-columns-spanned="3" table:number-rows-spanned="1">
                  <text:p>Test Score Specification</text:p>
                </table:table-cell>
                <table:covered-table-cell table:number-columns-repeated="2" table:style-name="ce90"/>
                <table:table-cell table:style-name="ce51" office:value-type="string" calcext:value-type="string">
                  <text:p>Score</text:p>
                </table:table-cell>
                <table:table-cell/>
                <table:table-cell table:style-name="ce7"/>
                <table:table-cell table:number-columns-repeated="249"/>
              </table:table-row>
              <table:table-row table:style-name="ro1" table:visibility="collapse">
                <table:table-cell table:style-name="ce7"/>
                <table:table-cell table:style-name="ce32" office:value-type="string" calcext:value-type="string" table:number-columns-spanned="3" table:number-rows-spanned="1">
                  <text:p>&gt; 720 messages per month</text:p>
                </table:table-cell>
                <table:covered-table-cell table:number-columns-repeated="2" table:style-name="ce32"/>
                <table:table-cell table:style-name="ce38" office:value-type="float" office:value="5" calcext:value-type="float">
                  <text:p>5</text:p>
                </table:table-cell>
                <table:table-cell table:style-name="ce38"/>
                <table:table-cell table:style-name="ce7"/>
                <table:table-cell table:number-columns-repeated="249"/>
              </table:table-row>
              <table:table-row table:style-name="ro1" table:visibility="collapse">
                <table:table-cell table:style-name="ce7"/>
                <table:table-cell table:style-name="ce33" office:value-type="string" calcext:value-type="string" table:number-columns-spanned="3" table:number-rows-spanned="1">
                  <text:p>300 - 720 msg per month</text:p>
                </table:table-cell>
                <table:covered-table-cell table:number-columns-repeated="2" table:style-name="ce33"/>
                <table:table-cell table:style-name="ce38" office:value-type="float" office:value="4" calcext:value-type="float">
                  <text:p>4</text:p>
                </table:table-cell>
                <table:table-cell table:style-name="ce38"/>
                <table:table-cell table:style-name="ce7"/>
                <table:table-cell table:number-columns-repeated="249"/>
              </table:table-row>
              <table:table-row table:style-name="ro1" table:visibility="collapse">
                <table:table-cell table:style-name="ce7"/>
                <table:table-cell table:style-name="ce32" office:value-type="string" calcext:value-type="string" table:number-columns-spanned="3" table:number-rows-spanned="1">
                  <text:p>150 - 300 msg per month</text:p>
                </table:table-cell>
                <table:covered-table-cell table:number-columns-repeated="2" table:style-name="ce32"/>
                <table:table-cell table:style-name="ce38" office:value-type="float" office:value="3" calcext:value-type="float">
                  <text:p>3</text:p>
                </table:table-cell>
                <table:table-cell table:style-name="ce38"/>
                <table:table-cell table:style-name="ce7"/>
                <table:table-cell table:number-columns-repeated="249"/>
              </table:table-row>
              <table:table-row table:style-name="ro1" table:visibility="collapse">
                <table:table-cell table:style-name="ce7"/>
                <table:table-cell table:style-name="ce32" office:value-type="string" calcext:value-type="string" table:number-columns-spanned="3" table:number-rows-spanned="1">
                  <text:p>30 - 150 msg per month</text:p>
                </table:table-cell>
                <table:covered-table-cell table:number-columns-repeated="2" table:style-name="ce32"/>
                <table:table-cell table:style-name="ce38" office:value-type="float" office:value="2" calcext:value-type="float">
                  <text:p>2</text:p>
                </table:table-cell>
                <table:table-cell table:style-name="ce38"/>
                <table:table-cell table:style-name="ce7"/>
                <table:table-cell table:number-columns-repeated="249"/>
              </table:table-row>
              <table:table-row table:style-name="ro1" table:visibility="collapse">
                <table:table-cell table:style-name="ce7"/>
                <table:table-cell table:style-name="ce33" office:value-type="string" calcext:value-type="string" table:number-columns-spanned="3" table:number-rows-spanned="1">
                  <text:p>&lt; 30 msg per month</text:p>
                </table:table-cell>
                <table:covered-table-cell table:number-columns-repeated="2" table:style-name="ce33"/>
                <table:table-cell table:style-name="ce38" office:value-type="float" office:value="1" calcext:value-type="float">
                  <text:p>1</text:p>
                </table:table-cell>
                <table:table-cell table:style-name="ce38"/>
                <table:table-cell table:style-name="ce7"/>
                <table:table-cell table:number-columns-repeated="249"/>
              </table:table-row>
            </table:table-row-group>
            <table:table-row table:style-name="ro1" table:visibility="collapse">
              <table:table-cell table:style-name="ce23"/>
              <table:table-cell table:style-name="ce88" table:number-columns-spanned="4" table:number-rows-spanned="1"/>
              <table:covered-table-cell table:number-columns-repeated="3" table:style-name="ce88"/>
              <table:table-cell table:style-name="ce23"/>
              <table:table-cell table:style-name="ce7"/>
              <table:table-cell table:number-columns-repeated="249"/>
            </table:table-row>
            <table:table-row table:style-name="ro9" table:visibility="collapse">
              <table:table-cell table:style-name="ce7"/>
              <table:table-cell table:style-name="ce34" office:value-type="string" calcext:value-type="string">
                <text:p>Metric Name</text:p>
              </table:table-cell>
              <table:table-cell table:style-name="ce34" office:value-type="string" calcext:value-type="string">
                <text:p>Raw Score</text:p>
              </table:table-cell>
              <table:table-cell table:style-name="ce29" office:value-type="string" calcext:value-type="string">
                <text:p>Weight</text:p>
              </table:table-cell>
              <table:table-cell table:style-name="ce29" office:value-type="string" calcext:value-type="string">
                <text:p>Unweighted Score</text:p>
              </table:table-cell>
              <table:table-cell table:style-name="ce29" office:value-type="string" calcext:value-type="string">
                <text:p>Weighted Score</text:p>
              </table:table-cell>
              <table:table-cell table:style-name="ce7"/>
              <table:table-cell table:number-columns-repeated="249"/>
            </table:table-row>
            <table:table-row table:style-name="ro9" table:visibility="collapse">
              <table:table-cell table:style-name="ce7"/>
              <table:table-cell table:style-name="ce23" office:value-type="string" calcext:value-type="string">
                <text:p>Quality of professional support</text:p>
              </table:table-cell>
              <table:table-cell table:style-name="ce44" office:value-type="string" calcext:value-type="string">
                <text:p>Can buy support &amp; training from PlainBlack</text:p>
              </table:table-cell>
              <table:table-cell table:style-name="ce48" office:value-type="percentage" office:value="0.7" calcext:value-type="percentage">
                <text:p>70,00%</text:p>
              </table:table-cell>
              <table:table-cell table:style-name="ce50" office:value-type="float" office:value="5" calcext:value-type="float">
                <text:p>5</text:p>
              </table:table-cell>
              <table:table-cell table:style-name="ce7" table:formula="of:=[.D231]*[.E231]" office:value-type="float" office:value="3.5" calcext:value-type="float">
                <text:p>3,5</text:p>
              </table:table-cell>
              <table:table-cell table:style-name="ce7"/>
              <table:table-cell table:number-columns-repeated="249"/>
            </table:table-row>
            <table:table-row-group table:display="false">
              <table:table-row table:style-name="ro1" table:visibility="collapse">
                <table:table-cell table:style-name="ce7"/>
                <table:table-cell table:style-name="ce7" table:number-columns-spanned="5" table:number-rows-spanned="1"/>
                <table:covered-table-cell table:number-columns-repeated="4" table:style-name="ce7"/>
                <table:table-cell table:style-name="ce7"/>
                <table:table-cell table:number-columns-repeated="249"/>
              </table:table-row>
              <table:table-row table:style-name="ro1" table:visibility="collapse">
                <table:table-cell table:style-name="ce7"/>
                <table:table-cell table:style-name="ce95" office:value-type="string" calcext:value-type="string" table:number-columns-spanned="4" table:number-rows-spanned="1">
                  <text:p>Test Description</text:p>
                </table:table-cell>
                <table:covered-table-cell table:number-columns-repeated="3" table:style-name="ce95"/>
                <table:table-cell/>
                <table:table-cell table:style-name="ce7"/>
                <table:table-cell table:number-columns-repeated="249"/>
              </table:table-row>
              <table:table-row table:style-name="ro1" table:visibility="collapse">
                <table:table-cell table:style-name="ce7"/>
                <table:table-cell table:style-name="ce91" office:value-type="string" calcext:value-type="string" table:number-columns-spanned="4" table:number-rows-spanned="1">
                  <text:p>Professional support that helps fine-tune for the local deployment and troubleshooting is always desirable.</text:p>
                </table:table-cell>
                <table:covered-table-cell table:number-columns-repeated="3" table:style-name="ce91"/>
                <table:table-cell table:style-name="ce55"/>
                <table:table-cell table:style-name="ce7"/>
                <table:table-cell table:number-columns-repeated="249"/>
              </table:table-row>
              <table:table-row table:style-name="ro1" table:visibility="collapse">
                <table:table-cell table:style-name="ce7"/>
                <table:table-cell table:style-name="ce96" table:number-columns-spanned="4" table:number-rows-spanned="1"/>
                <table:covered-table-cell table:number-columns-repeated="3" table:style-name="ce96"/>
                <table:table-cell table:style-name="ce38"/>
                <table:table-cell table:style-name="ce7"/>
                <table:table-cell table:number-columns-repeated="249"/>
              </table:table-row>
              <table:table-row table:style-name="ro1" table:visibility="collapse">
                <table:table-cell table:style-name="ce7"/>
                <table:table-cell table:style-name="ce90" office:value-type="string" calcext:value-type="string" table:number-columns-spanned="3" table:number-rows-spanned="1">
                  <text:p>Test Score Specification</text:p>
                </table:table-cell>
                <table:covered-table-cell table:number-columns-repeated="2" table:style-name="ce90"/>
                <table:table-cell table:style-name="ce95" office:value-type="string" calcext:value-type="string">
                  <text:p>Score</text:p>
                </table:table-cell>
                <table:table-cell/>
                <table:table-cell table:style-name="ce7"/>
                <table:table-cell table:number-columns-repeated="249"/>
              </table:table-row>
              <table:table-row table:style-name="ro1" table:visibility="collapse">
                <table:table-cell/>
                <table:table-cell table:style-name="ce37" office:value-type="string" calcext:value-type="string" table:number-columns-spanned="3" table:number-rows-spanned="1">
                  <text:p>Installation + troubleshooting + integration / customization support</text:p>
                </table:table-cell>
                <table:covered-table-cell table:number-columns-repeated="2" table:style-name="ce37"/>
                <table:table-cell table:style-name="ce53" office:value-type="float" office:value="5" calcext:value-type="float">
                  <text:p>5</text:p>
                </table:table-cell>
                <table:table-cell table:style-name="ce56"/>
                <table:table-cell table:number-columns-repeated="250"/>
              </table:table-row>
              <table:table-row table:style-name="ro1" table:visibility="collapse">
                <table:table-cell/>
                <table:table-cell table:style-name="ce37" office:value-type="string" calcext:value-type="string" table:number-columns-spanned="3" table:number-rows-spanned="1">
                  <text:p>Installation support only</text:p>
                </table:table-cell>
                <table:covered-table-cell table:number-columns-repeated="2" table:style-name="ce37"/>
                <table:table-cell table:style-name="ce53" office:value-type="float" office:value="3" calcext:value-type="float">
                  <text:p>3</text:p>
                </table:table-cell>
                <table:table-cell table:style-name="ce56"/>
                <table:table-cell table:number-columns-repeated="250"/>
              </table:table-row>
              <table:table-row table:style-name="ro1" table:visibility="collapse">
                <table:table-cell/>
                <table:table-cell table:style-name="ce37" office:value-type="string" calcext:value-type="string" table:number-columns-spanned="3" table:number-rows-spanned="1">
                  <text:p>No professional support</text:p>
                </table:table-cell>
                <table:covered-table-cell table:number-columns-repeated="2" table:style-name="ce37"/>
                <table:table-cell table:style-name="ce53" office:value-type="float" office:value="1" calcext:value-type="float">
                  <text:p>1</text:p>
                </table:table-cell>
                <table:table-cell table:style-name="ce56"/>
                <table:table-cell table:number-columns-repeated="250"/>
              </table:table-row>
            </table:table-row-group>
            <table:table-row table:style-name="ro1" table:visibility="collapse">
              <table:table-cell table:number-columns-repeated="256"/>
            </table:table-row>
          </table:table-row-group>
        </table:table-row-group>
        <table:table-row table:style-name="ro1">
          <table:table-cell table:number-columns-repeated="256"/>
        </table:table-row>
        <table:table-row-group>
          <table:table-row table:style-name="ro9">
            <table:table-cell table:style-name="ce15" office:value-type="string" calcext:value-type="string">
              <text:p>Rank</text:p>
            </table:table-cell>
            <table:table-cell table:style-name="ce85" office:value-type="string" calcext:value-type="string" table:number-columns-spanned="3" table:number-rows-spanned="1">
              <text:p>Category Title</text:p>
            </table:table-cell>
            <table:covered-table-cell table:number-columns-repeated="2" table:style-name="ce85"/>
            <table:table-cell table:style-name="ce15" office:value-type="string" calcext:value-type="string">
              <text:p>Weight</text:p>
            </table:table-cell>
            <table:table-cell table:style-name="ce11" office:value-type="string" calcext:value-type="string">
              <text:p>Unweighted Rating</text:p>
            </table:table-cell>
            <table:table-cell table:style-name="ce57" office:value-type="string" calcext:value-type="string">
              <text:p>Weighted Rating</text:p>
            </table:table-cell>
            <table:table-cell table:number-columns-repeated="249"/>
          </table:table-row>
          <table:table-row table:style-name="ro1">
            <table:table-cell table:style-name="ce22" table:formula="of:=[$'Category Rank'.B18]" office:value-type="float" office:value="8" calcext:value-type="float">
              <text:p>8</text:p>
            </table:table-cell>
            <table:table-cell table:style-name="ce26" office:value-type="string" calcext:value-type="string" table:number-columns-spanned="3" table:number-rows-spanned="1">
              <text:p>Performance</text:p>
            </table:table-cell>
            <table:covered-table-cell table:number-columns-repeated="2" table:style-name="ce87"/>
            <table:table-cell table:style-name="ce49" table:formula="of:=[$'Category Rank'.D18]" office:value-type="percentage" office:value="0" calcext:value-type="percentage">
              <text:p>0,00%</text:p>
            </table:table-cell>
            <table:table-cell table:style-name="ce22" table:formula="of:=SUM([.F246:.F266])" office:value-type="float" office:value="1" calcext:value-type="float">
              <text:p>1</text:p>
            </table:table-cell>
            <table:table-cell table:style-name="ce22" table:formula="of:=[.F243]*[.E243]" office:value-type="float" office:value="0" calcext:value-type="float">
              <text:p>0</text:p>
            </table:table-cell>
            <table:table-cell table:number-columns-repeated="249"/>
          </table:table-row>
          <table:table-row-group table:display="false">
            <table:table-row table:style-name="ro1" table:visibility="collapse">
              <table:table-cell table:style-name="ce23"/>
              <table:table-cell table:style-name="ce88" table:number-columns-spanned="5" table:number-rows-spanned="1"/>
              <table:covered-table-cell table:number-columns-repeated="4" table:style-name="ce88"/>
              <table:table-cell table:style-name="ce7"/>
              <table:table-cell table:number-columns-repeated="249"/>
            </table:table-row>
            <table:table-row table:style-name="ro9" table:visibility="collapse">
              <table:table-cell table:style-name="ce7"/>
              <table:table-cell table:style-name="ce34" office:value-type="string" calcext:value-type="string">
                <text:p>Metric Name</text:p>
              </table:table-cell>
              <table:table-cell table:style-name="ce34" office:value-type="string" calcext:value-type="string">
                <text:p>Raw Score</text:p>
              </table:table-cell>
              <table:table-cell table:style-name="ce29" office:value-type="string" calcext:value-type="string">
                <text:p>Weight</text:p>
              </table:table-cell>
              <table:table-cell table:style-name="ce29" office:value-type="string" calcext:value-type="string">
                <text:p>Unweighted Score</text:p>
              </table:table-cell>
              <table:table-cell table:style-name="ce29" office:value-type="string" calcext:value-type="string">
                <text:p>Weighted Score</text:p>
              </table:table-cell>
              <table:table-cell table:style-name="ce7"/>
              <table:table-cell table:number-columns-repeated="249"/>
            </table:table-row>
            <table:table-row table:style-name="ro1" table:visibility="collapse">
              <table:table-cell table:style-name="ce7"/>
              <table:table-cell table:style-name="ce23" office:value-type="string" calcext:value-type="string">
                <text:p>Performance Testing and Benchmark Reports available</text:p>
              </table:table-cell>
              <table:table-cell table:style-name="ce44" office:value-type="string" calcext:value-type="string">
                <text:p>None found</text:p>
              </table:table-cell>
              <table:table-cell table:style-name="ce48" office:value-type="percentage" office:value="0.4" calcext:value-type="percentage">
                <text:p>40,00%</text:p>
              </table:table-cell>
              <table:table-cell table:style-name="ce50" office:value-type="float" office:value="1" calcext:value-type="float">
                <text:p>1</text:p>
              </table:table-cell>
              <table:table-cell table:style-name="ce7" table:formula="of:=[.D246]*[.E246]" office:value-type="float" office:value="0.4" calcext:value-type="float">
                <text:p>0,4</text:p>
              </table:table-cell>
              <table:table-cell table:style-name="ce7"/>
              <table:table-cell table:number-columns-repeated="249"/>
            </table:table-row>
            <table:table-row-group table:display="false">
              <table:table-row table:style-name="ro1" table:visibility="collapse">
                <table:table-cell table:style-name="ce7"/>
                <table:table-cell table:style-name="ce23" table:number-columns-repeated="5"/>
                <table:table-cell table:style-name="ce7"/>
                <table:table-cell table:number-columns-repeated="249"/>
              </table:table-row>
              <table:table-row table:style-name="ro1" table:visibility="collapse">
                <table:table-cell table:style-name="ce7"/>
                <table:table-cell table:style-name="ce90" office:value-type="string" calcext:value-type="string" table:number-columns-spanned="4" table:number-rows-spanned="1">
                  <text:p>Test Description</text:p>
                </table:table-cell>
                <table:covered-table-cell table:number-columns-repeated="3" table:style-name="ce90"/>
                <table:table-cell/>
                <table:table-cell table:style-name="ce7"/>
                <table:table-cell table:number-columns-repeated="249"/>
              </table:table-row>
              <table:table-row table:style-name="ro10" table:visibility="collapse">
                <table:table-cell table:style-name="ce7"/>
                <table:table-cell table:style-name="ce91" office:value-type="string" calcext:value-type="string" table:number-columns-spanned="4" table:number-rows-spanned="1">
                  <text:p>This measures if there was any performance testing done and benchmarks published — typically in comparison to other equivalent solutions.</text:p>
                </table:table-cell>
                <table:covered-table-cell table:number-columns-repeated="3" table:style-name="ce91"/>
                <table:table-cell table:style-name="ce55"/>
                <table:table-cell table:style-name="ce7"/>
                <table:table-cell table:number-columns-repeated="249"/>
              </table:table-row>
              <table:table-row table:style-name="ro1" table:visibility="collapse">
                <table:table-cell table:style-name="ce7"/>
                <table:table-cell table:number-columns-spanned="4" table:number-rows-spanned="1"/>
                <table:covered-table-cell table:number-columns-repeated="3"/>
                <table:table-cell table:style-name="ce38"/>
                <table:table-cell table:style-name="ce7"/>
                <table:table-cell table:number-columns-repeated="249"/>
              </table:table-row>
              <table:table-row table:style-name="ro1" table:visibility="collapse">
                <table:table-cell table:style-name="ce7"/>
                <table:table-cell table:style-name="ce90" office:value-type="string" calcext:value-type="string" table:number-columns-spanned="3" table:number-rows-spanned="1">
                  <text:p>Test Score Specification</text:p>
                </table:table-cell>
                <table:covered-table-cell table:number-columns-repeated="2" table:style-name="ce90"/>
                <table:table-cell table:style-name="ce51" office:value-type="string" calcext:value-type="string">
                  <text:p>Score</text:p>
                </table:table-cell>
                <table:table-cell/>
                <table:table-cell table:style-name="ce7"/>
                <table:table-cell table:number-columns-repeated="249"/>
              </table:table-row>
              <table:table-row table:style-name="ro1" table:visibility="collapse">
                <table:table-cell table:style-name="ce7"/>
                <table:table-cell table:style-name="ce32" office:value-type="string" calcext:value-type="string" table:number-columns-spanned="3" table:number-rows-spanned="1">
                  <text:p>Yes, with good results</text:p>
                </table:table-cell>
                <table:covered-table-cell table:number-columns-repeated="2" table:style-name="ce32"/>
                <table:table-cell table:style-name="ce38" office:value-type="float" office:value="5" calcext:value-type="float">
                  <text:p>5</text:p>
                </table:table-cell>
                <table:table-cell table:style-name="ce38"/>
                <table:table-cell table:style-name="ce7"/>
                <table:table-cell table:number-columns-repeated="249"/>
              </table:table-row>
              <table:table-row table:style-name="ro1" table:visibility="collapse">
                <table:table-cell table:style-name="ce7"/>
                <table:table-cell table:style-name="ce32" office:value-type="string" calcext:value-type="string" table:number-columns-spanned="3" table:number-rows-spanned="1">
                  <text:p>Yes</text:p>
                </table:table-cell>
                <table:covered-table-cell table:number-columns-repeated="2" table:style-name="ce32"/>
                <table:table-cell table:style-name="ce38" office:value-type="float" office:value="3" calcext:value-type="float">
                  <text:p>3</text:p>
                </table:table-cell>
                <table:table-cell table:style-name="ce38"/>
                <table:table-cell table:style-name="ce7"/>
                <table:table-cell table:number-columns-repeated="249"/>
              </table:table-row>
              <table:table-row table:style-name="ro1" table:visibility="collapse">
                <table:table-cell table:style-name="ce7"/>
                <table:table-cell table:style-name="ce33" office:value-type="string" calcext:value-type="string" table:number-columns-spanned="3" table:number-rows-spanned="1">
                  <text:p>No</text:p>
                </table:table-cell>
                <table:covered-table-cell table:number-columns-repeated="2" table:style-name="ce33"/>
                <table:table-cell table:style-name="ce38" office:value-type="float" office:value="1" calcext:value-type="float">
                  <text:p>1</text:p>
                </table:table-cell>
                <table:table-cell table:style-name="ce38"/>
                <table:table-cell table:style-name="ce7"/>
                <table:table-cell table:number-columns-repeated="249"/>
              </table:table-row>
            </table:table-row-group>
            <table:table-row table:style-name="ro1" table:visibility="collapse">
              <table:table-cell table:style-name="ce23"/>
              <table:table-cell table:style-name="ce88" table:number-columns-spanned="4" table:number-rows-spanned="1"/>
              <table:covered-table-cell table:number-columns-repeated="3" table:style-name="ce88"/>
              <table:table-cell table:style-name="ce23"/>
              <table:table-cell table:style-name="ce7"/>
              <table:table-cell table:number-columns-repeated="249"/>
            </table:table-row>
            <table:table-row table:style-name="ro9" table:visibility="collapse">
              <table:table-cell table:style-name="ce7"/>
              <table:table-cell table:style-name="ce34" office:value-type="string" calcext:value-type="string">
                <text:p>Metric Name</text:p>
              </table:table-cell>
              <table:table-cell table:style-name="ce34" office:value-type="string" calcext:value-type="string">
                <text:p>Raw Score</text:p>
              </table:table-cell>
              <table:table-cell table:style-name="ce29" office:value-type="string" calcext:value-type="string">
                <text:p>Weight</text:p>
              </table:table-cell>
              <table:table-cell table:style-name="ce29" office:value-type="string" calcext:value-type="string">
                <text:p>Unweighted Score</text:p>
              </table:table-cell>
              <table:table-cell table:style-name="ce29" office:value-type="string" calcext:value-type="string">
                <text:p>Weighted Score</text:p>
              </table:table-cell>
              <table:table-cell table:style-name="ce7"/>
              <table:table-cell table:number-columns-repeated="249"/>
            </table:table-row>
            <table:table-row table:style-name="ro1" table:visibility="collapse">
              <table:table-cell table:style-name="ce7"/>
              <table:table-cell table:style-name="ce23" office:value-type="string" calcext:value-type="string">
                <text:p>Performance Tuning &amp; Configuration</text:p>
              </table:table-cell>
              <table:table-cell table:style-name="ce44" office:value-type="string" calcext:value-type="string">
                <text:p>None found</text:p>
              </table:table-cell>
              <table:table-cell table:style-name="ce48" office:value-type="percentage" office:value="0.6" calcext:value-type="percentage">
                <text:p>60,00%</text:p>
              </table:table-cell>
              <table:table-cell table:style-name="ce50" office:value-type="float" office:value="1" calcext:value-type="float">
                <text:p>1</text:p>
              </table:table-cell>
              <table:table-cell table:style-name="ce7" table:formula="of:=[.D257]*[.E257]" office:value-type="float" office:value="0.6" calcext:value-type="float">
                <text:p>0,6</text:p>
              </table:table-cell>
              <table:table-cell table:style-name="ce7"/>
              <table:table-cell table:number-columns-repeated="249"/>
            </table:table-row>
            <table:table-row-group table:display="false">
              <table:table-row table:style-name="ro1" table:visibility="collapse">
                <table:table-cell table:style-name="ce7"/>
                <table:table-cell table:style-name="ce7" table:number-columns-spanned="5" table:number-rows-spanned="1"/>
                <table:covered-table-cell table:number-columns-repeated="4" table:style-name="ce7"/>
                <table:table-cell table:style-name="ce7"/>
                <table:table-cell table:number-columns-repeated="249"/>
              </table:table-row>
              <table:table-row table:style-name="ro1" table:visibility="collapse">
                <table:table-cell table:style-name="ce7"/>
                <table:table-cell table:style-name="ce95" office:value-type="string" calcext:value-type="string" table:number-columns-spanned="4" table:number-rows-spanned="1">
                  <text:p>Test Description</text:p>
                </table:table-cell>
                <table:covered-table-cell table:number-columns-repeated="3" table:style-name="ce95"/>
                <table:table-cell/>
                <table:table-cell table:style-name="ce7"/>
                <table:table-cell table:number-columns-repeated="249"/>
              </table:table-row>
              <table:table-row table:style-name="ro18" table:visibility="collapse">
                <table:table-cell table:style-name="ce7"/>
                <table:table-cell table:style-name="ce91" office:value-type="string" calcext:value-type="string" table:number-columns-spanned="4" table:number-rows-spanned="1">
                  <text:p>This measures if there is any documentation or tool to help fine-tune the component for performance. (Information about CPU, Disk, Network).</text:p>
                </table:table-cell>
                <table:covered-table-cell table:number-columns-repeated="3" table:style-name="ce91"/>
                <table:table-cell table:style-name="ce55"/>
                <table:table-cell table:style-name="ce7"/>
                <table:table-cell table:number-columns-repeated="249"/>
              </table:table-row>
              <table:table-row table:style-name="ro1" table:visibility="collapse">
                <table:table-cell table:style-name="ce7"/>
                <table:table-cell table:style-name="ce96" table:number-columns-spanned="4" table:number-rows-spanned="1"/>
                <table:covered-table-cell table:number-columns-repeated="3" table:style-name="ce96"/>
                <table:table-cell table:style-name="ce38"/>
                <table:table-cell table:style-name="ce7"/>
                <table:table-cell table:number-columns-repeated="249"/>
              </table:table-row>
              <table:table-row table:style-name="ro1" table:visibility="collapse">
                <table:table-cell table:style-name="ce7"/>
                <table:table-cell table:style-name="ce90" office:value-type="string" calcext:value-type="string" table:number-columns-spanned="3" table:number-rows-spanned="1">
                  <text:p>Test Score Specification</text:p>
                </table:table-cell>
                <table:covered-table-cell table:number-columns-repeated="2" table:style-name="ce90"/>
                <table:table-cell table:style-name="ce95" office:value-type="string" calcext:value-type="string">
                  <text:p>Score</text:p>
                </table:table-cell>
                <table:table-cell/>
                <table:table-cell table:style-name="ce7"/>
                <table:table-cell table:number-columns-repeated="249"/>
              </table:table-row>
              <table:table-row table:style-name="ro1" table:visibility="collapse">
                <table:table-cell/>
                <table:table-cell table:style-name="ce37" office:value-type="string" calcext:value-type="string" table:number-columns-spanned="3" table:number-rows-spanned="1">
                  <text:p>Simple &amp; Intuitive, information is well organized, no manual required</text:p>
                </table:table-cell>
                <table:covered-table-cell table:number-columns-repeated="2" table:style-name="ce37"/>
                <table:table-cell table:style-name="ce53" office:value-type="float" office:value="5" calcext:value-type="float">
                  <text:p>5</text:p>
                </table:table-cell>
                <table:table-cell table:style-name="ce56"/>
                <table:table-cell table:number-columns-repeated="250"/>
              </table:table-row>
              <table:table-row table:style-name="ro1" table:visibility="collapse">
                <table:table-cell/>
                <table:table-cell table:style-name="ce37" office:value-type="string" calcext:value-type="string" table:number-columns-spanned="3" table:number-rows-spanned="1">
                  <text:p>Takes little time to learn, information somewhat organized, some use of the manual</text:p>
                </table:table-cell>
                <table:covered-table-cell table:number-columns-repeated="2" table:style-name="ce37"/>
                <table:table-cell table:style-name="ce53" office:value-type="float" office:value="3" calcext:value-type="float">
                  <text:p>3</text:p>
                </table:table-cell>
                <table:table-cell table:style-name="ce56"/>
                <table:table-cell table:number-columns-repeated="250"/>
              </table:table-row>
              <table:table-row table:style-name="ro1" table:visibility="collapse">
                <table:table-cell/>
                <table:table-cell table:style-name="ce37" office:value-type="string" calcext:value-type="string" table:number-columns-spanned="3" table:number-rows-spanned="1">
                  <text:p>Complex, too much information, no obvious organization, cannot use without a manual</text:p>
                </table:table-cell>
                <table:covered-table-cell table:number-columns-repeated="2" table:style-name="ce37"/>
                <table:table-cell table:style-name="ce53" office:value-type="float" office:value="1" calcext:value-type="float">
                  <text:p>1</text:p>
                </table:table-cell>
                <table:table-cell table:style-name="ce56"/>
                <table:table-cell table:number-columns-repeated="250"/>
              </table:table-row>
            </table:table-row-group>
            <table:table-row table:style-name="ro1" table:visibility="collapse">
              <table:table-cell table:number-columns-repeated="256"/>
            </table:table-row>
          </table:table-row-group>
        </table:table-row-group>
        <table:table-row table:style-name="ro1">
          <table:table-cell table:number-columns-repeated="256"/>
        </table:table-row>
        <table:table-row-group>
          <table:table-row table:style-name="ro9">
            <table:table-cell table:style-name="ce15" office:value-type="string" calcext:value-type="string">
              <text:p>Rank</text:p>
            </table:table-cell>
            <table:table-cell table:style-name="ce85" office:value-type="string" calcext:value-type="string" table:number-columns-spanned="3" table:number-rows-spanned="1">
              <text:p>Category Title</text:p>
            </table:table-cell>
            <table:covered-table-cell table:number-columns-repeated="2" table:style-name="ce85"/>
            <table:table-cell table:style-name="ce15" office:value-type="string" calcext:value-type="string">
              <text:p>Weight</text:p>
            </table:table-cell>
            <table:table-cell table:style-name="ce11" office:value-type="string" calcext:value-type="string">
              <text:p>Unweighted Rating</text:p>
            </table:table-cell>
            <table:table-cell table:style-name="ce57" office:value-type="string" calcext:value-type="string">
              <text:p>Weighted Rating</text:p>
            </table:table-cell>
            <table:table-cell table:number-columns-repeated="249"/>
          </table:table-row>
          <table:table-row table:style-name="ro1">
            <table:table-cell table:style-name="ce22" table:formula="of:=[$'Category Rank'.B19]" office:value-type="float" office:value="9" calcext:value-type="float">
              <text:p>9</text:p>
            </table:table-cell>
            <table:table-cell table:style-name="ce26" office:value-type="string" calcext:value-type="string" table:number-columns-spanned="3" table:number-rows-spanned="1">
              <text:p>Architecture</text:p>
            </table:table-cell>
            <table:covered-table-cell table:number-columns-repeated="2" table:style-name="ce87"/>
            <table:table-cell table:style-name="ce49" table:formula="of:=[$'Category Rank'.D19]" office:value-type="percentage" office:value="0" calcext:value-type="percentage">
              <text:p>0,00%</text:p>
            </table:table-cell>
            <table:table-cell table:style-name="ce22" table:formula="of:=SUM([.F272:.F294])" office:value-type="float" office:value="5" calcext:value-type="float">
              <text:p>5</text:p>
            </table:table-cell>
            <table:table-cell table:style-name="ce22" table:formula="of:=[.F269]*[.E269]" office:value-type="float" office:value="0" calcext:value-type="float">
              <text:p>0</text:p>
            </table:table-cell>
            <table:table-cell table:number-columns-repeated="249"/>
          </table:table-row>
          <table:table-row-group table:display="false">
            <table:table-row table:style-name="ro1" table:visibility="collapse">
              <table:table-cell table:style-name="ce23"/>
              <table:table-cell table:style-name="ce88" table:number-columns-spanned="5" table:number-rows-spanned="1"/>
              <table:covered-table-cell table:number-columns-repeated="4" table:style-name="ce88"/>
              <table:table-cell table:style-name="ce7"/>
              <table:table-cell table:number-columns-repeated="249"/>
            </table:table-row>
            <table:table-row table:style-name="ro9" table:visibility="collapse">
              <table:table-cell table:style-name="ce7"/>
              <table:table-cell table:style-name="ce34" office:value-type="string" calcext:value-type="string">
                <text:p>Metric Name</text:p>
              </table:table-cell>
              <table:table-cell table:style-name="ce34" office:value-type="string" calcext:value-type="string">
                <text:p>Raw Score</text:p>
              </table:table-cell>
              <table:table-cell table:style-name="ce29" office:value-type="string" calcext:value-type="string">
                <text:p>Weight</text:p>
              </table:table-cell>
              <table:table-cell table:style-name="ce29" office:value-type="string" calcext:value-type="string">
                <text:p>Unweighted Score</text:p>
              </table:table-cell>
              <table:table-cell table:style-name="ce29" office:value-type="string" calcext:value-type="string">
                <text:p>Weighted Score</text:p>
              </table:table-cell>
              <table:table-cell table:style-name="ce7"/>
              <table:table-cell table:number-columns-repeated="249"/>
            </table:table-row>
            <table:table-row table:style-name="ro1" table:visibility="collapse">
              <table:table-cell table:style-name="ce7"/>
              <table:table-cell table:style-name="ce23" office:value-type="string" calcext:value-type="string">
                <text:p>Are there any third-party plug-ins?</text:p>
              </table:table-cell>
              <table:table-cell table:style-name="ce44" office:value-type="string" calcext:value-type="string">
                <text:p>Lots of add-ons</text:p>
              </table:table-cell>
              <table:table-cell table:style-name="ce48" office:value-type="percentage" office:value="0.6" calcext:value-type="percentage">
                <text:p>60,00%</text:p>
              </table:table-cell>
              <table:table-cell table:style-name="ce50" office:value-type="float" office:value="5" calcext:value-type="float">
                <text:p>5</text:p>
              </table:table-cell>
              <table:table-cell table:style-name="ce7" table:formula="of:=[.D272]*[.E272]" office:value-type="float" office:value="3" calcext:value-type="float">
                <text:p>3</text:p>
              </table:table-cell>
              <table:table-cell table:style-name="ce7"/>
              <table:table-cell table:number-columns-repeated="249"/>
            </table:table-row>
            <table:table-row-group table:display="false">
              <table:table-row table:style-name="ro1" table:visibility="collapse">
                <table:table-cell table:style-name="ce7"/>
                <table:table-cell table:style-name="ce23" table:number-columns-repeated="5"/>
                <table:table-cell table:style-name="ce7"/>
                <table:table-cell table:number-columns-repeated="249"/>
              </table:table-row>
              <table:table-row table:style-name="ro1" table:visibility="collapse">
                <table:table-cell table:style-name="ce7"/>
                <table:table-cell table:style-name="ce90" office:value-type="string" calcext:value-type="string" table:number-columns-spanned="4" table:number-rows-spanned="1">
                  <text:p>Test Description</text:p>
                </table:table-cell>
                <table:covered-table-cell table:number-columns-repeated="3" table:style-name="ce90"/>
                <table:table-cell/>
                <table:table-cell table:style-name="ce7"/>
                <table:table-cell table:number-columns-repeated="249"/>
              </table:table-row>
              <table:table-row table:style-name="ro1" table:visibility="collapse">
                <table:table-cell table:style-name="ce7"/>
                <table:table-cell table:style-name="ce91" office:value-type="string" calcext:value-type="string" table:number-columns-spanned="4" table:number-rows-spanned="1">
                  <text:p>This measures the design for extensibility through third-party plug-ins.</text:p>
                </table:table-cell>
                <table:covered-table-cell table:number-columns-repeated="3" table:style-name="ce91"/>
                <table:table-cell table:style-name="ce55"/>
                <table:table-cell table:style-name="ce7"/>
                <table:table-cell table:number-columns-repeated="249"/>
              </table:table-row>
              <table:table-row table:style-name="ro1" table:visibility="collapse">
                <table:table-cell table:style-name="ce7"/>
                <table:table-cell table:number-columns-spanned="4" table:number-rows-spanned="1"/>
                <table:covered-table-cell table:number-columns-repeated="3"/>
                <table:table-cell table:style-name="ce38"/>
                <table:table-cell table:style-name="ce7"/>
                <table:table-cell table:number-columns-repeated="249"/>
              </table:table-row>
              <table:table-row table:style-name="ro1" table:visibility="collapse">
                <table:table-cell table:style-name="ce7"/>
                <table:table-cell table:style-name="ce90" office:value-type="string" calcext:value-type="string" table:number-columns-spanned="3" table:number-rows-spanned="1">
                  <text:p>Test Score Specification</text:p>
                </table:table-cell>
                <table:covered-table-cell table:number-columns-repeated="2" table:style-name="ce90"/>
                <table:table-cell table:style-name="ce51" office:value-type="string" calcext:value-type="string">
                  <text:p>Score</text:p>
                </table:table-cell>
                <table:table-cell/>
                <table:table-cell table:style-name="ce7"/>
                <table:table-cell table:number-columns-repeated="249"/>
              </table:table-row>
              <table:table-row table:style-name="ro1" table:visibility="collapse">
                <table:table-cell table:style-name="ce7"/>
                <table:table-cell table:style-name="ce32" office:value-type="string" calcext:value-type="string" table:number-columns-spanned="3" table:number-rows-spanned="1">
                  <text:p>&gt; 10</text:p>
                </table:table-cell>
                <table:covered-table-cell table:number-columns-repeated="2" table:style-name="ce32"/>
                <table:table-cell table:style-name="ce38" office:value-type="float" office:value="5" calcext:value-type="float">
                  <text:p>5</text:p>
                </table:table-cell>
                <table:table-cell table:style-name="ce38"/>
                <table:table-cell table:style-name="ce7"/>
                <table:table-cell table:number-columns-repeated="249"/>
              </table:table-row>
              <table:table-row table:style-name="ro1" table:visibility="collapse">
                <table:table-cell table:style-name="ce7"/>
                <table:table-cell table:style-name="ce33" office:value-type="string" calcext:value-type="string" table:number-columns-spanned="3" table:number-rows-spanned="1">
                  <text:p>6 to 10</text:p>
                </table:table-cell>
                <table:covered-table-cell table:number-columns-repeated="2" table:style-name="ce33"/>
                <table:table-cell table:style-name="ce38" office:value-type="float" office:value="4" calcext:value-type="float">
                  <text:p>4</text:p>
                </table:table-cell>
                <table:table-cell table:style-name="ce38"/>
                <table:table-cell table:style-name="ce7"/>
                <table:table-cell table:number-columns-repeated="249"/>
              </table:table-row>
              <table:table-row table:style-name="ro1" table:visibility="collapse">
                <table:table-cell table:style-name="ce7"/>
                <table:table-cell table:style-name="ce32" office:value-type="string" calcext:value-type="string" table:number-columns-spanned="3" table:number-rows-spanned="1">
                  <text:p>2 to 5</text:p>
                </table:table-cell>
                <table:covered-table-cell table:number-columns-repeated="2" table:style-name="ce32"/>
                <table:table-cell table:style-name="ce38" office:value-type="float" office:value="3" calcext:value-type="float">
                  <text:p>3</text:p>
                </table:table-cell>
                <table:table-cell table:style-name="ce38"/>
                <table:table-cell table:style-name="ce7"/>
                <table:table-cell table:number-columns-repeated="249"/>
              </table:table-row>
              <table:table-row table:style-name="ro1" table:visibility="collapse">
                <table:table-cell table:style-name="ce7"/>
                <table:table-cell table:style-name="ce32" office:value-type="float" office:value="1" calcext:value-type="float" table:number-columns-spanned="3" table:number-rows-spanned="1">
                  <text:p>1</text:p>
                </table:table-cell>
                <table:covered-table-cell table:number-columns-repeated="2" table:style-name="ce32"/>
                <table:table-cell table:style-name="ce38" office:value-type="float" office:value="2" calcext:value-type="float">
                  <text:p>2</text:p>
                </table:table-cell>
                <table:table-cell table:style-name="ce38"/>
                <table:table-cell table:style-name="ce7"/>
                <table:table-cell table:number-columns-repeated="249"/>
              </table:table-row>
              <table:table-row table:style-name="ro1" table:visibility="collapse">
                <table:table-cell table:style-name="ce7"/>
                <table:table-cell table:style-name="ce33" office:value-type="float" office:value="0" calcext:value-type="float" table:number-columns-spanned="3" table:number-rows-spanned="1">
                  <text:p>0</text:p>
                </table:table-cell>
                <table:covered-table-cell table:number-columns-repeated="2" table:style-name="ce33"/>
                <table:table-cell table:style-name="ce38" office:value-type="float" office:value="1" calcext:value-type="float">
                  <text:p>1</text:p>
                </table:table-cell>
                <table:table-cell table:style-name="ce38"/>
                <table:table-cell table:style-name="ce7"/>
                <table:table-cell table:number-columns-repeated="249"/>
              </table:table-row>
            </table:table-row-group>
            <table:table-row table:style-name="ro1" table:visibility="collapse">
              <table:table-cell table:style-name="ce23"/>
              <table:table-cell table:style-name="ce88" table:number-columns-spanned="4" table:number-rows-spanned="1"/>
              <table:covered-table-cell table:number-columns-repeated="3" table:style-name="ce88"/>
              <table:table-cell table:style-name="ce23"/>
              <table:table-cell table:style-name="ce7"/>
              <table:table-cell table:number-columns-repeated="249"/>
            </table:table-row>
            <table:table-row table:style-name="ro9" table:visibility="collapse">
              <table:table-cell table:style-name="ce7"/>
              <table:table-cell table:style-name="ce34" office:value-type="string" calcext:value-type="string">
                <text:p>Metric Name</text:p>
              </table:table-cell>
              <table:table-cell table:style-name="ce34" office:value-type="string" calcext:value-type="string">
                <text:p>Raw Score</text:p>
              </table:table-cell>
              <table:table-cell table:style-name="ce29" office:value-type="string" calcext:value-type="string">
                <text:p>Weight</text:p>
              </table:table-cell>
              <table:table-cell table:style-name="ce29" office:value-type="string" calcext:value-type="string">
                <text:p>Unweighted Score</text:p>
              </table:table-cell>
              <table:table-cell table:style-name="ce29" office:value-type="string" calcext:value-type="string">
                <text:p>Weighted Score</text:p>
              </table:table-cell>
              <table:table-cell table:style-name="ce7"/>
              <table:table-cell table:number-columns-repeated="249"/>
            </table:table-row>
            <table:table-row table:style-name="ro1" table:visibility="collapse">
              <table:table-cell table:style-name="ce7"/>
              <table:table-cell table:style-name="ce23" office:value-type="string" calcext:value-type="string">
                <text:p>Public API / External Service </text:p>
              </table:table-cell>
              <table:table-cell table:style-name="ce44" office:value-type="string" calcext:value-type="string">
                <text:p>Documented API</text:p>
              </table:table-cell>
              <table:table-cell table:style-name="ce48" office:value-type="percentage" office:value="0.4" calcext:value-type="percentage">
                <text:p>40,00%</text:p>
              </table:table-cell>
              <table:table-cell table:style-name="ce50" office:value-type="float" office:value="5" calcext:value-type="float">
                <text:p>5</text:p>
              </table:table-cell>
              <table:table-cell table:style-name="ce7" table:formula="of:=[.D285]*[.E285]" office:value-type="float" office:value="2" calcext:value-type="float">
                <text:p>2</text:p>
              </table:table-cell>
              <table:table-cell table:style-name="ce7"/>
              <table:table-cell table:number-columns-repeated="249"/>
            </table:table-row>
            <table:table-row-group table:display="false">
              <table:table-row table:style-name="ro1" table:visibility="collapse">
                <table:table-cell table:style-name="ce7"/>
                <table:table-cell table:style-name="ce7" table:number-columns-spanned="5" table:number-rows-spanned="1"/>
                <table:covered-table-cell table:number-columns-repeated="4" table:style-name="ce7"/>
                <table:table-cell table:style-name="ce7"/>
                <table:table-cell table:number-columns-repeated="249"/>
              </table:table-row>
              <table:table-row table:style-name="ro1" table:visibility="collapse">
                <table:table-cell table:style-name="ce7"/>
                <table:table-cell table:style-name="ce95" office:value-type="string" calcext:value-type="string" table:number-columns-spanned="4" table:number-rows-spanned="1">
                  <text:p>Test Description</text:p>
                </table:table-cell>
                <table:covered-table-cell table:number-columns-repeated="3" table:style-name="ce95"/>
                <table:table-cell/>
                <table:table-cell table:style-name="ce7"/>
                <table:table-cell table:number-columns-repeated="249"/>
              </table:table-row>
              <table:table-row table:style-name="ro1" table:visibility="collapse">
                <table:table-cell table:style-name="ce7"/>
                <table:table-cell table:style-name="ce91" office:value-type="string" calcext:value-type="string" table:number-columns-spanned="4" table:number-rows-spanned="1">
                  <text:p>Allows for extensions via a public API, also shows design for customization.</text:p>
                </table:table-cell>
                <table:covered-table-cell table:number-columns-repeated="3" table:style-name="ce91"/>
                <table:table-cell table:style-name="ce55"/>
                <table:table-cell table:style-name="ce7"/>
                <table:table-cell table:number-columns-repeated="249"/>
              </table:table-row>
              <table:table-row table:style-name="ro1" table:visibility="collapse">
                <table:table-cell table:style-name="ce7"/>
                <table:table-cell table:style-name="ce96" table:number-columns-spanned="4" table:number-rows-spanned="1"/>
                <table:covered-table-cell table:number-columns-repeated="3" table:style-name="ce96"/>
                <table:table-cell table:style-name="ce38"/>
                <table:table-cell table:style-name="ce7"/>
                <table:table-cell table:number-columns-repeated="249"/>
              </table:table-row>
              <table:table-row table:style-name="ro1" table:visibility="collapse">
                <table:table-cell table:style-name="ce7"/>
                <table:table-cell table:style-name="ce90" office:value-type="string" calcext:value-type="string" table:number-columns-spanned="3" table:number-rows-spanned="1">
                  <text:p>Test Score Specification</text:p>
                </table:table-cell>
                <table:covered-table-cell table:number-columns-repeated="2" table:style-name="ce90"/>
                <table:table-cell table:style-name="ce95" office:value-type="string" calcext:value-type="string">
                  <text:p>Score</text:p>
                </table:table-cell>
                <table:table-cell/>
                <table:table-cell table:style-name="ce7"/>
                <table:table-cell table:number-columns-repeated="249"/>
              </table:table-row>
              <table:table-row table:style-name="ro1" table:visibility="collapse">
                <table:table-cell/>
                <table:table-cell table:style-name="ce37" office:value-type="string" calcext:value-type="string" table:number-columns-spanned="3" table:number-rows-spanned="1">
                  <text:p>Yes, extensive</text:p>
                </table:table-cell>
                <table:covered-table-cell table:number-columns-repeated="2" table:style-name="ce37"/>
                <table:table-cell table:style-name="ce53" office:value-type="float" office:value="5" calcext:value-type="float">
                  <text:p>5</text:p>
                </table:table-cell>
                <table:table-cell table:style-name="ce56"/>
                <table:table-cell table:number-columns-repeated="250"/>
              </table:table-row>
              <table:table-row table:style-name="ro1" table:visibility="collapse">
                <table:table-cell/>
                <table:table-cell table:style-name="ce37" office:value-type="string" calcext:value-type="string" table:number-columns-spanned="3" table:number-rows-spanned="1">
                  <text:p>Yes</text:p>
                </table:table-cell>
                <table:covered-table-cell table:number-columns-repeated="2" table:style-name="ce37"/>
                <table:table-cell table:style-name="ce53" office:value-type="float" office:value="3" calcext:value-type="float">
                  <text:p>3</text:p>
                </table:table-cell>
                <table:table-cell table:style-name="ce56"/>
                <table:table-cell table:number-columns-repeated="250"/>
              </table:table-row>
              <table:table-row table:style-name="ro1" table:visibility="collapse">
                <table:table-cell/>
                <table:table-cell table:style-name="ce37" office:value-type="string" calcext:value-type="string" table:number-columns-spanned="3" table:number-rows-spanned="1">
                  <text:p>No</text:p>
                </table:table-cell>
                <table:covered-table-cell table:number-columns-repeated="2" table:style-name="ce37"/>
                <table:table-cell table:style-name="ce53" office:value-type="float" office:value="1" calcext:value-type="float">
                  <text:p>1</text:p>
                </table:table-cell>
                <table:table-cell table:style-name="ce56"/>
                <table:table-cell table:number-columns-repeated="250"/>
              </table:table-row>
            </table:table-row-group>
            <table:table-row table:style-name="ro1" table:visibility="collapse">
              <table:table-cell table:number-columns-repeated="256"/>
            </table:table-row>
          </table:table-row-group>
        </table:table-row-group>
        <table:table-row table:style-name="ro1">
          <table:table-cell table:number-columns-repeated="256"/>
        </table:table-row>
        <table:table-row-group>
          <table:table-row table:style-name="ro9">
            <table:table-cell table:style-name="ce15" office:value-type="string" calcext:value-type="string">
              <text:p>Rank</text:p>
            </table:table-cell>
            <table:table-cell table:style-name="ce85" office:value-type="string" calcext:value-type="string" table:number-columns-spanned="3" table:number-rows-spanned="1">
              <text:p>Category Title</text:p>
            </table:table-cell>
            <table:covered-table-cell table:number-columns-repeated="2" table:style-name="ce85"/>
            <table:table-cell table:style-name="ce15" office:value-type="string" calcext:value-type="string">
              <text:p>Weight</text:p>
            </table:table-cell>
            <table:table-cell table:style-name="ce11" office:value-type="string" calcext:value-type="string">
              <text:p>Unweighted Rating</text:p>
            </table:table-cell>
            <table:table-cell table:style-name="ce57" office:value-type="string" calcext:value-type="string">
              <text:p>Weighted Rating</text:p>
            </table:table-cell>
            <table:table-cell table:number-columns-repeated="249"/>
          </table:table-row>
          <table:table-row table:style-name="ro1">
            <table:table-cell table:style-name="ce22" table:formula="of:=[$'Category Rank'.B20]" office:value-type="float" office:value="10" calcext:value-type="float">
              <text:p>10</text:p>
            </table:table-cell>
            <table:table-cell table:style-name="ce26" office:value-type="string" calcext:value-type="string" table:number-columns-spanned="3" table:number-rows-spanned="1">
              <text:p>Adoption</text:p>
            </table:table-cell>
            <table:covered-table-cell table:number-columns-repeated="2" table:style-name="ce87"/>
            <table:table-cell table:style-name="ce49" table:formula="of:=[$'Category Rank'.D20]" office:value-type="percentage" office:value="0" calcext:value-type="percentage">
              <text:p>0,00%</text:p>
            </table:table-cell>
            <table:table-cell table:style-name="ce22" table:formula="of:=SUM([.F300:.F322])" office:value-type="float" office:value="2.4" calcext:value-type="float">
              <text:p>2,4</text:p>
            </table:table-cell>
            <table:table-cell table:style-name="ce22" table:formula="of:=[.F297]*[.E297]" office:value-type="float" office:value="0" calcext:value-type="float">
              <text:p>0</text:p>
            </table:table-cell>
            <table:table-cell table:number-columns-repeated="249"/>
          </table:table-row>
          <table:table-row-group table:display="false">
            <table:table-row table:style-name="ro1" table:visibility="collapse">
              <table:table-cell table:style-name="ce23"/>
              <table:table-cell table:style-name="ce88" table:number-columns-spanned="5" table:number-rows-spanned="1"/>
              <table:covered-table-cell table:number-columns-repeated="4" table:style-name="ce88"/>
              <table:table-cell table:style-name="ce7"/>
              <table:table-cell table:number-columns-repeated="249"/>
            </table:table-row>
            <table:table-row table:style-name="ro9" table:visibility="collapse">
              <table:table-cell table:style-name="ce7"/>
              <table:table-cell table:style-name="ce34" office:value-type="string" calcext:value-type="string">
                <text:p>Metric Name</text:p>
              </table:table-cell>
              <table:table-cell table:style-name="ce34" office:value-type="string" calcext:value-type="string">
                <text:p>Raw Score</text:p>
              </table:table-cell>
              <table:table-cell table:style-name="ce29" office:value-type="string" calcext:value-type="string">
                <text:p>Weight</text:p>
              </table:table-cell>
              <table:table-cell table:style-name="ce29" office:value-type="string" calcext:value-type="string">
                <text:p>Unweighted Score</text:p>
              </table:table-cell>
              <table:table-cell table:style-name="ce29" office:value-type="string" calcext:value-type="string">
                <text:p>Weighted Score</text:p>
              </table:table-cell>
              <table:table-cell table:style-name="ce7"/>
              <table:table-cell table:number-columns-repeated="249"/>
            </table:table-row>
            <table:table-row table:style-name="ro19" table:visibility="collapse">
              <table:table-cell table:style-name="ce7"/>
              <table:table-cell table:style-name="ce38" office:value-type="string" calcext:value-type="string">
                <text:p>How many book titles does Amazon.</text:p>
                <text:p>com give for Power Search query: “subject:computer and title:component name”?</text:p>
              </table:table-cell>
              <table:table-cell table:style-name="ce44" office:value-type="string" calcext:value-type="string">
                <text:p>0 books</text:p>
              </table:table-cell>
              <table:table-cell table:style-name="ce48" office:value-type="percentage" office:value="0.3" calcext:value-type="percentage">
                <text:p>30,00%</text:p>
              </table:table-cell>
              <table:table-cell table:style-name="ce50" office:value-type="float" office:value="1" calcext:value-type="float">
                <text:p>1</text:p>
              </table:table-cell>
              <table:table-cell table:style-name="ce7" table:formula="of:=[.D300]*[.E300]" office:value-type="float" office:value="0.3" calcext:value-type="float">
                <text:p>0,3</text:p>
              </table:table-cell>
              <table:table-cell table:style-name="ce7"/>
              <table:table-cell table:number-columns-repeated="249"/>
            </table:table-row>
            <table:table-row-group table:display="false">
              <table:table-row table:style-name="ro1" table:visibility="collapse">
                <table:table-cell table:style-name="ce7"/>
                <table:table-cell table:style-name="ce23" table:number-columns-repeated="5"/>
                <table:table-cell table:style-name="ce7"/>
                <table:table-cell table:number-columns-repeated="249"/>
              </table:table-row>
              <table:table-row table:style-name="ro1" table:visibility="collapse">
                <table:table-cell table:style-name="ce7"/>
                <table:table-cell table:style-name="ce90" office:value-type="string" calcext:value-type="string" table:number-columns-spanned="4" table:number-rows-spanned="1">
                  <text:p>Test Description</text:p>
                </table:table-cell>
                <table:covered-table-cell table:number-columns-repeated="3" table:style-name="ce90"/>
                <table:table-cell/>
                <table:table-cell table:style-name="ce7"/>
                <table:table-cell table:number-columns-repeated="249"/>
              </table:table-row>
              <table:table-row table:style-name="ro1" table:visibility="collapse">
                <table:table-cell table:style-name="ce7"/>
                <table:table-cell table:style-name="ce91" office:value-type="string" calcext:value-type="string" table:number-columns-spanned="4" table:number-rows-spanned="1">
                  <text:p>The availability of books is certainly good. A standard way of counting available books is important.</text:p>
                </table:table-cell>
                <table:covered-table-cell table:number-columns-repeated="3" table:style-name="ce91"/>
                <table:table-cell table:style-name="ce55"/>
                <table:table-cell table:style-name="ce7"/>
                <table:table-cell table:number-columns-repeated="249"/>
              </table:table-row>
              <table:table-row table:style-name="ro1" table:visibility="collapse">
                <table:table-cell table:style-name="ce7"/>
                <table:table-cell table:number-columns-spanned="4" table:number-rows-spanned="1"/>
                <table:covered-table-cell table:number-columns-repeated="3"/>
                <table:table-cell table:style-name="ce38"/>
                <table:table-cell table:style-name="ce7"/>
                <table:table-cell table:number-columns-repeated="249"/>
              </table:table-row>
              <table:table-row table:style-name="ro1" table:visibility="collapse">
                <table:table-cell table:style-name="ce7"/>
                <table:table-cell table:style-name="ce90" office:value-type="string" calcext:value-type="string" table:number-columns-spanned="3" table:number-rows-spanned="1">
                  <text:p>Test Score Specification</text:p>
                </table:table-cell>
                <table:covered-table-cell table:number-columns-repeated="2" table:style-name="ce90"/>
                <table:table-cell table:style-name="ce51" office:value-type="string" calcext:value-type="string">
                  <text:p>Score</text:p>
                </table:table-cell>
                <table:table-cell/>
                <table:table-cell table:style-name="ce7"/>
                <table:table-cell table:number-columns-repeated="249"/>
              </table:table-row>
              <table:table-row table:style-name="ro1" table:visibility="collapse">
                <table:table-cell table:style-name="ce7"/>
                <table:table-cell table:style-name="ce32" office:value-type="string" calcext:value-type="string" table:number-columns-spanned="3" table:number-rows-spanned="1">
                  <text:p>&gt; 15</text:p>
                </table:table-cell>
                <table:covered-table-cell table:number-columns-repeated="2" table:style-name="ce32"/>
                <table:table-cell table:style-name="ce38" office:value-type="float" office:value="5" calcext:value-type="float">
                  <text:p>5</text:p>
                </table:table-cell>
                <table:table-cell table:style-name="ce38"/>
                <table:table-cell table:style-name="ce7"/>
                <table:table-cell table:number-columns-repeated="249"/>
              </table:table-row>
              <table:table-row table:style-name="ro1" table:visibility="collapse">
                <table:table-cell table:style-name="ce7"/>
                <table:table-cell table:style-name="ce33" office:value-type="string" calcext:value-type="string" table:number-columns-spanned="3" table:number-rows-spanned="1">
                  <text:p>6 to 15</text:p>
                </table:table-cell>
                <table:covered-table-cell table:number-columns-repeated="2" table:style-name="ce33"/>
                <table:table-cell table:style-name="ce38" office:value-type="float" office:value="4" calcext:value-type="float">
                  <text:p>4</text:p>
                </table:table-cell>
                <table:table-cell table:style-name="ce38"/>
                <table:table-cell table:style-name="ce7"/>
                <table:table-cell table:number-columns-repeated="249"/>
              </table:table-row>
              <table:table-row table:style-name="ro1" table:visibility="collapse">
                <table:table-cell table:style-name="ce7"/>
                <table:table-cell table:style-name="ce32" office:value-type="string" calcext:value-type="string" table:number-columns-spanned="3" table:number-rows-spanned="1">
                  <text:p>3 to 6</text:p>
                </table:table-cell>
                <table:covered-table-cell table:number-columns-repeated="2" table:style-name="ce32"/>
                <table:table-cell table:style-name="ce38" office:value-type="float" office:value="3" calcext:value-type="float">
                  <text:p>3</text:p>
                </table:table-cell>
                <table:table-cell table:style-name="ce38"/>
                <table:table-cell table:style-name="ce7"/>
                <table:table-cell table:number-columns-repeated="249"/>
              </table:table-row>
              <table:table-row table:style-name="ro1" table:visibility="collapse">
                <table:table-cell table:style-name="ce7"/>
                <table:table-cell table:style-name="ce32" office:value-type="string" calcext:value-type="string" table:number-columns-spanned="3" table:number-rows-spanned="1">
                  <text:p>1 to 3</text:p>
                </table:table-cell>
                <table:covered-table-cell table:number-columns-repeated="2" table:style-name="ce32"/>
                <table:table-cell table:style-name="ce38" office:value-type="float" office:value="2" calcext:value-type="float">
                  <text:p>2</text:p>
                </table:table-cell>
                <table:table-cell table:style-name="ce38"/>
                <table:table-cell table:style-name="ce7"/>
                <table:table-cell table:number-columns-repeated="249"/>
              </table:table-row>
              <table:table-row table:style-name="ro1" table:visibility="collapse">
                <table:table-cell table:style-name="ce7"/>
                <table:table-cell table:style-name="ce33" office:value-type="float" office:value="0" calcext:value-type="float" table:number-columns-spanned="3" table:number-rows-spanned="1">
                  <text:p>0</text:p>
                </table:table-cell>
                <table:covered-table-cell table:number-columns-repeated="2" table:style-name="ce33"/>
                <table:table-cell table:style-name="ce38" office:value-type="float" office:value="1" calcext:value-type="float">
                  <text:p>1</text:p>
                </table:table-cell>
                <table:table-cell table:style-name="ce38"/>
                <table:table-cell table:style-name="ce7"/>
                <table:table-cell table:number-columns-repeated="249"/>
              </table:table-row>
            </table:table-row-group>
            <table:table-row table:style-name="ro1" table:visibility="collapse">
              <table:table-cell table:style-name="ce23"/>
              <table:table-cell table:style-name="ce88" table:number-columns-spanned="4" table:number-rows-spanned="1"/>
              <table:covered-table-cell table:number-columns-repeated="3" table:style-name="ce88"/>
              <table:table-cell table:style-name="ce23"/>
              <table:table-cell table:style-name="ce7"/>
              <table:table-cell table:number-columns-repeated="249"/>
            </table:table-row>
            <table:table-row table:style-name="ro9" table:visibility="collapse">
              <table:table-cell table:style-name="ce7"/>
              <table:table-cell table:style-name="ce34" office:value-type="string" calcext:value-type="string">
                <text:p>Metric Name</text:p>
              </table:table-cell>
              <table:table-cell table:style-name="ce34" office:value-type="string" calcext:value-type="string">
                <text:p>Raw Score</text:p>
              </table:table-cell>
              <table:table-cell table:style-name="ce29" office:value-type="string" calcext:value-type="string">
                <text:p>Weight</text:p>
              </table:table-cell>
              <table:table-cell table:style-name="ce29" office:value-type="string" calcext:value-type="string">
                <text:p>Unweighted Score</text:p>
              </table:table-cell>
              <table:table-cell table:style-name="ce29" office:value-type="string" calcext:value-type="string">
                <text:p>Weighted Score</text:p>
              </table:table-cell>
              <table:table-cell table:style-name="ce7"/>
              <table:table-cell table:number-columns-repeated="249"/>
            </table:table-row>
            <table:table-row table:style-name="ro1" table:visibility="collapse">
              <table:table-cell table:style-name="ce7"/>
              <table:table-cell table:style-name="ce23" office:value-type="string" calcext:value-type="string">
                <text:p>Reference deployment</text:p>
              </table:table-cell>
              <table:table-cell table:style-name="ce47"/>
              <table:table-cell table:style-name="ce48" office:value-type="percentage" office:value="0.7" calcext:value-type="percentage">
                <text:p>70,00%</text:p>
              </table:table-cell>
              <table:table-cell table:style-name="ce50" office:value-type="float" office:value="3" calcext:value-type="float">
                <text:p>3</text:p>
              </table:table-cell>
              <table:table-cell table:style-name="ce7" table:formula="of:=[.D313]*[.E313]" office:value-type="float" office:value="2.1" calcext:value-type="float">
                <text:p>2,1</text:p>
              </table:table-cell>
              <table:table-cell table:style-name="ce7"/>
              <table:table-cell table:number-columns-repeated="249"/>
            </table:table-row>
            <table:table-row-group table:display="false">
              <table:table-row table:style-name="ro1" table:visibility="collapse">
                <table:table-cell table:style-name="ce7"/>
                <table:table-cell table:style-name="ce7" table:number-columns-spanned="5" table:number-rows-spanned="1"/>
                <table:covered-table-cell table:number-columns-repeated="4" table:style-name="ce7"/>
                <table:table-cell table:style-name="ce7"/>
                <table:table-cell table:number-columns-repeated="249"/>
              </table:table-row>
              <table:table-row table:style-name="ro1" table:visibility="collapse">
                <table:table-cell table:style-name="ce7"/>
                <table:table-cell table:style-name="ce95" office:value-type="string" calcext:value-type="string" table:number-columns-spanned="4" table:number-rows-spanned="1">
                  <text:p>Test Description</text:p>
                </table:table-cell>
                <table:covered-table-cell table:number-columns-repeated="3" table:style-name="ce95"/>
                <table:table-cell/>
                <table:table-cell table:style-name="ce7"/>
                <table:table-cell table:number-columns-repeated="249"/>
              </table:table-row>
              <table:table-row table:style-name="ro1" table:visibility="collapse">
                <table:table-cell table:style-name="ce7"/>
                <table:table-cell table:style-name="ce91" office:value-type="string" calcext:value-type="string" table:number-columns-spanned="4" table:number-rows-spanned="1">
                  <text:p>This measures whether the software is scalable and tested in real use through a real-world deployment.</text:p>
                </table:table-cell>
                <table:covered-table-cell table:number-columns-repeated="3" table:style-name="ce91"/>
                <table:table-cell table:style-name="ce55"/>
                <table:table-cell table:style-name="ce7"/>
                <table:table-cell table:number-columns-repeated="249"/>
              </table:table-row>
              <table:table-row table:style-name="ro1" table:visibility="collapse">
                <table:table-cell table:style-name="ce7"/>
                <table:table-cell table:style-name="ce96" table:number-columns-spanned="4" table:number-rows-spanned="1"/>
                <table:covered-table-cell table:number-columns-repeated="3" table:style-name="ce96"/>
                <table:table-cell table:style-name="ce38"/>
                <table:table-cell table:style-name="ce7"/>
                <table:table-cell table:number-columns-repeated="249"/>
              </table:table-row>
              <table:table-row table:style-name="ro1" table:visibility="collapse">
                <table:table-cell table:style-name="ce7"/>
                <table:table-cell table:style-name="ce90" office:value-type="string" calcext:value-type="string" table:number-columns-spanned="3" table:number-rows-spanned="1">
                  <text:p>Test Score Specification</text:p>
                </table:table-cell>
                <table:covered-table-cell table:number-columns-repeated="2" table:style-name="ce90"/>
                <table:table-cell table:style-name="ce95" office:value-type="string" calcext:value-type="string">
                  <text:p>Score</text:p>
                </table:table-cell>
                <table:table-cell/>
                <table:table-cell table:style-name="ce7"/>
                <table:table-cell table:number-columns-repeated="249"/>
              </table:table-row>
              <table:table-row table:style-name="ro1" table:visibility="collapse">
                <table:table-cell/>
                <table:table-cell table:style-name="ce37" office:value-type="string" calcext:value-type="string" table:number-columns-spanned="3" table:number-rows-spanned="1">
                  <text:p>Yes, with publication of user’s size</text:p>
                </table:table-cell>
                <table:covered-table-cell table:number-columns-repeated="2" table:style-name="ce37"/>
                <table:table-cell table:style-name="ce53" office:value-type="float" office:value="5" calcext:value-type="float">
                  <text:p>5</text:p>
                </table:table-cell>
                <table:table-cell table:style-name="ce56"/>
                <table:table-cell table:number-columns-repeated="250"/>
              </table:table-row>
              <table:table-row table:style-name="ro1" table:visibility="collapse">
                <table:table-cell/>
                <table:table-cell table:style-name="ce37" office:value-type="string" calcext:value-type="string" table:number-columns-spanned="3" table:number-rows-spanned="1">
                  <text:p>Yes</text:p>
                </table:table-cell>
                <table:covered-table-cell table:number-columns-repeated="2" table:style-name="ce37"/>
                <table:table-cell table:style-name="ce53" office:value-type="float" office:value="3" calcext:value-type="float">
                  <text:p>3</text:p>
                </table:table-cell>
                <table:table-cell table:style-name="ce56"/>
                <table:table-cell table:number-columns-repeated="250"/>
              </table:table-row>
              <table:table-row table:style-name="ro1" table:visibility="collapse">
                <table:table-cell/>
                <table:table-cell table:style-name="ce37" office:value-type="string" calcext:value-type="string" table:number-columns-spanned="3" table:number-rows-spanned="1">
                  <text:p>No</text:p>
                </table:table-cell>
                <table:covered-table-cell table:number-columns-repeated="2" table:style-name="ce37"/>
                <table:table-cell table:style-name="ce53" office:value-type="float" office:value="1" calcext:value-type="float">
                  <text:p>1</text:p>
                </table:table-cell>
                <table:table-cell table:style-name="ce56"/>
                <table:table-cell table:number-columns-repeated="250"/>
              </table:table-row>
            </table:table-row-group>
            <table:table-row table:style-name="ro1" table:visibility="collapse">
              <table:table-cell table:number-columns-repeated="256"/>
            </table:table-row>
          </table:table-row-group>
        </table:table-row-group>
        <table:table-row table:style-name="ro1">
          <table:table-cell table:number-columns-repeated="256"/>
        </table:table-row>
        <table:table-row-group>
          <table:table-row table:style-name="ro9">
            <table:table-cell table:style-name="ce15" office:value-type="string" calcext:value-type="string">
              <text:p>Rank</text:p>
            </table:table-cell>
            <table:table-cell table:style-name="ce85" office:value-type="string" calcext:value-type="string" table:number-columns-spanned="3" table:number-rows-spanned="1">
              <text:p>Category Title</text:p>
            </table:table-cell>
            <table:covered-table-cell table:number-columns-repeated="2" table:style-name="ce85"/>
            <table:table-cell table:style-name="ce15" office:value-type="string" calcext:value-type="string">
              <text:p>Weight</text:p>
            </table:table-cell>
            <table:table-cell table:style-name="ce11" office:value-type="string" calcext:value-type="string">
              <text:p>Unweighted Rating</text:p>
            </table:table-cell>
            <table:table-cell table:style-name="ce57" office:value-type="string" calcext:value-type="string">
              <text:p>Weighted Rating</text:p>
            </table:table-cell>
            <table:table-cell table:number-columns-repeated="249"/>
          </table:table-row>
          <table:table-row table:style-name="ro1">
            <table:table-cell table:style-name="ce22" table:formula="of:=[$'Category Rank'.B21]" office:value-type="float" office:value="11" calcext:value-type="float">
              <text:p>11</text:p>
            </table:table-cell>
            <table:table-cell table:style-name="ce26" office:value-type="string" calcext:value-type="string" table:number-columns-spanned="3" table:number-rows-spanned="1">
              <text:p>Scalability</text:p>
            </table:table-cell>
            <table:covered-table-cell table:number-columns-repeated="2" table:style-name="ce87"/>
            <table:table-cell table:style-name="ce49" table:formula="of:=[$'Category Rank'.D21]" office:value-type="percentage" office:value="0" calcext:value-type="percentage">
              <text:p>0,00%</text:p>
            </table:table-cell>
            <table:table-cell table:style-name="ce22" table:formula="of:=SUM([.F328:.F348])" office:value-type="float" office:value="3" calcext:value-type="float">
              <text:p>3</text:p>
            </table:table-cell>
            <table:table-cell table:style-name="ce22" table:formula="of:=[.F325]*[.E325]" office:value-type="float" office:value="0" calcext:value-type="float">
              <text:p>0</text:p>
            </table:table-cell>
            <table:table-cell table:number-columns-repeated="249"/>
          </table:table-row>
          <table:table-row-group>
            <table:table-row table:style-name="ro1" table:visibility="collapse">
              <table:table-cell table:style-name="ce23"/>
              <table:table-cell table:style-name="ce88" table:number-columns-spanned="5" table:number-rows-spanned="1"/>
              <table:covered-table-cell table:number-columns-repeated="4" table:style-name="ce88"/>
              <table:table-cell table:style-name="ce7"/>
              <table:table-cell table:number-columns-repeated="249"/>
            </table:table-row>
            <table:table-row table:style-name="ro9" table:visibility="collapse">
              <table:table-cell table:style-name="ce7"/>
              <table:table-cell table:style-name="ce34" office:value-type="string" calcext:value-type="string">
                <text:p>Metric Name</text:p>
              </table:table-cell>
              <table:table-cell table:style-name="ce34" office:value-type="string" calcext:value-type="string">
                <text:p>Raw Score</text:p>
              </table:table-cell>
              <table:table-cell table:style-name="ce29" office:value-type="string" calcext:value-type="string">
                <text:p>Weight</text:p>
              </table:table-cell>
              <table:table-cell table:style-name="ce29" office:value-type="string" calcext:value-type="string">
                <text:p>Unweighted Score</text:p>
              </table:table-cell>
              <table:table-cell table:style-name="ce29" office:value-type="string" calcext:value-type="string">
                <text:p>Weighted Score</text:p>
              </table:table-cell>
              <table:table-cell table:style-name="ce7"/>
              <table:table-cell table:number-columns-repeated="249"/>
            </table:table-row>
            <table:table-row table:style-name="ro1" table:visibility="collapse">
              <table:table-cell table:style-name="ce7"/>
              <table:table-cell table:style-name="ce23" office:value-type="string" calcext:value-type="string">
                <text:p>Reference deployment</text:p>
              </table:table-cell>
              <table:table-cell table:style-name="ce44" office:value-type="string" calcext:value-type="string">
                <text:p>Lots of sites</text:p>
              </table:table-cell>
              <table:table-cell table:style-name="ce48" office:value-type="percentage" office:value="1" calcext:value-type="percentage">
                <text:p>100,00%</text:p>
              </table:table-cell>
              <table:table-cell table:style-name="ce50" office:value-type="float" office:value="3" calcext:value-type="float">
                <text:p>3</text:p>
              </table:table-cell>
              <table:table-cell table:style-name="ce7" table:formula="of:=[.D328]*[.E328]" office:value-type="float" office:value="3" calcext:value-type="float">
                <text:p>3</text:p>
              </table:table-cell>
              <table:table-cell table:style-name="ce7"/>
              <table:table-cell table:number-columns-repeated="249"/>
            </table:table-row>
            <table:table-row-group table:display="false">
              <table:table-row table:style-name="ro1" table:visibility="collapse">
                <table:table-cell table:style-name="ce7"/>
                <table:table-cell table:style-name="ce23" table:number-columns-repeated="5"/>
                <table:table-cell table:style-name="ce7"/>
                <table:table-cell table:number-columns-repeated="249"/>
              </table:table-row>
              <table:table-row table:style-name="ro1" table:visibility="collapse">
                <table:table-cell table:style-name="ce7"/>
                <table:table-cell table:style-name="ce90" office:value-type="string" calcext:value-type="string" table:number-columns-spanned="4" table:number-rows-spanned="1">
                  <text:p>Test Description</text:p>
                </table:table-cell>
                <table:covered-table-cell table:number-columns-repeated="3" table:style-name="ce90"/>
                <table:table-cell/>
                <table:table-cell table:style-name="ce7"/>
                <table:table-cell table:number-columns-repeated="249"/>
              </table:table-row>
              <table:table-row table:style-name="ro1" table:visibility="collapse">
                <table:table-cell table:style-name="ce7"/>
                <table:table-cell table:style-name="ce91" office:value-type="string" calcext:value-type="string" table:number-columns-spanned="4" table:number-rows-spanned="1">
                  <text:p>This measures whether the software is scalable and tested in real use through a real-world deployment.</text:p>
                </table:table-cell>
                <table:covered-table-cell table:number-columns-repeated="3" table:style-name="ce91"/>
                <table:table-cell table:style-name="ce55"/>
                <table:table-cell table:style-name="ce7"/>
                <table:table-cell table:number-columns-repeated="249"/>
              </table:table-row>
              <table:table-row table:style-name="ro1" table:visibility="collapse">
                <table:table-cell table:style-name="ce7"/>
                <table:table-cell table:number-columns-spanned="4" table:number-rows-spanned="1"/>
                <table:covered-table-cell table:number-columns-repeated="3"/>
                <table:table-cell table:style-name="ce38"/>
                <table:table-cell table:style-name="ce7"/>
                <table:table-cell table:number-columns-repeated="249"/>
              </table:table-row>
              <table:table-row table:style-name="ro1" table:visibility="collapse">
                <table:table-cell table:style-name="ce7"/>
                <table:table-cell table:style-name="ce90" office:value-type="string" calcext:value-type="string" table:number-columns-spanned="3" table:number-rows-spanned="1">
                  <text:p>Test Score Specification</text:p>
                </table:table-cell>
                <table:covered-table-cell table:number-columns-repeated="2" table:style-name="ce90"/>
                <table:table-cell table:style-name="ce51" office:value-type="string" calcext:value-type="string">
                  <text:p>Score</text:p>
                </table:table-cell>
                <table:table-cell/>
                <table:table-cell table:style-name="ce7"/>
                <table:table-cell table:number-columns-repeated="249"/>
              </table:table-row>
              <table:table-row table:style-name="ro1" table:visibility="collapse">
                <table:table-cell table:style-name="ce7"/>
                <table:table-cell table:style-name="ce32" office:value-type="string" calcext:value-type="string" table:number-columns-spanned="3" table:number-rows-spanned="1">
                  <text:p>Yes, with publication of user’s size</text:p>
                </table:table-cell>
                <table:covered-table-cell table:number-columns-repeated="2" table:style-name="ce32"/>
                <table:table-cell table:style-name="ce38" office:value-type="float" office:value="5" calcext:value-type="float">
                  <text:p>5</text:p>
                </table:table-cell>
                <table:table-cell table:style-name="ce38"/>
                <table:table-cell table:style-name="ce7"/>
                <table:table-cell table:number-columns-repeated="249"/>
              </table:table-row>
              <table:table-row table:style-name="ro1" table:visibility="collapse">
                <table:table-cell table:style-name="ce7"/>
                <table:table-cell table:style-name="ce32" office:value-type="string" calcext:value-type="string" table:number-columns-spanned="3" table:number-rows-spanned="1">
                  <text:p>Yes</text:p>
                </table:table-cell>
                <table:covered-table-cell table:number-columns-repeated="2" table:style-name="ce32"/>
                <table:table-cell table:style-name="ce38" office:value-type="float" office:value="3" calcext:value-type="float">
                  <text:p>3</text:p>
                </table:table-cell>
                <table:table-cell table:style-name="ce38"/>
                <table:table-cell table:style-name="ce7"/>
                <table:table-cell table:number-columns-repeated="249"/>
              </table:table-row>
              <table:table-row table:style-name="ro1" table:visibility="collapse">
                <table:table-cell table:style-name="ce7"/>
                <table:table-cell table:style-name="ce33" office:value-type="string" calcext:value-type="string" table:number-columns-spanned="3" table:number-rows-spanned="1">
                  <text:p>No</text:p>
                </table:table-cell>
                <table:covered-table-cell table:number-columns-repeated="2" table:style-name="ce33"/>
                <table:table-cell table:style-name="ce38" office:value-type="float" office:value="1" calcext:value-type="float">
                  <text:p>1</text:p>
                </table:table-cell>
                <table:table-cell table:style-name="ce38"/>
                <table:table-cell table:style-name="ce7"/>
                <table:table-cell table:number-columns-repeated="249"/>
              </table:table-row>
            </table:table-row-group>
            <table:table-row table:style-name="ro1" table:visibility="collapse">
              <table:table-cell table:style-name="ce23"/>
              <table:table-cell table:style-name="ce88" table:number-columns-spanned="4" table:number-rows-spanned="1"/>
              <table:covered-table-cell table:number-columns-repeated="3" table:style-name="ce88"/>
              <table:table-cell table:style-name="ce23"/>
              <table:table-cell table:style-name="ce7"/>
              <table:table-cell table:number-columns-repeated="249"/>
            </table:table-row>
            <table:table-row table:style-name="ro9" table:visibility="collapse">
              <table:table-cell table:style-name="ce7"/>
              <table:table-cell table:style-name="ce34" office:value-type="string" calcext:value-type="string">
                <text:p>Metric Name</text:p>
              </table:table-cell>
              <table:table-cell table:style-name="ce34" office:value-type="string" calcext:value-type="string">
                <text:p>Raw Score</text:p>
              </table:table-cell>
              <table:table-cell table:style-name="ce29" office:value-type="string" calcext:value-type="string">
                <text:p>Weight</text:p>
              </table:table-cell>
              <table:table-cell table:style-name="ce29" office:value-type="string" calcext:value-type="string">
                <text:p>Unweighted Score</text:p>
              </table:table-cell>
              <table:table-cell table:style-name="ce29" office:value-type="string" calcext:value-type="string">
                <text:p>Weighted Score</text:p>
              </table:table-cell>
              <table:table-cell table:style-name="ce7"/>
              <table:table-cell table:number-columns-repeated="249"/>
            </table:table-row>
            <table:table-row table:style-name="ro1" table:visibility="collapse">
              <table:table-cell table:style-name="ce7"/>
              <table:table-cell table:style-name="ce23" office:value-type="string" calcext:value-type="string">
                <text:p>Designed for scalability</text:p>
              </table:table-cell>
              <table:table-cell table:style-name="ce47" office:value-type="string" calcext:value-type="string">
                <text:p>Not known</text:p>
              </table:table-cell>
              <table:table-cell table:style-name="ce48" office:value-type="percentage" office:value="0" calcext:value-type="percentage">
                <text:p>0,00%</text:p>
              </table:table-cell>
              <table:table-cell table:style-name="ce50" office:value-type="float" office:value="1" calcext:value-type="float">
                <text:p>1</text:p>
              </table:table-cell>
              <table:table-cell table:style-name="ce7" table:formula="of:=[.D339]*[.E339]" office:value-type="float" office:value="0" calcext:value-type="float">
                <text:p>0</text:p>
              </table:table-cell>
              <table:table-cell table:style-name="ce7"/>
              <table:table-cell table:number-columns-repeated="249"/>
            </table:table-row>
            <table:table-row-group table:display="false">
              <table:table-row table:style-name="ro1" table:visibility="collapse">
                <table:table-cell table:style-name="ce7"/>
                <table:table-cell table:style-name="ce7" table:number-columns-spanned="5" table:number-rows-spanned="1"/>
                <table:covered-table-cell table:number-columns-repeated="4" table:style-name="ce7"/>
                <table:table-cell table:style-name="ce7"/>
                <table:table-cell table:number-columns-repeated="249"/>
              </table:table-row>
              <table:table-row table:style-name="ro1" table:visibility="collapse">
                <table:table-cell table:style-name="ce7"/>
                <table:table-cell table:style-name="ce95" office:value-type="string" calcext:value-type="string" table:number-columns-spanned="4" table:number-rows-spanned="1">
                  <text:p>Test Description</text:p>
                </table:table-cell>
                <table:covered-table-cell table:number-columns-repeated="3" table:style-name="ce95"/>
                <table:table-cell/>
                <table:table-cell table:style-name="ce7"/>
                <table:table-cell table:number-columns-repeated="249"/>
              </table:table-row>
              <table:table-row table:style-name="ro17" table:visibility="collapse">
                <table:table-cell table:style-name="ce7"/>
                <table:table-cell table:style-name="ce91" office:value-type="string" calcext:value-type="string" table:number-columns-spanned="4" table:number-rows-spanned="1">
                  <text:p>This measures whether component was designed with scalability in mind. Is it thread-safe? Does it run in a cluster environment? Can H/W solve performance problems?</text:p>
                </table:table-cell>
                <table:covered-table-cell table:number-columns-repeated="3" table:style-name="ce91"/>
                <table:table-cell table:style-name="ce55"/>
                <table:table-cell table:style-name="ce7"/>
                <table:table-cell table:number-columns-repeated="249"/>
              </table:table-row>
              <table:table-row table:style-name="ro1" table:visibility="collapse">
                <table:table-cell table:style-name="ce7"/>
                <table:table-cell table:style-name="ce96" table:number-columns-spanned="4" table:number-rows-spanned="1"/>
                <table:covered-table-cell table:number-columns-repeated="3" table:style-name="ce96"/>
                <table:table-cell table:style-name="ce38"/>
                <table:table-cell table:style-name="ce7"/>
                <table:table-cell table:number-columns-repeated="249"/>
              </table:table-row>
              <table:table-row table:style-name="ro1" table:visibility="collapse">
                <table:table-cell table:style-name="ce7"/>
                <table:table-cell table:style-name="ce90" office:value-type="string" calcext:value-type="string" table:number-columns-spanned="3" table:number-rows-spanned="1">
                  <text:p>Test Score Specification</text:p>
                </table:table-cell>
                <table:covered-table-cell table:number-columns-repeated="2" table:style-name="ce90"/>
                <table:table-cell table:style-name="ce95" office:value-type="string" calcext:value-type="string">
                  <text:p>Score</text:p>
                </table:table-cell>
                <table:table-cell/>
                <table:table-cell table:style-name="ce7"/>
                <table:table-cell table:number-columns-repeated="249"/>
              </table:table-row>
              <table:table-row table:style-name="ro1" table:visibility="collapse">
                <table:table-cell/>
                <table:table-cell table:style-name="ce37" office:value-type="string" calcext:value-type="string" table:number-columns-spanned="3" table:number-rows-spanned="1">
                  <text:p>Yes, extensive</text:p>
                </table:table-cell>
                <table:covered-table-cell table:number-columns-repeated="2" table:style-name="ce37"/>
                <table:table-cell table:style-name="ce53" office:value-type="float" office:value="5" calcext:value-type="float">
                  <text:p>5</text:p>
                </table:table-cell>
                <table:table-cell table:style-name="ce56"/>
                <table:table-cell table:number-columns-repeated="250"/>
              </table:table-row>
              <table:table-row table:style-name="ro1" table:visibility="collapse">
                <table:table-cell/>
                <table:table-cell table:style-name="ce37" office:value-type="string" calcext:value-type="string" table:number-columns-spanned="3" table:number-rows-spanned="1">
                  <text:p>Yes, some</text:p>
                </table:table-cell>
                <table:covered-table-cell table:number-columns-repeated="2" table:style-name="ce37"/>
                <table:table-cell table:style-name="ce53" office:value-type="float" office:value="3" calcext:value-type="float">
                  <text:p>3</text:p>
                </table:table-cell>
                <table:table-cell table:style-name="ce56"/>
                <table:table-cell table:number-columns-repeated="250"/>
              </table:table-row>
              <table:table-row table:style-name="ro1" table:visibility="collapse">
                <table:table-cell/>
                <table:table-cell table:style-name="ce37" office:value-type="string" calcext:value-type="string" table:number-columns-spanned="3" table:number-rows-spanned="1">
                  <text:p>No</text:p>
                </table:table-cell>
                <table:covered-table-cell table:number-columns-repeated="2" table:style-name="ce37"/>
                <table:table-cell table:style-name="ce53" office:value-type="float" office:value="1" calcext:value-type="float">
                  <text:p>1</text:p>
                </table:table-cell>
                <table:table-cell table:style-name="ce56"/>
                <table:table-cell table:number-columns-repeated="250"/>
              </table:table-row>
            </table:table-row-group>
            <table:table-row table:style-name="ro1" table:visibility="collapse">
              <table:table-cell table:number-columns-repeated="256"/>
            </table:table-row>
          </table:table-row-group>
        </table:table-row-group>
        <table:table-row table:style-name="ro1">
          <table:table-cell table:number-columns-repeated="256"/>
        </table:table-row>
        <table:table-row-group>
          <table:table-row table:style-name="ro9">
            <table:table-cell table:style-name="ce15" office:value-type="string" calcext:value-type="string">
              <text:p>Rank</text:p>
            </table:table-cell>
            <table:table-cell table:style-name="ce85" office:value-type="string" calcext:value-type="string" table:number-columns-spanned="3" table:number-rows-spanned="1">
              <text:p>Category Title</text:p>
            </table:table-cell>
            <table:covered-table-cell table:number-columns-repeated="2" table:style-name="ce85"/>
            <table:table-cell table:style-name="ce15" office:value-type="string" calcext:value-type="string">
              <text:p>Weight</text:p>
            </table:table-cell>
            <table:table-cell table:style-name="ce11" office:value-type="string" calcext:value-type="string">
              <text:p>Unweighted Rating</text:p>
            </table:table-cell>
            <table:table-cell table:style-name="ce57" office:value-type="string" calcext:value-type="string">
              <text:p>Weighted Rating</text:p>
            </table:table-cell>
            <table:table-cell table:number-columns-repeated="249"/>
          </table:table-row>
          <table:table-row table:style-name="ro1">
            <table:table-cell table:style-name="ce22" table:formula="of:=[$'Category Rank'.B22]" office:value-type="float" office:value="12" calcext:value-type="float">
              <text:p>12</text:p>
            </table:table-cell>
            <table:table-cell table:style-name="ce26" office:value-type="string" calcext:value-type="string" table:number-columns-spanned="3" table:number-rows-spanned="1">
              <text:p>Professionalism</text:p>
            </table:table-cell>
            <table:covered-table-cell table:number-columns-repeated="2" table:style-name="ce87"/>
            <table:table-cell table:style-name="ce49" table:formula="of:=[$'Category Rank'.D22]" office:value-type="percentage" office:value="0" calcext:value-type="percentage">
              <text:p>0,00%</text:p>
            </table:table-cell>
            <table:table-cell table:style-name="ce22" table:formula="of:=SUM([.F354:.F375])" office:value-type="float" office:value="3.1" calcext:value-type="float">
              <text:p>3,1</text:p>
            </table:table-cell>
            <table:table-cell table:style-name="ce22" table:formula="of:=[.F351]*[.E351]" office:value-type="float" office:value="0" calcext:value-type="float">
              <text:p>0</text:p>
            </table:table-cell>
            <table:table-cell table:number-columns-repeated="249"/>
          </table:table-row>
          <table:table-row-group>
            <table:table-row table:style-name="ro1" table:visibility="collapse">
              <table:table-cell table:style-name="ce23"/>
              <table:table-cell table:style-name="ce88" table:number-columns-spanned="5" table:number-rows-spanned="1"/>
              <table:covered-table-cell table:number-columns-repeated="4" table:style-name="ce88"/>
              <table:table-cell table:style-name="ce7"/>
              <table:table-cell table:number-columns-repeated="249"/>
            </table:table-row>
            <table:table-row table:style-name="ro9" table:visibility="collapse">
              <table:table-cell table:style-name="ce7"/>
              <table:table-cell table:style-name="ce34" office:value-type="string" calcext:value-type="string">
                <text:p>Metric Name</text:p>
              </table:table-cell>
              <table:table-cell table:style-name="ce34" office:value-type="string" calcext:value-type="string">
                <text:p>Raw Score</text:p>
              </table:table-cell>
              <table:table-cell table:style-name="ce29" office:value-type="string" calcext:value-type="string">
                <text:p>Weight</text:p>
              </table:table-cell>
              <table:table-cell table:style-name="ce29" office:value-type="string" calcext:value-type="string">
                <text:p>Unweighted Score</text:p>
              </table:table-cell>
              <table:table-cell table:style-name="ce29" office:value-type="string" calcext:value-type="string">
                <text:p>Weighted Score</text:p>
              </table:table-cell>
              <table:table-cell table:style-name="ce7"/>
              <table:table-cell table:number-columns-repeated="249"/>
            </table:table-row>
            <table:table-row table:style-name="ro1" table:visibility="collapse">
              <table:table-cell table:style-name="ce7"/>
              <table:table-cell table:style-name="ce23" office:value-type="string" calcext:value-type="string">
                <text:p>Project Driver</text:p>
              </table:table-cell>
              <table:table-cell table:style-name="ce44" office:value-type="string" calcext:value-type="string">
                <text:p>PlainBlack</text:p>
              </table:table-cell>
              <table:table-cell table:style-name="ce48" office:value-type="percentage" office:value="0.7" calcext:value-type="percentage">
                <text:p>70,00%</text:p>
              </table:table-cell>
              <table:table-cell table:style-name="ce50" office:value-type="float" office:value="4" calcext:value-type="float">
                <text:p>4</text:p>
              </table:table-cell>
              <table:table-cell table:style-name="ce7" table:formula="of:=[.D354]*[.E354]" office:value-type="float" office:value="2.8" calcext:value-type="float">
                <text:p>2,8</text:p>
              </table:table-cell>
              <table:table-cell table:style-name="ce7"/>
              <table:table-cell table:number-columns-repeated="249"/>
            </table:table-row>
            <table:table-row-group table:display="false">
              <table:table-row table:style-name="ro1" table:visibility="collapse">
                <table:table-cell table:style-name="ce7"/>
                <table:table-cell table:style-name="ce23" table:number-columns-repeated="5"/>
                <table:table-cell table:style-name="ce7"/>
                <table:table-cell table:number-columns-repeated="249"/>
              </table:table-row>
              <table:table-row table:style-name="ro1" table:visibility="collapse">
                <table:table-cell table:style-name="ce7"/>
                <table:table-cell table:style-name="ce90" office:value-type="string" calcext:value-type="string" table:number-columns-spanned="4" table:number-rows-spanned="1">
                  <text:p>Test Description</text:p>
                </table:table-cell>
                <table:covered-table-cell table:number-columns-repeated="3" table:style-name="ce90"/>
                <table:table-cell/>
                <table:table-cell table:style-name="ce7"/>
                <table:table-cell table:number-columns-repeated="249"/>
              </table:table-row>
              <table:table-row table:style-name="ro1" table:visibility="collapse">
                <table:table-cell table:style-name="ce7"/>
                <table:table-cell table:style-name="ce91" office:value-type="string" calcext:value-type="string" table:number-columns-spanned="4" table:number-rows-spanned="1">
                  <text:p>The project driver performs project management, resource (money) gathering, etc</text:p>
                </table:table-cell>
                <table:covered-table-cell table:number-columns-repeated="3" table:style-name="ce91"/>
                <table:table-cell table:style-name="ce55"/>
                <table:table-cell table:style-name="ce7"/>
                <table:table-cell table:number-columns-repeated="249"/>
              </table:table-row>
              <table:table-row table:style-name="ro1" table:visibility="collapse">
                <table:table-cell table:style-name="ce7"/>
                <table:table-cell table:number-columns-spanned="4" table:number-rows-spanned="1"/>
                <table:covered-table-cell table:number-columns-repeated="3"/>
                <table:table-cell table:style-name="ce38"/>
                <table:table-cell table:style-name="ce7"/>
                <table:table-cell table:number-columns-repeated="249"/>
              </table:table-row>
              <table:table-row table:style-name="ro1" table:visibility="collapse">
                <table:table-cell table:style-name="ce7"/>
                <table:table-cell table:style-name="ce90" office:value-type="string" calcext:value-type="string" table:number-columns-spanned="3" table:number-rows-spanned="1">
                  <text:p>Test Score Specification</text:p>
                </table:table-cell>
                <table:covered-table-cell table:number-columns-repeated="2" table:style-name="ce90"/>
                <table:table-cell table:style-name="ce51" office:value-type="string" calcext:value-type="string">
                  <text:p>Score</text:p>
                </table:table-cell>
                <table:table-cell/>
                <table:table-cell table:style-name="ce7"/>
                <table:table-cell table:number-columns-repeated="249"/>
              </table:table-row>
              <table:table-row table:style-name="ro1" table:visibility="collapse">
                <table:table-cell table:style-name="ce7"/>
                <table:table-cell table:style-name="ce32" office:value-type="string" calcext:value-type="string" table:number-columns-spanned="3" table:number-rows-spanned="1">
                  <text:p>Independent foundation supported by corporations (Apache / OSDL style)</text:p>
                </table:table-cell>
                <table:covered-table-cell table:number-columns-repeated="2" table:style-name="ce32"/>
                <table:table-cell table:style-name="ce38" office:value-type="float" office:value="5" calcext:value-type="float">
                  <text:p>5</text:p>
                </table:table-cell>
                <table:table-cell table:style-name="ce38"/>
                <table:table-cell table:style-name="ce7"/>
                <table:table-cell table:number-columns-repeated="249"/>
              </table:table-row>
              <table:table-row table:style-name="ro1" table:visibility="collapse">
                <table:table-cell table:style-name="ce7"/>
                <table:table-cell table:style-name="ce33" office:value-type="string" calcext:value-type="string" table:number-columns-spanned="3" table:number-rows-spanned="1">
                  <text:p>Corporation (MySQL style)</text:p>
                </table:table-cell>
                <table:covered-table-cell table:number-columns-repeated="2" table:style-name="ce33"/>
                <table:table-cell table:style-name="ce38" office:value-type="float" office:value="4" calcext:value-type="float">
                  <text:p>4</text:p>
                </table:table-cell>
                <table:table-cell table:style-name="ce38"/>
                <table:table-cell table:style-name="ce7"/>
                <table:table-cell table:number-columns-repeated="249"/>
              </table:table-row>
              <table:table-row table:style-name="ro1" table:visibility="collapse">
                <table:table-cell table:style-name="ce7"/>
                <table:table-cell table:style-name="ce32" office:value-type="string" calcext:value-type="string" table:number-columns-spanned="3" table:number-rows-spanned="1">
                  <text:p>Groups</text:p>
                </table:table-cell>
                <table:covered-table-cell table:number-columns-repeated="2" table:style-name="ce32"/>
                <table:table-cell table:style-name="ce38" office:value-type="float" office:value="2" calcext:value-type="float">
                  <text:p>2</text:p>
                </table:table-cell>
                <table:table-cell table:style-name="ce38"/>
                <table:table-cell table:style-name="ce7"/>
                <table:table-cell table:number-columns-repeated="249"/>
              </table:table-row>
              <table:table-row table:style-name="ro1" table:visibility="collapse">
                <table:table-cell table:style-name="ce7"/>
                <table:table-cell table:style-name="ce33" office:value-type="string" calcext:value-type="string" table:number-columns-spanned="3" table:number-rows-spanned="1">
                  <text:p>Individuals</text:p>
                </table:table-cell>
                <table:covered-table-cell table:number-columns-repeated="2" table:style-name="ce33"/>
                <table:table-cell table:style-name="ce38" office:value-type="float" office:value="1" calcext:value-type="float">
                  <text:p>1</text:p>
                </table:table-cell>
                <table:table-cell table:style-name="ce38"/>
                <table:table-cell table:style-name="ce7"/>
                <table:table-cell table:number-columns-repeated="249"/>
              </table:table-row>
            </table:table-row-group>
            <table:table-row table:style-name="ro1" table:visibility="collapse">
              <table:table-cell table:style-name="ce23"/>
              <table:table-cell table:style-name="ce88" table:number-columns-spanned="4" table:number-rows-spanned="1"/>
              <table:covered-table-cell table:number-columns-repeated="3" table:style-name="ce88"/>
              <table:table-cell table:style-name="ce23"/>
              <table:table-cell table:style-name="ce7"/>
              <table:table-cell table:number-columns-repeated="249"/>
            </table:table-row>
            <table:table-row table:style-name="ro9" table:visibility="collapse">
              <table:table-cell table:style-name="ce7"/>
              <table:table-cell table:style-name="ce34" office:value-type="string" calcext:value-type="string">
                <text:p>Metric Name</text:p>
              </table:table-cell>
              <table:table-cell table:style-name="ce34" office:value-type="string" calcext:value-type="string">
                <text:p>Raw Score</text:p>
              </table:table-cell>
              <table:table-cell table:style-name="ce29" office:value-type="string" calcext:value-type="string">
                <text:p>Weight</text:p>
              </table:table-cell>
              <table:table-cell table:style-name="ce29" office:value-type="string" calcext:value-type="string">
                <text:p>Unweighted Score</text:p>
              </table:table-cell>
              <table:table-cell table:style-name="ce29" office:value-type="string" calcext:value-type="string">
                <text:p>Weighted Score</text:p>
              </table:table-cell>
              <table:table-cell table:style-name="ce7"/>
              <table:table-cell table:number-columns-repeated="249"/>
            </table:table-row>
            <table:table-row table:style-name="ro9" table:visibility="collapse">
              <table:table-cell table:style-name="ce7"/>
              <table:table-cell table:style-name="ce23" office:value-type="string" calcext:value-type="string">
                <text:p>Difficulty to enter core developer team</text:p>
              </table:table-cell>
              <table:table-cell table:style-name="ce44" office:value-type="string" calcext:value-type="string">
                <text:p>No explicit guidelines found</text:p>
              </table:table-cell>
              <table:table-cell table:style-name="ce48" office:value-type="percentage" office:value="0.3" calcext:value-type="percentage">
                <text:p>30,00%</text:p>
              </table:table-cell>
              <table:table-cell table:style-name="ce50" office:value-type="float" office:value="1" calcext:value-type="float">
                <text:p>1</text:p>
              </table:table-cell>
              <table:table-cell table:style-name="ce7" table:formula="of:=[.D366]*[.E366]" office:value-type="float" office:value="0.3" calcext:value-type="float">
                <text:p>0,3</text:p>
              </table:table-cell>
              <table:table-cell table:style-name="ce7"/>
              <table:table-cell table:number-columns-repeated="249"/>
            </table:table-row>
            <table:table-row-group table:display="false">
              <table:table-row table:style-name="ro1" table:visibility="collapse">
                <table:table-cell table:style-name="ce7"/>
                <table:table-cell table:style-name="ce7" table:number-columns-spanned="5" table:number-rows-spanned="1"/>
                <table:covered-table-cell table:number-columns-repeated="4" table:style-name="ce7"/>
                <table:table-cell table:style-name="ce7"/>
                <table:table-cell table:number-columns-repeated="249"/>
              </table:table-row>
              <table:table-row table:style-name="ro1" table:visibility="collapse">
                <table:table-cell table:style-name="ce7"/>
                <table:table-cell table:style-name="ce95" office:value-type="string" calcext:value-type="string" table:number-columns-spanned="4" table:number-rows-spanned="1">
                  <text:p>Test Description</text:p>
                </table:table-cell>
                <table:covered-table-cell table:number-columns-repeated="3" table:style-name="ce95"/>
                <table:table-cell/>
                <table:table-cell table:style-name="ce7"/>
                <table:table-cell table:number-columns-repeated="249"/>
              </table:table-row>
              <table:table-row table:style-name="ro1" table:visibility="collapse">
                <table:table-cell table:style-name="ce7"/>
                <table:table-cell table:style-name="ce91" table:number-columns-spanned="4" table:number-rows-spanned="1"/>
                <table:covered-table-cell table:number-columns-repeated="3" table:style-name="ce91"/>
                <table:table-cell table:style-name="ce55"/>
                <table:table-cell table:style-name="ce7"/>
                <table:table-cell table:number-columns-repeated="249"/>
              </table:table-row>
              <table:table-row table:style-name="ro1" table:visibility="collapse">
                <table:table-cell table:style-name="ce7"/>
                <table:table-cell table:style-name="ce96" table:number-columns-spanned="4" table:number-rows-spanned="1"/>
                <table:covered-table-cell table:number-columns-repeated="3" table:style-name="ce96"/>
                <table:table-cell table:style-name="ce38"/>
                <table:table-cell table:style-name="ce7"/>
                <table:table-cell table:number-columns-repeated="249"/>
              </table:table-row>
              <table:table-row table:style-name="ro1" table:visibility="collapse">
                <table:table-cell table:style-name="ce7"/>
                <table:table-cell table:style-name="ce90" office:value-type="string" calcext:value-type="string" table:number-columns-spanned="3" table:number-rows-spanned="1">
                  <text:p>Test Score Specification</text:p>
                </table:table-cell>
                <table:covered-table-cell table:number-columns-repeated="2" table:style-name="ce90"/>
                <table:table-cell table:style-name="ce95" office:value-type="string" calcext:value-type="string">
                  <text:p>Score</text:p>
                </table:table-cell>
                <table:table-cell/>
                <table:table-cell table:style-name="ce7"/>
                <table:table-cell table:number-columns-repeated="249"/>
              </table:table-row>
              <table:table-row table:style-name="ro1" table:visibility="collapse">
                <table:table-cell/>
                <table:table-cell table:style-name="ce37" office:value-type="string" calcext:value-type="string" table:number-columns-spanned="3" table:number-rows-spanned="1">
                  <text:p>Only after being active outside committer for a while</text:p>
                </table:table-cell>
                <table:covered-table-cell table:number-columns-repeated="2" table:style-name="ce37"/>
                <table:table-cell table:style-name="ce53" office:value-type="float" office:value="5" calcext:value-type="float">
                  <text:p>5</text:p>
                </table:table-cell>
                <table:table-cell table:style-name="ce56"/>
                <table:table-cell table:number-columns-repeated="250"/>
              </table:table-row>
              <table:table-row table:style-name="ro1" table:visibility="collapse">
                <table:table-cell/>
                <table:table-cell table:style-name="ce37" office:value-type="string" calcext:value-type="string" table:number-columns-spanned="3" table:number-rows-spanned="1">
                  <text:p>Rather difficult, must contribute accepted patches for some time</text:p>
                </table:table-cell>
                <table:covered-table-cell table:number-columns-repeated="2" table:style-name="ce37"/>
                <table:table-cell table:style-name="ce53" office:value-type="float" office:value="3" calcext:value-type="float">
                  <text:p>3</text:p>
                </table:table-cell>
                <table:table-cell table:style-name="ce56"/>
                <table:table-cell table:number-columns-repeated="250"/>
              </table:table-row>
              <table:table-row table:style-name="ro1" table:visibility="collapse">
                <table:table-cell/>
                <table:table-cell table:style-name="ce37" office:value-type="string" calcext:value-type="string" table:number-columns-spanned="3" table:number-rows-spanned="1">
                  <text:p>Anyone can enter</text:p>
                </table:table-cell>
                <table:covered-table-cell table:number-columns-repeated="2" table:style-name="ce37"/>
                <table:table-cell table:style-name="ce53" office:value-type="float" office:value="1" calcext:value-type="float">
                  <text:p>1</text:p>
                </table:table-cell>
                <table:table-cell table:style-name="ce56"/>
                <table:table-cell table:number-columns-repeated="250"/>
              </table:table-row>
            </table:table-row-group>
            <table:table-row table:style-name="ro1" table:visibility="collapse">
              <table:table-cell table:number-columns-repeated="256"/>
            </table:table-row>
          </table:table-row-group>
        </table:table-row-group>
        <table:table-row table:style-name="ro1" table:number-rows-repeated="33">
          <table:table-cell table:number-columns-repeated="256"/>
        </table:table-row>
        <table:table-row-group>
          <table:table-row table:style-name="ro9">
            <table:table-cell table:style-name="ce15" office:value-type="string" calcext:value-type="string">
              <text:p>Rank</text:p>
            </table:table-cell>
            <table:table-cell table:style-name="ce85" office:value-type="string" calcext:value-type="string" table:number-columns-spanned="3" table:number-rows-spanned="1">
              <text:p>Category Title</text:p>
            </table:table-cell>
            <table:covered-table-cell table:number-columns-repeated="2" table:style-name="ce85"/>
            <table:table-cell table:style-name="ce15" office:value-type="string" calcext:value-type="string">
              <text:p>Weight</text:p>
            </table:table-cell>
            <table:table-cell table:style-name="ce11" office:value-type="string" calcext:value-type="string">
              <text:p>Unweighted Rating</text:p>
            </table:table-cell>
            <table:table-cell table:style-name="ce57" office:value-type="string" calcext:value-type="string">
              <text:p>Weighted Rating</text:p>
            </table:table-cell>
            <table:table-cell table:number-columns-repeated="249"/>
          </table:table-row>
          <table:table-row table:style-name="ro1">
            <table:table-cell table:style-name="ce22" office:value-type="float" office:value="1" calcext:value-type="float">
              <text:p>1</text:p>
            </table:table-cell>
            <table:table-cell table:style-name="ce87" office:value-type="string" calcext:value-type="string" table:number-columns-spanned="3" table:number-rows-spanned="1">
              <text:p>Quality</text:p>
            </table:table-cell>
            <table:covered-table-cell table:number-columns-repeated="2" table:style-name="ce87"/>
            <table:table-cell table:style-name="ce49" office:value-type="percentage" office:value="0.2" calcext:value-type="percentage">
              <text:p>20,00%</text:p>
            </table:table-cell>
            <table:table-cell table:style-name="ce22" table:formula="of:=SUM([.F413:.F435])" office:value-type="float" office:value="5" calcext:value-type="float">
              <text:p>5</text:p>
            </table:table-cell>
            <table:table-cell table:style-name="ce22" table:formula="of:=[.F410]*[.E410]" office:value-type="float" office:value="1" calcext:value-type="float">
              <text:p>1</text:p>
            </table:table-cell>
            <table:table-cell table:number-columns-repeated="249"/>
          </table:table-row>
          <table:table-row-group>
            <table:table-row table:style-name="ro1" table:visibility="collapse">
              <table:table-cell table:style-name="ce23"/>
              <table:table-cell table:style-name="ce88" table:number-columns-spanned="5" table:number-rows-spanned="1"/>
              <table:covered-table-cell table:number-columns-repeated="4" table:style-name="ce88"/>
              <table:table-cell table:style-name="ce7"/>
              <table:table-cell table:number-columns-repeated="249"/>
            </table:table-row>
            <table:table-row table:style-name="ro9" table:visibility="collapse">
              <table:table-cell table:style-name="ce7"/>
              <table:table-cell table:style-name="ce34" office:value-type="string" calcext:value-type="string">
                <text:p>Metric Name</text:p>
              </table:table-cell>
              <table:table-cell table:style-name="ce34" office:value-type="string" calcext:value-type="string">
                <text:p>Raw Score</text:p>
              </table:table-cell>
              <table:table-cell table:style-name="ce29" office:value-type="string" calcext:value-type="string">
                <text:p>Weight</text:p>
              </table:table-cell>
              <table:table-cell table:style-name="ce29" office:value-type="string" calcext:value-type="string">
                <text:p>Unweighted Score</text:p>
              </table:table-cell>
              <table:table-cell table:style-name="ce29" office:value-type="string" calcext:value-type="string">
                <text:p>Weighted Score</text:p>
              </table:table-cell>
              <table:table-cell table:style-name="ce7"/>
              <table:table-cell table:number-columns-repeated="249"/>
            </table:table-row>
            <table:table-row table:style-name="ro1" table:visibility="collapse">
              <table:table-cell table:style-name="ce7"/>
              <table:table-cell table:style-name="ce23" office:value-type="string" calcext:value-type="string">
                <text:p>Number of minor releases in the past 12 months.</text:p>
              </table:table-cell>
              <table:table-cell table:style-name="ce13"/>
              <table:table-cell table:style-name="ce16" office:value-type="percentage" office:value="0.6" calcext:value-type="percentage">
                <text:p>60,00%</text:p>
              </table:table-cell>
              <table:table-cell table:style-name="ce13" office:value-type="float" office:value="5" calcext:value-type="float">
                <text:p>5</text:p>
              </table:table-cell>
              <table:table-cell table:style-name="ce7" table:formula="of:=[.D413]*[.E413]" office:value-type="float" office:value="3" calcext:value-type="float">
                <text:p>3</text:p>
              </table:table-cell>
              <table:table-cell table:style-name="ce7"/>
              <table:table-cell table:number-columns-repeated="249"/>
            </table:table-row>
            <table:table-row-group table:display="false">
              <table:table-row table:style-name="ro1" table:visibility="collapse">
                <table:table-cell table:style-name="ce7"/>
                <table:table-cell table:style-name="ce23" table:number-columns-repeated="5"/>
                <table:table-cell table:style-name="ce7"/>
                <table:table-cell table:number-columns-repeated="249"/>
              </table:table-row>
              <table:table-row table:style-name="ro1" table:visibility="collapse">
                <table:table-cell table:style-name="ce7"/>
                <table:table-cell table:style-name="ce90" office:value-type="string" calcext:value-type="string" table:number-columns-spanned="4" table:number-rows-spanned="1">
                  <text:p>Test Description</text:p>
                </table:table-cell>
                <table:covered-table-cell table:number-columns-repeated="3" table:style-name="ce90"/>
                <table:table-cell/>
                <table:table-cell table:style-name="ce7"/>
                <table:table-cell table:number-columns-repeated="249"/>
              </table:table-row>
              <table:table-row table:style-name="ro9" table:visibility="collapse">
                <table:table-cell table:style-name="ce7"/>
                <table:table-cell table:style-name="ce103" office:value-type="string" calcext:value-type="string" table:number-columns-spanned="4" table:number-rows-spanned="1">
                  <text:p>Time it takes to get instant gratification, shows whether project is thinking about getting users up and running quickly as possible. </text:p>
                </table:table-cell>
                <table:covered-table-cell table:number-columns-repeated="3" table:style-name="ce103"/>
                <table:table-cell table:style-name="ce55"/>
                <table:table-cell table:style-name="ce7"/>
                <table:table-cell table:number-columns-repeated="249"/>
              </table:table-row>
              <table:table-row table:style-name="ro1" table:visibility="collapse">
                <table:table-cell table:style-name="ce7"/>
                <table:table-cell table:number-columns-spanned="4" table:number-rows-spanned="1"/>
                <table:covered-table-cell table:number-columns-repeated="3"/>
                <table:table-cell table:style-name="ce38"/>
                <table:table-cell table:style-name="ce7"/>
                <table:table-cell table:number-columns-repeated="249"/>
              </table:table-row>
              <table:table-row table:style-name="ro1" table:visibility="collapse">
                <table:table-cell table:style-name="ce7"/>
                <table:table-cell table:style-name="ce90" office:value-type="string" calcext:value-type="string" table:number-columns-spanned="3" table:number-rows-spanned="1">
                  <text:p>Test Score Specification</text:p>
                </table:table-cell>
                <table:covered-table-cell table:number-columns-repeated="2" table:style-name="ce90"/>
                <table:table-cell table:style-name="ce51" office:value-type="string" calcext:value-type="string">
                  <text:p>Score</text:p>
                </table:table-cell>
                <table:table-cell/>
                <table:table-cell table:style-name="ce7"/>
                <table:table-cell table:number-columns-repeated="249"/>
              </table:table-row>
              <table:table-row table:style-name="ro1" table:visibility="collapse">
                <table:table-cell table:style-name="ce7"/>
                <table:table-cell table:style-name="ce32" office:value-type="string" calcext:value-type="string" table:number-columns-spanned="3" table:number-rows-spanned="1">
                  <text:p>&lt; 10 minutes</text:p>
                </table:table-cell>
                <table:covered-table-cell table:number-columns-repeated="2" table:style-name="ce32"/>
                <table:table-cell table:style-name="ce38" office:value-type="float" office:value="5" calcext:value-type="float">
                  <text:p>5</text:p>
                </table:table-cell>
                <table:table-cell table:style-name="ce38"/>
                <table:table-cell table:style-name="ce7"/>
                <table:table-cell table:number-columns-repeated="249"/>
              </table:table-row>
              <table:table-row table:style-name="ro1" table:visibility="collapse">
                <table:table-cell table:style-name="ce7"/>
                <table:table-cell table:style-name="ce33" office:value-type="string" calcext:value-type="string" table:number-columns-spanned="3" table:number-rows-spanned="1">
                  <text:p>[10 – 30) <text:s/>minutes</text:p>
                </table:table-cell>
                <table:covered-table-cell table:number-columns-repeated="2" table:style-name="ce33"/>
                <table:table-cell table:style-name="ce38" office:value-type="float" office:value="4" calcext:value-type="float">
                  <text:p>4</text:p>
                </table:table-cell>
                <table:table-cell table:style-name="ce38"/>
                <table:table-cell table:style-name="ce7"/>
                <table:table-cell table:number-columns-repeated="249"/>
              </table:table-row>
              <table:table-row table:style-name="ro1" table:visibility="collapse">
                <table:table-cell table:style-name="ce7"/>
                <table:table-cell table:style-name="ce32" office:value-type="string" calcext:value-type="string" table:number-columns-spanned="3" table:number-rows-spanned="1">
                  <text:p>[30 min – 1 <text:s/>hour)</text:p>
                </table:table-cell>
                <table:covered-table-cell table:number-columns-repeated="2" table:style-name="ce32"/>
                <table:table-cell table:style-name="ce38" office:value-type="float" office:value="3" calcext:value-type="float">
                  <text:p>3</text:p>
                </table:table-cell>
                <table:table-cell table:style-name="ce38"/>
                <table:table-cell table:style-name="ce7"/>
                <table:table-cell table:number-columns-repeated="249"/>
              </table:table-row>
              <table:table-row table:style-name="ro1" table:visibility="collapse">
                <table:table-cell table:style-name="ce7"/>
                <table:table-cell table:style-name="ce32" office:value-type="string" calcext:value-type="string" table:number-columns-spanned="3" table:number-rows-spanned="1">
                  <text:p>[1 – 4) hours</text:p>
                </table:table-cell>
                <table:covered-table-cell table:number-columns-repeated="2" table:style-name="ce32"/>
                <table:table-cell table:style-name="ce38" office:value-type="float" office:value="2" calcext:value-type="float">
                  <text:p>2</text:p>
                </table:table-cell>
                <table:table-cell table:style-name="ce38"/>
                <table:table-cell table:style-name="ce7"/>
                <table:table-cell table:number-columns-repeated="249"/>
              </table:table-row>
              <table:table-row table:style-name="ro1" table:visibility="collapse">
                <table:table-cell table:style-name="ce7"/>
                <table:table-cell table:style-name="ce33" office:value-type="string" calcext:value-type="string" table:number-columns-spanned="3" table:number-rows-spanned="1">
                  <text:p>&gt;= 4 hours</text:p>
                </table:table-cell>
                <table:covered-table-cell table:number-columns-repeated="2" table:style-name="ce33"/>
                <table:table-cell table:style-name="ce38" office:value-type="float" office:value="1" calcext:value-type="float">
                  <text:p>1</text:p>
                </table:table-cell>
                <table:table-cell table:style-name="ce38"/>
                <table:table-cell table:style-name="ce7"/>
                <table:table-cell table:number-columns-repeated="249"/>
              </table:table-row>
            </table:table-row-group>
            <table:table-row table:style-name="ro1" table:visibility="collapse">
              <table:table-cell table:style-name="ce23"/>
              <table:table-cell table:style-name="ce88" table:number-columns-spanned="4" table:number-rows-spanned="1"/>
              <table:covered-table-cell table:number-columns-repeated="3" table:style-name="ce88"/>
              <table:table-cell table:style-name="ce23"/>
              <table:table-cell table:style-name="ce7"/>
              <table:table-cell table:number-columns-repeated="249"/>
            </table:table-row>
            <table:table-row table:style-name="ro9" table:visibility="collapse">
              <table:table-cell table:style-name="ce7"/>
              <table:table-cell table:style-name="ce34" office:value-type="string" calcext:value-type="string">
                <text:p>Metric Name</text:p>
              </table:table-cell>
              <table:table-cell table:style-name="ce34" office:value-type="string" calcext:value-type="string">
                <text:p>Raw Score</text:p>
              </table:table-cell>
              <table:table-cell table:style-name="ce29" office:value-type="string" calcext:value-type="string">
                <text:p>Weight</text:p>
              </table:table-cell>
              <table:table-cell table:style-name="ce29" office:value-type="string" calcext:value-type="string">
                <text:p>Unweighted Score</text:p>
              </table:table-cell>
              <table:table-cell table:style-name="ce29" office:value-type="string" calcext:value-type="string">
                <text:p>Weighted Score</text:p>
              </table:table-cell>
              <table:table-cell table:style-name="ce7"/>
              <table:table-cell table:number-columns-repeated="249"/>
            </table:table-row>
            <table:table-row table:style-name="ro1" table:visibility="collapse">
              <table:table-cell table:style-name="ce7"/>
              <table:table-cell table:style-name="ce23" office:value-type="string" calcext:value-type="string">
                <text:p>Number of minor releases in the past 12 months.</text:p>
              </table:table-cell>
              <table:table-cell table:style-name="ce13"/>
              <table:table-cell table:style-name="ce16" office:value-type="percentage" office:value="0.4" calcext:value-type="percentage">
                <text:p>40,00%</text:p>
              </table:table-cell>
              <table:table-cell table:style-name="ce13" office:value-type="float" office:value="5" calcext:value-type="float">
                <text:p>5</text:p>
              </table:table-cell>
              <table:table-cell table:style-name="ce7" table:formula="of:=[.D426]*[.E426]" office:value-type="float" office:value="2" calcext:value-type="float">
                <text:p>2</text:p>
              </table:table-cell>
              <table:table-cell table:style-name="ce7"/>
              <table:table-cell table:number-columns-repeated="249"/>
            </table:table-row>
            <table:table-row-group>
              <table:table-row table:style-name="ro1" table:visibility="collapse">
                <table:table-cell table:style-name="ce7"/>
                <table:table-cell table:style-name="ce7" table:number-columns-spanned="5" table:number-rows-spanned="1"/>
                <table:covered-table-cell table:number-columns-repeated="4" table:style-name="ce7"/>
                <table:table-cell table:style-name="ce7"/>
                <table:table-cell table:number-columns-repeated="249"/>
              </table:table-row>
              <table:table-row table:style-name="ro1" table:visibility="collapse">
                <table:table-cell table:style-name="ce7"/>
                <table:table-cell table:style-name="ce95" office:value-type="string" calcext:value-type="string" table:number-columns-spanned="4" table:number-rows-spanned="1">
                  <text:p>Test Description</text:p>
                </table:table-cell>
                <table:covered-table-cell table:number-columns-repeated="3" table:style-name="ce95"/>
                <table:table-cell/>
                <table:table-cell table:style-name="ce7"/>
                <table:table-cell table:number-columns-repeated="249"/>
              </table:table-row>
              <table:table-row table:style-name="ro9" table:visibility="collapse">
                <table:table-cell table:style-name="ce7"/>
                <table:table-cell table:style-name="ce91" office:value-type="string" calcext:value-type="string" table:number-columns-spanned="4" table:number-rows-spanned="1">
                  <text:p>Time it takes to get instant gratification, shows whether project is thinking about getting users up and running quickly as possible. </text:p>
                </table:table-cell>
                <table:covered-table-cell table:number-columns-repeated="3" table:style-name="ce91"/>
                <table:table-cell table:style-name="ce55"/>
                <table:table-cell table:style-name="ce7"/>
                <table:table-cell table:number-columns-repeated="249"/>
              </table:table-row>
              <table:table-row table:style-name="ro1" table:visibility="collapse">
                <table:table-cell table:style-name="ce7"/>
                <table:table-cell table:style-name="ce96" table:number-columns-spanned="4" table:number-rows-spanned="1"/>
                <table:covered-table-cell table:number-columns-repeated="3" table:style-name="ce96"/>
                <table:table-cell table:style-name="ce38"/>
                <table:table-cell table:style-name="ce7"/>
                <table:table-cell table:number-columns-repeated="249"/>
              </table:table-row>
              <table:table-row table:style-name="ro1" table:visibility="collapse">
                <table:table-cell table:style-name="ce7"/>
                <table:table-cell table:style-name="ce90" office:value-type="string" calcext:value-type="string" table:number-columns-spanned="3" table:number-rows-spanned="1">
                  <text:p>Test Score Specification</text:p>
                </table:table-cell>
                <table:covered-table-cell table:number-columns-repeated="2" table:style-name="ce90"/>
                <table:table-cell table:style-name="ce95" office:value-type="string" calcext:value-type="string">
                  <text:p>Score</text:p>
                </table:table-cell>
                <table:table-cell/>
                <table:table-cell table:style-name="ce7"/>
                <table:table-cell table:number-columns-repeated="249"/>
              </table:table-row>
              <table:table-row table:style-name="ro1" table:visibility="collapse">
                <table:table-cell/>
                <table:table-cell table:style-name="ce37" office:value-type="string" calcext:value-type="string" table:number-columns-spanned="3" table:number-rows-spanned="1">
                  <text:p>Simple &amp; Intuitive, information is well organized, no manual required</text:p>
                </table:table-cell>
                <table:covered-table-cell table:number-columns-repeated="2" table:style-name="ce37"/>
                <table:table-cell table:style-name="ce53" office:value-type="float" office:value="5" calcext:value-type="float">
                  <text:p>5</text:p>
                </table:table-cell>
                <table:table-cell table:style-name="ce56"/>
                <table:table-cell table:number-columns-repeated="250"/>
              </table:table-row>
              <table:table-row table:style-name="ro1" table:visibility="collapse">
                <table:table-cell/>
                <table:table-cell table:style-name="ce37" office:value-type="string" calcext:value-type="string" table:number-columns-spanned="3" table:number-rows-spanned="1">
                  <text:p>Takes little time to learn, information somewhat organized, some use of the manual</text:p>
                </table:table-cell>
                <table:covered-table-cell table:number-columns-repeated="2" table:style-name="ce37"/>
                <table:table-cell table:style-name="ce53" office:value-type="float" office:value="3" calcext:value-type="float">
                  <text:p>3</text:p>
                </table:table-cell>
                <table:table-cell table:style-name="ce56"/>
                <table:table-cell table:number-columns-repeated="250"/>
              </table:table-row>
              <table:table-row table:style-name="ro1" table:visibility="collapse">
                <table:table-cell/>
                <table:table-cell table:style-name="ce37" office:value-type="string" calcext:value-type="string" table:number-columns-spanned="3" table:number-rows-spanned="1">
                  <text:p>Complex, too much information, no obvious organization, cannot use without a manual</text:p>
                </table:table-cell>
                <table:covered-table-cell table:number-columns-repeated="2" table:style-name="ce37"/>
                <table:table-cell table:style-name="ce53" office:value-type="float" office:value="1" calcext:value-type="float">
                  <text:p>1</text:p>
                </table:table-cell>
                <table:table-cell table:style-name="ce56"/>
                <table:table-cell table:number-columns-repeated="250"/>
              </table:table-row>
              <table:table-row table:style-name="ro1" table:visibility="collapse">
                <table:table-cell table:number-columns-repeated="256"/>
              </table:table-row>
            </table:table-row-group>
          </table:table-row-group>
        </table:table-row-group>
        <table:table-row table:style-name="ro1" table:number-rows-repeated="31564">
          <table:table-cell table:number-columns-repeated="256"/>
        </table:table-row>
        <table:table-row table:style-name="ro1">
          <table:table-cell table:number-columns-repeated="256"/>
        </table:table-row>
      </table:table>
      <table:table table:name="Functionality Rating" table:style-name="ta4" table:print="false">
        <table:table-column table:style-name="co4" table:default-cell-style-name="ce7"/>
        <table:table-column table:style-name="co15" table:default-cell-style-name="ce7"/>
        <table:table-column table:style-name="co16" table:default-cell-style-name="ce7"/>
        <table:table-column table:style-name="co4" table:number-columns-repeated="253" table:default-cell-style-name="ce7"/>
        <table:table-row table:style-name="ro1" table:number-rows-repeated="3">
          <table:table-cell table:number-columns-repeated="256"/>
        </table:table-row>
        <table:table-row table:style-name="ro1">
          <table:table-cell/>
          <table:table-cell table:style-name="ce28" office:value-type="string" calcext:value-type="string" table:number-columns-spanned="3" table:number-rows-spanned="1">
            <text:p>Appendix A: Functionality Metric Worksheet</text:p>
          </table:table-cell>
          <table:covered-table-cell table:number-columns-repeated="2" table:style-name="ce28"/>
          <table:table-cell table:number-columns-repeated="252"/>
        </table:table-row>
        <table:table-row table:style-name="ro1">
          <table:table-cell table:number-columns-repeated="256"/>
        </table:table-row>
        <table:table-row table:style-name="ro1">
          <table:table-cell/>
          <table:table-cell table:style-name="ce30" office:value-type="string" calcext:value-type="string" table:number-columns-spanned="3" table:number-rows-spanned="1">
            <text:p>Evaluated Technology</text:p>
          </table:table-cell>
          <table:covered-table-cell table:number-columns-repeated="2" table:style-name="ce30"/>
          <table:table-cell table:number-columns-repeated="252"/>
        </table:table-row>
        <table:table-row table:style-name="ro20">
          <table:table-cell/>
          <table:table-cell table:style-name="ce119" table:formula="of:=[$'Category Rank'.B7:.D7]" office:value-type="string" office:string-value="WebGUI 6.6.4" calcext:value-type="string" table:number-columns-spanned="3" table:number-rows-spanned="1">
            <text:p>WebGUI 6.6.4</text:p>
          </table:table-cell>
          <table:covered-table-cell table:number-columns-repeated="2" table:style-name="ce119"/>
          <table:table-cell table:number-columns-repeated="252"/>
        </table:table-row>
        <table:table-row table:style-name="ro1" table:number-rows-repeated="2">
          <table:table-cell table:number-columns-repeated="256"/>
        </table:table-row>
        <table:table-row table:style-name="ro1">
          <table:table-cell/>
          <table:table-cell table:style-name="ce11" office:value-type="string" calcext:value-type="string" table:number-columns-spanned="3" table:number-rows-spanned="1">
            <text:p>Category Title</text:p>
          </table:table-cell>
          <table:covered-table-cell table:number-columns-repeated="2" table:style-name="ce11"/>
          <table:table-cell table:style-name="ce72" office:value-type="string" calcext:value-type="string">
            <text:p>Rating</text:p>
          </table:table-cell>
          <table:table-cell table:number-columns-repeated="251"/>
        </table:table-row>
        <table:table-row table:style-name="ro20">
          <table:table-cell/>
          <table:table-cell table:style-name="ce54" office:value-type="string" calcext:value-type="string" table:number-columns-spanned="3" table:number-rows-spanned="1">
            <text:p>Functionality</text:p>
          </table:table-cell>
          <table:covered-table-cell table:number-columns-repeated="2" table:style-name="ce54"/>
          <table:table-cell table:style-name="ce73" office:value-type="float" office:value="5" calcext:value-type="float">
            <text:p>5</text:p>
          </table:table-cell>
          <table:table-cell table:number-columns-repeated="251"/>
        </table:table-row>
        <table:table-row table:style-name="ro1">
          <table:table-cell/>
          <table:table-cell table:style-name="ce54" table:number-columns-repeated="3"/>
          <table:table-cell table:number-columns-repeated="252"/>
        </table:table-row>
        <table:table-row table:style-name="ro1">
          <table:table-cell/>
          <table:table-cell table:style-name="ce54" office:value-type="string" calcext:value-type="string">
            <text:p>Source of Standard &amp; Extended List</text:p>
          </table:table-cell>
          <table:table-cell table:style-name="ce54" table:number-columns-repeated="2"/>
          <table:table-cell table:number-columns-repeated="252"/>
        </table:table-row>
        <table:table-row table:style-name="ro21">
          <table:table-cell/>
          <table:table-cell table:style-name="ce60" office:value-type="string" calcext:value-type="string">
            <text:p>Feature list is sub-set of features from CMSMatrix.org. <text:s/>Scores are also sourced from CMSMatrix.org http://www.cmsmatrix.org/matrix/cms-matrix?func=viewDetail&amp;listingId=1074</text:p>
          </table:table-cell>
          <table:table-cell table:style-name="ce54" table:number-columns-repeated="2"/>
          <table:table-cell table:number-columns-repeated="252"/>
        </table:table-row>
        <table:table-row table:style-name="ro8">
          <table:table-cell/>
          <table:table-cell table:style-name="ce60"/>
          <table:table-cell table:style-name="ce54" table:number-columns-repeated="2"/>
          <table:table-cell table:number-columns-repeated="252"/>
        </table:table-row>
        <table:table-row table:style-name="ro8">
          <table:table-cell/>
          <table:table-cell table:style-name="ce61" office:value-type="string" calcext:value-type="string">
            <text:p>Standard Functionality</text:p>
          </table:table-cell>
          <table:table-cell table:style-name="ce65"/>
          <table:table-cell table:style-name="ce70"/>
          <table:table-cell table:number-columns-repeated="252"/>
        </table:table-row>
        <table:table-row-group>
          <table:table-row table:style-name="ro1">
            <table:table-cell/>
            <table:table-cell table:style-name="ce90" office:value-type="string" calcext:value-type="string" table:number-columns-spanned="3" table:number-rows-spanned="1">
              <text:p>Weight &amp; Test Description</text:p>
            </table:table-cell>
            <table:covered-table-cell table:number-columns-repeated="2" table:style-name="ce90"/>
            <table:table-cell table:number-columns-repeated="252"/>
          </table:table-row>
          <table:table-row table:style-name="ro18">
            <table:table-cell/>
            <table:table-cell table:style-name="ce55" office:value-type="string" calcext:value-type="string" table:number-columns-spanned="3" table:number-rows-spanned="1">
              <text:p>Rank each feature with importance as follows. Enter in the negative value of the weight if the technology is missing functionality.</text:p>
            </table:table-cell>
            <table:covered-table-cell table:number-columns-repeated="2" table:style-name="ce55"/>
            <table:table-cell table:number-columns-repeated="252"/>
          </table:table-row>
          <table:table-row table:style-name="ro1">
            <table:table-cell/>
            <table:table-cell table:number-columns-spanned="3" table:number-rows-spanned="1"/>
            <table:covered-table-cell table:number-columns-repeated="2"/>
            <table:table-cell table:number-columns-repeated="252"/>
          </table:table-row>
          <table:table-row table:style-name="ro1">
            <table:table-cell/>
            <table:table-cell table:style-name="ce90" office:value-type="string" calcext:value-type="string">
              <text:p>Weight &amp; Test Score Specification</text:p>
            </table:table-cell>
            <table:table-cell table:style-name="ce90" office:value-type="string" calcext:value-type="string" table:number-columns-spanned="2" table:number-rows-spanned="1">
              <text:p>Score</text:p>
            </table:table-cell>
            <table:covered-table-cell table:style-name="ce90"/>
            <table:table-cell table:number-columns-repeated="252"/>
          </table:table-row>
          <table:table-row table:style-name="ro1">
            <table:table-cell/>
            <table:table-cell table:style-name="ce31" office:value-type="string" calcext:value-type="string">
              <text:p>Very important</text:p>
            </table:table-cell>
            <table:table-cell table:style-name="ce32" office:value-type="float" office:value="3" calcext:value-type="float" table:number-columns-spanned="2" table:number-rows-spanned="1">
              <text:p>3</text:p>
            </table:table-cell>
            <table:covered-table-cell table:style-name="ce32"/>
            <table:table-cell table:number-columns-repeated="252"/>
          </table:table-row>
          <table:table-row table:style-name="ro1">
            <table:table-cell/>
            <table:table-cell table:style-name="ce31" office:value-type="string" calcext:value-type="string">
              <text:p>Somewhat important</text:p>
            </table:table-cell>
            <table:table-cell table:style-name="ce32" office:value-type="float" office:value="2" calcext:value-type="float" table:number-columns-spanned="2" table:number-rows-spanned="1">
              <text:p>2</text:p>
            </table:table-cell>
            <table:covered-table-cell table:style-name="ce32"/>
            <table:table-cell table:number-columns-repeated="252"/>
          </table:table-row>
          <table:table-row table:style-name="ro1">
            <table:table-cell/>
            <table:table-cell table:style-name="ce31" office:value-type="string" calcext:value-type="string">
              <text:p>Not important</text:p>
            </table:table-cell>
            <table:table-cell table:style-name="ce32" office:value-type="float" office:value="1" calcext:value-type="float" table:number-columns-spanned="2" table:number-rows-spanned="1">
              <text:p>1</text:p>
            </table:table-cell>
            <table:covered-table-cell table:style-name="ce32"/>
            <table:table-cell table:number-columns-repeated="252"/>
          </table:table-row>
          <table:table-row table:style-name="ro1">
            <table:table-cell/>
            <table:table-cell table:number-columns-spanned="3" table:number-rows-spanned="1"/>
            <table:covered-table-cell table:number-columns-repeated="2"/>
            <table:table-cell table:number-columns-repeated="252"/>
          </table:table-row>
        </table:table-row-group>
        <table:table-row table:style-name="ro1">
          <table:table-cell/>
          <table:table-cell table:style-name="ce29" office:value-type="string" calcext:value-type="string">
            <text:p>Standard Functionality</text:p>
          </table:table-cell>
          <table:table-cell table:style-name="ce66" office:value-type="string" calcext:value-type="string">
            <text:p>Weight</text:p>
          </table:table-cell>
          <table:table-cell table:style-name="ce66" office:value-type="string" calcext:value-type="string">
            <text:p>Score</text:p>
          </table:table-cell>
          <table:table-cell table:number-columns-repeated="252"/>
        </table:table-row>
        <table:table-row table:style-name="ro1">
          <table:table-cell/>
          <table:table-cell table:style-name="ce62" office:value-type="string" calcext:value-type="string">
            <text:p>Security</text:p>
          </table:table-cell>
          <table:table-cell table:style-name="ce62" table:number-columns-repeated="2"/>
          <table:table-cell table:number-columns-repeated="252"/>
        </table:table-row>
        <table:table-row table:style-name="ro1">
          <table:table-cell/>
          <table:table-cell table:style-name="ce63" office:value-type="string" calcext:value-type="string">
            <text:p>LDAP Authentication</text:p>
          </table:table-cell>
          <table:table-cell table:style-name="ce67" office:value-type="float" office:value="3" calcext:value-type="float">
            <text:p>3</text:p>
          </table:table-cell>
          <table:table-cell table:style-name="ce71" office:value-type="float" office:value="3" calcext:value-type="float">
            <text:p>3</text:p>
          </table:table-cell>
          <table:table-cell table:number-columns-repeated="252"/>
        </table:table-row>
        <table:table-row table:style-name="ro1">
          <table:table-cell/>
          <table:table-cell table:style-name="ce63" office:value-type="string" calcext:value-type="string">
            <text:p>Granular Authentication</text:p>
          </table:table-cell>
          <table:table-cell table:style-name="ce67" office:value-type="float" office:value="3" calcext:value-type="float">
            <text:p>3</text:p>
          </table:table-cell>
          <table:table-cell table:style-name="ce71" office:value-type="float" office:value="3" calcext:value-type="float">
            <text:p>3</text:p>
          </table:table-cell>
          <table:table-cell table:number-columns-repeated="252"/>
        </table:table-row>
        <table:table-row table:style-name="ro1">
          <table:table-cell/>
          <table:table-cell table:style-name="ce63" office:value-type="string" calcext:value-type="string">
            <text:p>Content Approval</text:p>
          </table:table-cell>
          <table:table-cell table:style-name="ce67" office:value-type="float" office:value="2" calcext:value-type="float">
            <text:p>2</text:p>
          </table:table-cell>
          <table:table-cell table:style-name="ce71" office:value-type="float" office:value="-2" calcext:value-type="float">
            <text:p>-2</text:p>
          </table:table-cell>
          <table:table-cell table:number-columns-repeated="252"/>
        </table:table-row>
        <table:table-row table:style-name="ro1">
          <table:table-cell/>
          <table:table-cell table:style-name="ce62" office:value-type="string" calcext:value-type="string">
            <text:p>Ease of use</text:p>
          </table:table-cell>
          <table:table-cell table:style-name="ce62" table:number-columns-repeated="2"/>
          <table:table-cell table:number-columns-repeated="252"/>
        </table:table-row>
        <table:table-row table:style-name="ro1">
          <table:table-cell/>
          <table:table-cell table:style-name="ce63" office:value-type="string" calcext:value-type="string">
            <text:p>Email 2 Discussion</text:p>
          </table:table-cell>
          <table:table-cell table:style-name="ce67" office:value-type="float" office:value="1" calcext:value-type="float">
            <text:p>1</text:p>
          </table:table-cell>
          <table:table-cell table:style-name="ce71" office:value-type="float" office:value="-1" calcext:value-type="float">
            <text:p>-1</text:p>
          </table:table-cell>
          <table:table-cell table:number-columns-repeated="252"/>
        </table:table-row>
        <table:table-row table:style-name="ro1">
          <table:table-cell/>
          <table:table-cell table:style-name="ce63" office:value-type="string" calcext:value-type="string">
            <text:p>Spell Checker</text:p>
          </table:table-cell>
          <table:table-cell table:style-name="ce67" office:value-type="float" office:value="2" calcext:value-type="float">
            <text:p>2</text:p>
          </table:table-cell>
          <table:table-cell table:style-name="ce71" office:value-type="float" office:value="2" calcext:value-type="float">
            <text:p>2</text:p>
          </table:table-cell>
          <table:table-cell table:number-columns-repeated="252"/>
        </table:table-row>
        <table:table-row table:style-name="ro1">
          <table:table-cell/>
          <table:table-cell table:style-name="ce63" office:value-type="string" calcext:value-type="string">
            <text:p>Subscriptions</text:p>
          </table:table-cell>
          <table:table-cell table:style-name="ce67" office:value-type="float" office:value="2" calcext:value-type="float">
            <text:p>2</text:p>
          </table:table-cell>
          <table:table-cell table:style-name="ce71" office:value-type="float" office:value="2" calcext:value-type="float">
            <text:p>2</text:p>
          </table:table-cell>
          <table:table-cell table:number-columns-repeated="252"/>
        </table:table-row>
        <table:table-row table:style-name="ro1">
          <table:table-cell/>
          <table:table-cell table:style-name="ce63" office:value-type="string" calcext:value-type="string">
            <text:p>Template Language</text:p>
          </table:table-cell>
          <table:table-cell table:style-name="ce67" office:value-type="float" office:value="3" calcext:value-type="float">
            <text:p>3</text:p>
          </table:table-cell>
          <table:table-cell table:style-name="ce71" office:value-type="float" office:value="3" calcext:value-type="float">
            <text:p>3</text:p>
          </table:table-cell>
          <table:table-cell table:number-columns-repeated="252"/>
        </table:table-row>
        <table:table-row table:style-name="ro1">
          <table:table-cell/>
          <table:table-cell table:style-name="ce63" office:value-type="string" calcext:value-type="string">
            <text:p>RSS Feeds</text:p>
          </table:table-cell>
          <table:table-cell table:style-name="ce67" office:value-type="float" office:value="2" calcext:value-type="float">
            <text:p>2</text:p>
          </table:table-cell>
          <table:table-cell table:style-name="ce71" office:value-type="float" office:value="2" calcext:value-type="float">
            <text:p>2</text:p>
          </table:table-cell>
          <table:table-cell table:number-columns-repeated="252"/>
        </table:table-row>
        <table:table-row table:style-name="ro1">
          <table:table-cell/>
          <table:table-cell table:style-name="ce64" office:value-type="string" calcext:value-type="string">
            <text:p>Management</text:p>
          </table:table-cell>
          <table:table-cell table:style-name="ce67"/>
          <table:table-cell table:style-name="ce71"/>
          <table:table-cell table:number-columns-repeated="252"/>
        </table:table-row>
        <table:table-row table:style-name="ro1">
          <table:table-cell/>
          <table:table-cell table:style-name="ce63" office:value-type="string" calcext:value-type="string">
            <text:p>Statistics</text:p>
          </table:table-cell>
          <table:table-cell table:style-name="ce67" office:value-type="float" office:value="3" calcext:value-type="float">
            <text:p>3</text:p>
          </table:table-cell>
          <table:table-cell table:style-name="ce71" office:value-type="float" office:value="3" calcext:value-type="float">
            <text:p>3</text:p>
          </table:table-cell>
          <table:table-cell table:number-columns-repeated="252"/>
        </table:table-row>
        <table:table-row table:style-name="ro1">
          <table:table-cell/>
          <table:table-cell table:style-name="ce63" office:value-type="string" calcext:value-type="string">
            <text:p>Page Caching</text:p>
          </table:table-cell>
          <table:table-cell table:style-name="ce67" office:value-type="float" office:value="2" calcext:value-type="float">
            <text:p>2</text:p>
          </table:table-cell>
          <table:table-cell table:style-name="ce71" office:value-type="float" office:value="2" calcext:value-type="float">
            <text:p>2</text:p>
          </table:table-cell>
          <table:table-cell table:number-columns-repeated="252"/>
        </table:table-row>
        <table:table-row table:style-name="ro1">
          <table:table-cell/>
          <table:table-cell table:style-name="ce62" office:value-type="string" calcext:value-type="string">
            <text:p>Applications</text:p>
          </table:table-cell>
          <table:table-cell table:style-name="ce62" table:number-columns-repeated="2"/>
          <table:table-cell table:number-columns-repeated="252"/>
        </table:table-row>
        <table:table-row table:style-name="ro1">
          <table:table-cell/>
          <table:table-cell table:style-name="ce63" office:value-type="string" calcext:value-type="string">
            <text:p>Blogs</text:p>
          </table:table-cell>
          <table:table-cell table:style-name="ce67" office:value-type="float" office:value="3" calcext:value-type="float">
            <text:p>3</text:p>
          </table:table-cell>
          <table:table-cell table:style-name="ce71" office:value-type="float" office:value="3" calcext:value-type="float">
            <text:p>3</text:p>
          </table:table-cell>
          <table:table-cell table:number-columns-repeated="252"/>
        </table:table-row>
        <table:table-row table:style-name="ro1">
          <table:table-cell/>
          <table:table-cell table:style-name="ce63" office:value-type="string" calcext:value-type="string">
            <text:p>Chat</text:p>
          </table:table-cell>
          <table:table-cell table:style-name="ce67" office:value-type="float" office:value="3" calcext:value-type="float">
            <text:p>3</text:p>
          </table:table-cell>
          <table:table-cell table:style-name="ce71" office:value-type="float" office:value="3" calcext:value-type="float">
            <text:p>3</text:p>
          </table:table-cell>
          <table:table-cell table:number-columns-repeated="252"/>
        </table:table-row>
        <table:table-row table:style-name="ro1">
          <table:table-cell/>
          <table:table-cell table:style-name="ce63" office:value-type="string" calcext:value-type="string">
            <text:p>Contact Mgmt</text:p>
          </table:table-cell>
          <table:table-cell table:style-name="ce67" office:value-type="float" office:value="2" calcext:value-type="float">
            <text:p>2</text:p>
          </table:table-cell>
          <table:table-cell table:style-name="ce71" office:value-type="float" office:value="2" calcext:value-type="float">
            <text:p>2</text:p>
          </table:table-cell>
          <table:table-cell table:number-columns-repeated="252"/>
        </table:table-row>
        <table:table-row table:style-name="ro1">
          <table:table-cell/>
          <table:table-cell table:style-name="ce63" office:value-type="string" calcext:value-type="string">
            <text:p>Discussion / Forums</text:p>
          </table:table-cell>
          <table:table-cell table:style-name="ce67" office:value-type="float" office:value="3" calcext:value-type="float">
            <text:p>3</text:p>
          </table:table-cell>
          <table:table-cell table:style-name="ce71" office:value-type="float" office:value="3" calcext:value-type="float">
            <text:p>3</text:p>
          </table:table-cell>
          <table:table-cell table:number-columns-repeated="252"/>
        </table:table-row>
        <table:table-row table:style-name="ro1">
          <table:table-cell/>
          <table:table-cell table:style-name="ce63" office:value-type="string" calcext:value-type="string">
            <text:p>Event Calendar</text:p>
          </table:table-cell>
          <table:table-cell table:style-name="ce67" office:value-type="float" office:value="3" calcext:value-type="float">
            <text:p>3</text:p>
          </table:table-cell>
          <table:table-cell table:style-name="ce71" office:value-type="float" office:value="3" calcext:value-type="float">
            <text:p>3</text:p>
          </table:table-cell>
          <table:table-cell table:number-columns-repeated="252"/>
        </table:table-row>
        <table:table-row table:style-name="ro1">
          <table:table-cell/>
          <table:table-cell table:style-name="ce63" office:value-type="string" calcext:value-type="string">
            <text:p>Expense Reports</text:p>
          </table:table-cell>
          <table:table-cell table:style-name="ce67" office:value-type="float" office:value="1" calcext:value-type="float">
            <text:p>1</text:p>
          </table:table-cell>
          <table:table-cell table:style-name="ce71" office:value-type="float" office:value="-1" calcext:value-type="float">
            <text:p>-1</text:p>
          </table:table-cell>
          <table:table-cell table:number-columns-repeated="252"/>
        </table:table-row>
        <table:table-row table:style-name="ro1">
          <table:table-cell/>
          <table:table-cell table:style-name="ce63" office:value-type="string" calcext:value-type="string">
            <text:p>FAQ</text:p>
          </table:table-cell>
          <table:table-cell table:style-name="ce67" office:value-type="float" office:value="2" calcext:value-type="float">
            <text:p>2</text:p>
          </table:table-cell>
          <table:table-cell table:style-name="ce71" office:value-type="float" office:value="2" calcext:value-type="float">
            <text:p>2</text:p>
          </table:table-cell>
          <table:table-cell table:number-columns-repeated="252"/>
        </table:table-row>
        <table:table-row table:style-name="ro1">
          <table:table-cell/>
          <table:table-cell table:style-name="ce63" office:value-type="string" calcext:value-type="string">
            <text:p>File Distribution</text:p>
          </table:table-cell>
          <table:table-cell table:style-name="ce67" office:value-type="float" office:value="3" calcext:value-type="float">
            <text:p>3</text:p>
          </table:table-cell>
          <table:table-cell table:style-name="ce71" office:value-type="float" office:value="3" calcext:value-type="float">
            <text:p>3</text:p>
          </table:table-cell>
          <table:table-cell table:number-columns-repeated="252"/>
        </table:table-row>
        <table:table-row table:style-name="ro1">
          <table:table-cell/>
          <table:table-cell table:style-name="ce63" office:value-type="string" calcext:value-type="string">
            <text:p>Help Desk</text:p>
          </table:table-cell>
          <table:table-cell table:style-name="ce67" office:value-type="float" office:value="2" calcext:value-type="float">
            <text:p>2</text:p>
          </table:table-cell>
          <table:table-cell table:style-name="ce71" office:value-type="float" office:value="-2" calcext:value-type="float">
            <text:p>-2</text:p>
          </table:table-cell>
          <table:table-cell table:number-columns-repeated="252"/>
        </table:table-row>
        <table:table-row table:style-name="ro1">
          <table:table-cell/>
          <table:table-cell table:style-name="ce63" office:value-type="string" calcext:value-type="string">
            <text:p>Job Postings</text:p>
          </table:table-cell>
          <table:table-cell table:style-name="ce67" office:value-type="float" office:value="1" calcext:value-type="float">
            <text:p>1</text:p>
          </table:table-cell>
          <table:table-cell table:style-name="ce71" office:value-type="float" office:value="1" calcext:value-type="float">
            <text:p>1</text:p>
          </table:table-cell>
          <table:table-cell table:number-columns-repeated="252"/>
        </table:table-row>
        <table:table-row table:style-name="ro1">
          <table:table-cell/>
          <table:table-cell table:style-name="ce63" office:value-type="string" calcext:value-type="string">
            <text:p>My Page / Dashboard</text:p>
          </table:table-cell>
          <table:table-cell table:style-name="ce67" office:value-type="float" office:value="2" calcext:value-type="float">
            <text:p>2</text:p>
          </table:table-cell>
          <table:table-cell table:style-name="ce71" office:value-type="float" office:value="-2" calcext:value-type="float">
            <text:p>-2</text:p>
          </table:table-cell>
          <table:table-cell table:number-columns-repeated="252"/>
        </table:table-row>
        <table:table-row table:style-name="ro1">
          <table:table-cell/>
          <table:table-cell table:style-name="ce63" office:value-type="string" calcext:value-type="string">
            <text:p>Newsletter</text:p>
          </table:table-cell>
          <table:table-cell table:style-name="ce67" office:value-type="float" office:value="2" calcext:value-type="float">
            <text:p>2</text:p>
          </table:table-cell>
          <table:table-cell table:style-name="ce71" office:value-type="float" office:value="2" calcext:value-type="float">
            <text:p>2</text:p>
          </table:table-cell>
          <table:table-cell table:number-columns-repeated="252"/>
        </table:table-row>
        <table:table-row table:style-name="ro1">
          <table:table-cell/>
          <table:table-cell table:style-name="ce63" office:value-type="string" calcext:value-type="string">
            <text:p>Photo Gallery</text:p>
          </table:table-cell>
          <table:table-cell table:style-name="ce67" office:value-type="float" office:value="1" calcext:value-type="float">
            <text:p>1</text:p>
          </table:table-cell>
          <table:table-cell table:style-name="ce71" office:value-type="float" office:value="1" calcext:value-type="float">
            <text:p>1</text:p>
          </table:table-cell>
          <table:table-cell table:number-columns-repeated="252"/>
        </table:table-row>
        <table:table-row table:style-name="ro1">
          <table:table-cell/>
          <table:table-cell table:style-name="ce63" office:value-type="string" calcext:value-type="string">
            <text:p>Search Engine</text:p>
          </table:table-cell>
          <table:table-cell table:style-name="ce67" office:value-type="float" office:value="3" calcext:value-type="float">
            <text:p>3</text:p>
          </table:table-cell>
          <table:table-cell table:style-name="ce71" office:value-type="float" office:value="3" calcext:value-type="float">
            <text:p>3</text:p>
          </table:table-cell>
          <table:table-cell table:number-columns-repeated="252"/>
        </table:table-row>
        <table:table-row table:style-name="ro1">
          <table:table-cell/>
          <table:table-cell table:style-name="ce63" office:value-type="string" calcext:value-type="string">
            <text:p>Site Map</text:p>
          </table:table-cell>
          <table:table-cell table:style-name="ce67" office:value-type="float" office:value="2" calcext:value-type="float">
            <text:p>2</text:p>
          </table:table-cell>
          <table:table-cell table:style-name="ce71" office:value-type="float" office:value="2" calcext:value-type="float">
            <text:p>2</text:p>
          </table:table-cell>
          <table:table-cell table:number-columns-repeated="252"/>
        </table:table-row>
        <table:table-row table:style-name="ro1">
          <table:table-cell/>
          <table:table-cell table:style-name="ce63" table:number-columns-repeated="3"/>
          <table:table-cell table:number-columns-repeated="252"/>
        </table:table-row>
        <table:table-row table:style-name="ro1">
          <table:table-cell/>
          <table:table-cell table:style-name="ce61" office:value-type="string" calcext:value-type="string">
            <text:p>Extended Functionality</text:p>
          </table:table-cell>
          <table:table-cell table:style-name="ce65"/>
          <table:table-cell table:style-name="ce70"/>
          <table:table-cell table:number-columns-repeated="252"/>
        </table:table-row>
        <table:table-row-group>
          <table:table-row table:style-name="ro1">
            <table:table-cell/>
            <table:table-cell table:style-name="ce90" office:value-type="string" calcext:value-type="string" table:number-columns-spanned="3" table:number-rows-spanned="1">
              <text:p>Weight &amp; Test Description</text:p>
            </table:table-cell>
            <table:covered-table-cell table:number-columns-repeated="2" table:style-name="ce90"/>
            <table:table-cell table:number-columns-repeated="252"/>
          </table:table-row>
          <table:table-row table:style-name="ro9">
            <table:table-cell/>
            <table:table-cell table:style-name="ce55" office:value-type="string" calcext:value-type="string" table:number-columns-spanned="3" table:number-rows-spanned="1">
              <text:p>Rank each feature with importance as follows. Enter in a 0 if the evaluated technology is missing functionality.</text:p>
            </table:table-cell>
            <table:covered-table-cell table:number-columns-repeated="2" table:style-name="ce55"/>
            <table:table-cell table:number-columns-repeated="252"/>
          </table:table-row>
          <table:table-row table:style-name="ro1">
            <table:table-cell/>
            <table:table-cell table:number-columns-spanned="3" table:number-rows-spanned="1"/>
            <table:covered-table-cell table:number-columns-repeated="2"/>
            <table:table-cell table:number-columns-repeated="252"/>
          </table:table-row>
          <table:table-row table:style-name="ro1">
            <table:table-cell/>
            <table:table-cell table:style-name="ce90" office:value-type="string" calcext:value-type="string">
              <text:p>Weight &amp; Test Score Specification</text:p>
            </table:table-cell>
            <table:table-cell table:style-name="ce90" office:value-type="string" calcext:value-type="string" table:number-columns-spanned="2" table:number-rows-spanned="1">
              <text:p>Score</text:p>
            </table:table-cell>
            <table:covered-table-cell table:style-name="ce90"/>
            <table:table-cell table:number-columns-repeated="252"/>
          </table:table-row>
          <table:table-row table:style-name="ro1">
            <table:table-cell/>
            <table:table-cell table:style-name="ce31" office:value-type="string" calcext:value-type="string">
              <text:p>Very important</text:p>
            </table:table-cell>
            <table:table-cell table:style-name="ce32" office:value-type="float" office:value="3" calcext:value-type="float" table:number-columns-spanned="2" table:number-rows-spanned="1">
              <text:p>3</text:p>
            </table:table-cell>
            <table:covered-table-cell table:style-name="ce32"/>
            <table:table-cell table:number-columns-repeated="252"/>
          </table:table-row>
          <table:table-row table:style-name="ro1">
            <table:table-cell/>
            <table:table-cell table:style-name="ce31" office:value-type="string" calcext:value-type="string">
              <text:p>Somewhat important</text:p>
            </table:table-cell>
            <table:table-cell table:style-name="ce32" office:value-type="float" office:value="2" calcext:value-type="float" table:number-columns-spanned="2" table:number-rows-spanned="1">
              <text:p>2</text:p>
            </table:table-cell>
            <table:covered-table-cell table:style-name="ce32"/>
            <table:table-cell table:number-columns-repeated="252"/>
          </table:table-row>
          <table:table-row table:style-name="ro1">
            <table:table-cell/>
            <table:table-cell table:style-name="ce31" office:value-type="string" calcext:value-type="string">
              <text:p>Not important</text:p>
            </table:table-cell>
            <table:table-cell table:style-name="ce32" office:value-type="float" office:value="1" calcext:value-type="float" table:number-columns-spanned="2" table:number-rows-spanned="1">
              <text:p>1</text:p>
            </table:table-cell>
            <table:covered-table-cell table:style-name="ce32"/>
            <table:table-cell table:number-columns-repeated="252"/>
          </table:table-row>
          <table:table-row table:style-name="ro1">
            <table:table-cell/>
            <table:table-cell table:number-columns-spanned="3" table:number-rows-spanned="1"/>
            <table:covered-table-cell table:number-columns-repeated="2"/>
            <table:table-cell table:number-columns-repeated="252"/>
          </table:table-row>
        </table:table-row-group>
        <table:table-row table:style-name="ro1">
          <table:table-cell/>
          <table:table-cell table:style-name="ce29" office:value-type="string" calcext:value-type="string">
            <text:p>Extra Functionality</text:p>
          </table:table-cell>
          <table:table-cell table:style-name="ce66" office:value-type="string" calcext:value-type="string">
            <text:p>Weight</text:p>
          </table:table-cell>
          <table:table-cell table:style-name="ce66" office:value-type="string" calcext:value-type="string">
            <text:p>Score</text:p>
          </table:table-cell>
          <table:table-cell table:number-columns-repeated="252"/>
        </table:table-row>
        <table:table-row table:style-name="ro1">
          <table:table-cell/>
          <table:table-cell table:style-name="ce63" office:value-type="string" calcext:value-type="string">
            <text:p>WYSIWYG Editor</text:p>
          </table:table-cell>
          <table:table-cell table:style-name="ce67" office:value-type="float" office:value="3" calcext:value-type="float">
            <text:p>3</text:p>
          </table:table-cell>
          <table:table-cell table:style-name="ce71" office:value-type="float" office:value="3" calcext:value-type="float">
            <text:p>3</text:p>
          </table:table-cell>
          <table:table-cell table:number-columns-repeated="252"/>
        </table:table-row>
        <table:table-row table:style-name="ro1">
          <table:table-cell/>
          <table:table-cell table:style-name="ce63" office:value-type="string" calcext:value-type="string">
            <text:p>Versioning</text:p>
          </table:table-cell>
          <table:table-cell table:style-name="ce67" office:value-type="float" office:value="1" calcext:value-type="float">
            <text:p>1</text:p>
          </table:table-cell>
          <table:table-cell table:style-name="ce71" office:value-type="float" office:value="0" calcext:value-type="float">
            <text:p>0</text:p>
          </table:table-cell>
          <table:table-cell table:number-columns-repeated="252"/>
        </table:table-row>
        <table:table-row table:style-name="ro1">
          <table:table-cell/>
          <table:table-cell table:style-name="ce63" office:value-type="string" calcext:value-type="string">
            <text:p>Advanced Caching</text:p>
          </table:table-cell>
          <table:table-cell table:style-name="ce67" office:value-type="float" office:value="1" calcext:value-type="float">
            <text:p>1</text:p>
          </table:table-cell>
          <table:table-cell table:style-name="ce71" office:value-type="float" office:value="1" calcext:value-type="float">
            <text:p>1</text:p>
          </table:table-cell>
          <table:table-cell table:number-columns-repeated="252"/>
        </table:table-row>
        <table:table-row table:style-name="ro1">
          <table:table-cell/>
          <table:table-cell table:style-name="ce63" office:value-type="string" calcext:value-type="string">
            <text:p>Online Administration</text:p>
          </table:table-cell>
          <table:table-cell table:style-name="ce67" office:value-type="float" office:value="3" calcext:value-type="float">
            <text:p>3</text:p>
          </table:table-cell>
          <table:table-cell table:style-name="ce71" office:value-type="float" office:value="3" calcext:value-type="float">
            <text:p>3</text:p>
          </table:table-cell>
          <table:table-cell table:number-columns-repeated="252"/>
        </table:table-row>
        <table:table-row table:style-name="ro1">
          <table:table-cell/>
          <table:table-cell table:style-name="ce63" office:value-type="string" calcext:value-type="string">
            <text:p>Themes/Skins</text:p>
          </table:table-cell>
          <table:table-cell table:style-name="ce67" office:value-type="float" office:value="2" calcext:value-type="float">
            <text:p>2</text:p>
          </table:table-cell>
          <table:table-cell table:style-name="ce71" office:value-type="float" office:value="2" calcext:value-type="float">
            <text:p>2</text:p>
          </table:table-cell>
          <table:table-cell table:number-columns-repeated="252"/>
        </table:table-row>
        <table:table-row table:style-name="ro1">
          <table:table-cell/>
          <table:table-cell table:style-name="ce63" office:value-type="string" calcext:value-type="string">
            <text:p>Workflow Engine</text:p>
          </table:table-cell>
          <table:table-cell table:style-name="ce67" office:value-type="float" office:value="1" calcext:value-type="float">
            <text:p>1</text:p>
          </table:table-cell>
          <table:table-cell table:style-name="ce71" office:value-type="float" office:value="0" calcext:value-type="float">
            <text:p>0</text:p>
          </table:table-cell>
          <table:table-cell table:number-columns-repeated="252"/>
        </table:table-row>
        <table:table-row table:style-name="ro1">
          <table:table-cell/>
          <table:table-cell table:style-name="ce64" office:value-type="string" calcext:value-type="string">
            <text:p>Extended Apps</text:p>
          </table:table-cell>
          <table:table-cell table:style-name="ce67"/>
          <table:table-cell table:style-name="ce71"/>
          <table:table-cell table:number-columns-repeated="252"/>
        </table:table-row>
        <table:table-row table:style-name="ro1">
          <table:table-cell/>
          <table:table-cell table:style-name="ce63" office:value-type="string" calcext:value-type="string">
            <text:p>User Contributions</text:p>
          </table:table-cell>
          <table:table-cell table:style-name="ce67" office:value-type="float" office:value="2" calcext:value-type="float">
            <text:p>2</text:p>
          </table:table-cell>
          <table:table-cell table:style-name="ce71" office:value-type="float" office:value="2" calcext:value-type="float">
            <text:p>2</text:p>
          </table:table-cell>
          <table:table-cell table:number-columns-repeated="252"/>
        </table:table-row>
        <table:table-row table:style-name="ro1">
          <table:table-cell/>
          <table:table-cell table:style-name="ce63" office:value-type="string" calcext:value-type="string">
            <text:p>Shopping Cart</text:p>
          </table:table-cell>
          <table:table-cell table:style-name="ce67" office:value-type="float" office:value="1" calcext:value-type="float">
            <text:p>1</text:p>
          </table:table-cell>
          <table:table-cell table:style-name="ce71" office:value-type="float" office:value="1" calcext:value-type="float">
            <text:p>1</text:p>
          </table:table-cell>
          <table:table-cell table:number-columns-repeated="252"/>
        </table:table-row>
        <table:table-row table:style-name="ro1">
          <table:table-cell/>
          <table:table-cell table:style-name="ce63" office:value-type="string" calcext:value-type="string">
            <text:p>Pluggable Payments</text:p>
          </table:table-cell>
          <table:table-cell table:style-name="ce67" office:value-type="float" office:value="1" calcext:value-type="float">
            <text:p>1</text:p>
          </table:table-cell>
          <table:table-cell table:style-name="ce71" office:value-type="float" office:value="1" calcext:value-type="float">
            <text:p>1</text:p>
          </table:table-cell>
          <table:table-cell table:number-columns-repeated="252"/>
        </table:table-row>
        <table:table-row table:style-name="ro1">
          <table:table-cell/>
          <table:table-cell table:style-name="ce63" office:value-type="string" calcext:value-type="string">
            <text:p>Pluggable Shipping</text:p>
          </table:table-cell>
          <table:table-cell table:style-name="ce67" office:value-type="float" office:value="1" calcext:value-type="float">
            <text:p>1</text:p>
          </table:table-cell>
          <table:table-cell table:style-name="ce71" office:value-type="float" office:value="1" calcext:value-type="float">
            <text:p>1</text:p>
          </table:table-cell>
          <table:table-cell table:number-columns-repeated="252"/>
        </table:table-row>
        <table:table-row table:style-name="ro1">
          <table:table-cell/>
          <table:table-cell table:number-columns-spanned="3" table:number-rows-spanned="1"/>
          <table:covered-table-cell table:number-columns-repeated="2"/>
          <table:table-cell table:number-columns-repeated="252"/>
        </table:table-row>
        <table:table-row table:style-name="ro1">
          <table:table-cell/>
          <table:table-cell table:style-name="ce14"/>
          <table:table-cell table:style-name="ce68" office:value-type="string" calcext:value-type="string">
            <text:p>Total Weight</text:p>
          </table:table-cell>
          <table:table-cell table:style-name="ce68" office:value-type="string" calcext:value-type="string">
            <text:p>Total Score</text:p>
          </table:table-cell>
          <table:table-cell table:style-name="ce68" office:value-type="string" calcext:value-type="string">
            <text:p>Percentage</text:p>
          </table:table-cell>
          <table:table-cell table:number-columns-repeated="251"/>
        </table:table-row>
        <table:table-row table:style-name="ro1">
          <table:table-cell/>
          <table:table-cell table:style-name="ce22"/>
          <table:table-cell table:style-name="ce69" table:formula="of:=SUM([.C26:.C54])" office:value-type="float" office:value="56" calcext:value-type="float">
            <text:p>56</text:p>
          </table:table-cell>
          <table:table-cell table:style-name="ce69" table:formula="of:=SUM([.D26:.D54])+SUM([.D66:.D76])" office:value-type="float" office:value="54" calcext:value-type="float">
            <text:p>54</text:p>
          </table:table-cell>
          <table:table-cell table:style-name="ce74" table:formula="of:=[.D79]/[.C79]" office:value-type="percentage" office:value="0.964285714285714" calcext:value-type="percentage">
            <text:p>96,43%</text:p>
          </table:table-cell>
          <table:table-cell table:number-columns-repeated="251"/>
        </table:table-row>
        <table:table-row table:style-name="ro1" table:number-rows-repeated="31920">
          <table:table-cell table:number-columns-repeated="256"/>
        </table:table-row>
        <table:table-row table:style-name="ro1">
          <table:table-cell table:number-columns-repeated="256"/>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Arial1" svg:font-family="Arial" style:font-family-generic="swiss"/>
    <style:font-face style:name="Verdana" svg:font-family="Verdana" style:font-family-generic="swiss"/>
    <style:font-face style:name="Nimbus Sans L1" svg:font-family="'Nimbus Sans L'" style:font-pitch="variable"/>
    <style:font-face style:name="Tahoma" svg:font-family="Tahoma, Lucidasans, 'Lucida Sans', 'Arial Unicode M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table-cell-properties style:decimal-places="2"/>
      <style:paragraph-properties style:tab-stop-distance="1.27cm"/>
      <style:text-properties style:font-name="Nimbus Sans L" fo:language="en" fo:country="US" style:font-name-asian="Nimbus Sans L1" style:language-asian="zxx" style:country-asian="none" style:font-name-complex="Tahoma" style:language-complex="zxx" style:country-complex="none"/>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number-style style:name="N107P0" style:volatile="true">
      <number:number number:decimal-places="0" loext:min-decimal-places="0" number:min-integer-digits="1" number:grouping="true"/>
      <number:text>   </number:text>
    </number:number-style>
    <number:number-style style:name="N107">
      <number:text>-</number:text>
      <number:number number:decimal-places="0" loext:min-decimal-places="0" number:min-integer-digits="1" number:grouping="true"/>
      <number:text>   </number:text>
      <style:map style:condition="value()&gt;=0" style:apply-style-name="N107P0"/>
    </number:number-style>
    <number:number-style style:name="N108P0" style:volatile="true">
      <number:number number:decimal-places="0" loext:min-decimal-places="0" number:min-integer-digits="1" number:grouping="true"/>
      <number:text>   </number:text>
    </number:number-style>
    <number:number-style style:name="N108">
      <style:text-properties fo:color="#ff0000"/>
      <number:text>-</number:text>
      <number:number number:decimal-places="0" loext:min-decimal-places="0" number:min-integer-digits="1" number:grouping="true"/>
      <number:text>   </number:text>
      <style:map style:condition="value()&gt;=0" style:apply-style-name="N108P0"/>
    </number:number-style>
    <number:number-style style:name="N110P0" style:volatile="true">
      <number:number number:decimal-places="2" loext:min-decimal-places="2" number:min-integer-digits="1" number:grouping="true"/>
      <number:text>   </number:text>
    </number:number-style>
    <number:number-style style:name="N110">
      <number:text>-</number:text>
      <number:number number:decimal-places="2" loext:min-decimal-places="2" number:min-integer-digits="1" number:grouping="true"/>
      <number:text>   </number:text>
      <style:map style:condition="value()&gt;=0" style:apply-style-name="N110P0"/>
    </number:number-style>
    <number:number-style style:name="N111P0" style:volatile="true">
      <number:number number:decimal-places="2" loext:min-decimal-places="2" number:min-integer-digits="1" number:grouping="true"/>
      <number:text>   </number:text>
    </number:number-style>
    <number:number-style style:name="N111">
      <style:text-properties fo:color="#ff0000"/>
      <number:text>-</number:text>
      <number:number number:decimal-places="2" loext:min-decimal-places="2" number:min-integer-digits="1" number:grouping="true"/>
      <number:text>   </number:text>
      <style:map style:condition="value()&gt;=0" style:apply-style-name="N111P0"/>
    </number:number-style>
    <number:time-style style:name="N112">
      <number:minutes number:style="long"/>
      <number:text>:</number:text>
      <number:seconds number:style="long"/>
    </number:time-style>
    <number:number-style style:name="N113">
      <number:scientific-number number:decimal-places="1" loext:min-decimal-places="1" number:min-integer-digits="1" number:min-exponent-digits="1" loext:exponent-interval="1" loext:forced-exponent-sign="true"/>
    </number:number-style>
    <number:number-style style:name="N115P0" style:volatile="true">
      <number:text>$</number:text>
      <number:number number:decimal-places="0" loext:min-decimal-places="0" number:min-integer-digits="1" number:grouping="true"/>
      <number:text> </number:text>
    </number:number-style>
    <number:number-style style:name="N115">
      <number:text>($</number:text>
      <number:number number:decimal-places="0" loext:min-decimal-places="0" number:min-integer-digits="1" number:grouping="true"/>
      <number:text>)</number:text>
      <style:map style:condition="value()&gt;=0" style:apply-style-name="N115P0"/>
    </number:number-style>
    <number:number-style style:name="N116P0" style:volatile="true">
      <number:text>$</number:text>
      <number:number number:decimal-places="0" loext:min-decimal-places="0" number:min-integer-digits="1" number:grouping="true"/>
      <number:text> </number:text>
    </number:number-style>
    <number:number-style style:name="N116">
      <style:text-properties fo:color="#ff0000"/>
      <number:text>($</number:text>
      <number:number number:decimal-places="0" loext:min-decimal-places="0" number:min-integer-digits="1" number:grouping="true"/>
      <number:text>)</number:text>
      <style:map style:condition="value()&gt;=0" style:apply-style-name="N116P0"/>
    </number:number-style>
    <number:number-style style:name="N118P0" style:volatile="true">
      <number:text>$</number:text>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number-style style:name="N119P0" style:volatile="true">
      <number:text>$</number:text>
      <number:number number:decimal-places="2" loext:min-decimal-places="2" number:min-integer-digits="1" number:grouping="true"/>
      <number:text> </number:text>
    </number:number-style>
    <number:number-style style:name="N119">
      <style:text-properties fo:color="#ff0000"/>
      <number:text>($</number:text>
      <number:number number:decimal-places="2" loext:min-decimal-places="2" number:min-integer-digits="1" number:grouping="true"/>
      <number:text>)</number:text>
      <style:map style:condition="value()&gt;=0" style:apply-style-name="N119P0"/>
    </number:number-style>
    <number:number-style style:name="N123P0" style:volatile="true">
      <number:text> $</number:text>
      <number:number number:decimal-places="0" loext:min-decimal-places="0" number:min-integer-digits="1" number:grouping="true"/>
      <number:text> </number:text>
    </number:number-style>
    <number:number-style style:name="N123P1" style:volatile="true">
      <number:text> $(</number:text>
      <number:number number:decimal-places="0" loext:min-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0" loext:min-decimal-places="0" number:min-integer-digits="1" number:grouping="true"/>
      <number:text> </number:text>
    </number:number-style>
    <number:number-style style:name="N127P1" style:volatile="true">
      <number:text> (</number:text>
      <number:number number:decimal-places="0" loext:min-decimal-places="0" number:min-integer-digits="1" number:grouping="true"/>
      <number:text>)</number:text>
    </number:number-style>
    <number:number-style style:name="N127P2" style:volatile="true">
      <number:text>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loext:min-decimal-places="2" number:min-integer-digits="1" number:grouping="true"/>
      <number:text> </number:text>
    </number:number-style>
    <number:number-style style:name="N131P1" style:volatile="true">
      <number:text> $(</number:text>
      <number:number number:decimal-places="2" loext:min-decimal-places="2" number:min-integer-digits="1" number:grouping="true"/>
      <number:text>)</number:text>
    </number:number-style>
    <number:number-style style:name="N131P2" style:volatile="true">
      <number:text> $-</number:text>
      <number:number number:decimal-places="0" loext:min-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number number:decimal-places="2" loext:min-decimal-places="2" number:min-integer-digits="1" number:grouping="true"/>
      <number:text> </number:text>
    </number:number-style>
    <number:number-style style:name="N135P1" style:volatile="true">
      <number:text> (</number:text>
      <number:number number:decimal-places="2" loext:min-decimal-places="2" number:min-integer-digits="1" number:grouping="true"/>
      <number:text>)</number:text>
    </number:number-style>
    <number:number-style style:name="N135P2" style:volatile="true">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7P0" style:volatile="true">
      <number:number number:decimal-places="0" loext:min-decimal-places="0" number:min-integer-digits="1" number:grouping="true"/>
      <number:text> $</number:text>
    </number:number-style>
    <number:number-style style:name="N137">
      <number:text>-</number:text>
      <number:number number:decimal-places="0" loext:min-decimal-places="0" number:min-integer-digits="1" number:grouping="true"/>
      <number:text> $</number:text>
      <style:map style:condition="value()&gt;=0" style:apply-style-name="N137P0"/>
    </number:number-style>
    <number:number-style style:name="N138P0" style:volatile="true">
      <number:number number:decimal-places="0" loext:min-decimal-places="0" number:min-integer-digits="1" number:grouping="true"/>
      <number:text> $</number:text>
    </number:number-style>
    <number:number-style style:name="N138">
      <style:text-properties fo:color="#ff0000"/>
      <number:text>-</number:text>
      <number:number number:decimal-places="0" loext:min-decimal-places="0" number:min-integer-digits="1" number:grouping="true"/>
      <number:text> $</number:text>
      <style:map style:condition="value()&gt;=0" style:apply-style-name="N138P0"/>
    </number:number-style>
    <number:number-style style:name="N140P0" style:volatile="true">
      <number:number number:decimal-places="2" loext:min-decimal-places="2" number:min-integer-digits="1" number:grouping="true"/>
      <number:text> $</number:text>
    </number:number-style>
    <number:number-style style:name="N140">
      <number:text>-</number:text>
      <number:number number:decimal-places="2" loext:min-decimal-places="2" number:min-integer-digits="1" number:grouping="true"/>
      <number:text> $</number:text>
      <style:map style:condition="value()&gt;=0" style:apply-style-name="N140P0"/>
    </number:number-style>
    <number:number-style style:name="N141P0" style:volatile="true">
      <number:number number:decimal-places="2" loext:min-decimal-places="2" number:min-integer-digits="1" number:grouping="true"/>
      <number:text> $</number:text>
    </number:number-style>
    <number:number-style style:name="N141">
      <style:text-properties fo:color="#ff0000"/>
      <number:text>-</number:text>
      <number:number number:decimal-places="2" loext:min-decimal-places="2" number:min-integer-digits="1" number:grouping="true"/>
      <number:text> $</number:text>
      <style:map style:condition="value()&gt;=0" style:apply-style-name="N141P0"/>
    </number:number-style>
    <number:number-style style:name="N145P0" style:volatile="true">
      <number:number number:decimal-places="0" loext:min-decimal-places="0" number:min-integer-digits="1" number:grouping="true"/>
      <number:text> $ </number:text>
    </number:number-style>
    <number:number-style style:name="N145P1" style:volatile="true">
      <number:text>-</number:text>
      <number:number number:decimal-places="0" loext:min-decimal-places="0" number:min-integer-digits="1" number:grouping="true"/>
      <number:text> $ </number:text>
    </number:number-style>
    <number:number-style style:name="N145P2" style:volatile="true">
      <number:text> - $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9P0" style:volatile="true">
      <number:number number:decimal-places="0" loext:min-decimal-places="0" number:min-integer-digits="1" number:grouping="true"/>
      <number:text>    </number:text>
    </number:number-style>
    <number:number-style style:name="N149P1" style:volatile="true">
      <number:text>-</number:text>
      <number:number number:decimal-places="0" loext:min-decimal-places="0" number:min-integer-digits="1" number:grouping="true"/>
      <number:text>    </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number:number number:decimal-places="2" loext:min-decimal-places="2" number:min-integer-digits="1" number:grouping="true"/>
      <number:text> $ </number:text>
    </number:number-style>
    <number:number-style style:name="N153P1" style:volatile="true">
      <number:text>-</number:text>
      <number:number number:decimal-places="2" loext:min-decimal-places="2" number:min-integer-digits="1" number:grouping="true"/>
      <number:text> $ </number:text>
    </number:number-style>
    <number:number-style style:name="N153P2" style:volatile="true">
      <number:text>-</number:text>
      <number:number number:decimal-places="0" loext:min-decimal-places="0" number:min-integer-digits="0"/>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7P0" style:volatile="true">
      <number:number number:decimal-places="2" loext:min-decimal-places="2" number:min-integer-digits="1" number:grouping="true"/>
      <number:text>    </number:text>
    </number:number-style>
    <number:number-style style:name="N157P1" style:volatile="true">
      <number:text>-</number:text>
      <number:number number:decimal-places="2" loext:min-decimal-places="2" number:min-integer-digits="1" number:grouping="true"/>
      <number:text>    </number:text>
    </number:number-style>
    <number:number-style style:name="N157P2" style:volatile="true">
      <number:text>-</number:text>
      <number:number number:decimal-places="0" loext:min-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Yes</number:text>
    </number:number-style>
    <number:number-style style:name="N159P1" style:volatile="true">
      <number:text>Yes</number:text>
    </number:number-style>
    <number:number-style style:name="N159">
      <number:text>No</number:text>
      <style:map style:condition="value()&gt;0" style:apply-style-name="N159P0"/>
      <style:map style:condition="value()&lt;0" style:apply-style-name="N159P1"/>
    </number:number-style>
    <number:number-style style:name="N161P0" style:volatile="true">
      <number:text>True</number:text>
    </number:number-style>
    <number:number-style style:name="N161P1" style:volatile="true">
      <number:text>True</number:text>
    </number:number-style>
    <number:number-style style:name="N161">
      <number:text>False</number:text>
      <style:map style:condition="value()&gt;0" style:apply-style-name="N161P0"/>
      <style:map style:condition="value()&lt;0" style:apply-style-name="N161P1"/>
    </number:number-style>
    <number:number-style style:name="N163P0" style:volatile="true">
      <number:text>On</number:text>
    </number:number-style>
    <number:number-style style:name="N163P1" style:volatile="true">
      <number:text>On</number:text>
    </number:number-style>
    <number:number-style style:name="N163">
      <number:text>Off</number:text>
      <style:map style:condition="value()&gt;0" style:apply-style-name="N163P0"/>
      <style:map style:condition="value()&lt;0" style:apply-style-name="N163P1"/>
    </number:number-style>
    <number:currency-style style:name="N165P0" style:volatile="true">
      <number:currency-symbol>€</number:currency-symbol>
      <number:text> </number:text>
      <number:number number:decimal-places="2" loext:min-decimal-places="2" number:min-integer-digits="1" number:grouping="true"/>
      <number:text> </number:text>
    </number:currency-style>
    <number:currency-style style:name="N165">
      <style:text-properties fo:color="#ff0000"/>
      <number:text>(</number:text>
      <number:currency-symbol>€</number:currency-symbol>
      <number:text> </number:text>
      <number:number number:decimal-places="2" loext:min-decimal-places="2" number:min-integer-digits="1" number:grouping="true"/>
      <number:text>)</number:text>
      <style:map style:condition="value()&gt;=0" style:apply-style-name="N165P0"/>
    </number:currency-style>
    <number:percentage-style style:name="N166">
      <number:number number:decimal-places="2" loext:min-decimal-places="2" number:min-integer-digits="1"/>
      <number:text>%</number:text>
    </number:percentage-style>
    <number:date-style style:name="N10121" number:language="en" number:country="US">
      <number:day/>
      <number:text>-</number:text>
      <number:month number:textual="true"/>
      <number:text>-</number:text>
      <number:year/>
    </number:date-style>
    <number:date-style style:name="N10122" number:language="en" number:country="US">
      <number:day number:style="long"/>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time-style style:name="N10129" number:language="en" number:country="US" number:truncate-on-overflow="false">
      <number:hours/>
      <number:text>:</number:text>
      <number:minutes number:style="long"/>
      <number:text>:</number:text>
      <number:seconds number:style="long"/>
    </number:time-style>
    <number:time-style style:name="N10130" number:language="en" number:country="US">
      <number:minutes number:style="long"/>
      <number:text>:</number:text>
      <number:seconds number:style="long" number:decimal-places="1"/>
    </number:time-style>
    <style:style style:name="Default" style:family="table-cell">
      <style:table-cell-properties fo:wrap-option="wrap" style:rotation-align="none"/>
      <style:text-properties style:font-name="Arial1" fo:font-family="Arial" style:font-family-generic="swiss" fo:font-size="9pt" style:font-size-asian="9pt" style:font-size-complex="9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style:style style:name="Category_20_Summary_20_Content" style:display-name="Category Summary Content" style:family="table-cell" style:parent-style-name="Default">
      <style:table-cell-properties style:glyph-orientation-vertical="0" style:text-align-source="value-type" style:repeat-content="false" fo:background-color="transparent"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9pt" fo:font-style="normal" fo:text-shadow="none" style:text-underline-style="none" fo:font-weight="bold" style:font-size-asian="9pt" style:font-style-asian="normal" style:font-weight-asian="bold" style:font-size-complex="9pt" style:font-style-complex="normal" style:font-weight-complex="bold"/>
    </style:style>
    <style:style style:name="Category_20_Summary_20_Headings" style:display-name="Category Summary Headings" style:family="table-cell" style:parent-style-name="Default">
      <style:table-cell-properties style:glyph-orientation-vertical="0" fo:background-color="#99ccff" style:text-align-source="value-type" style:repeat-content="false"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Editable_20_Cell" style:display-name="Editable Cell" style:family="table-cell" style:parent-style-name="Default">
      <style:table-cell-properties style:glyph-orientation-vertical="0" fo:background-color="#ffffcc" style:text-align-source="value-type" style:repeat-content="false"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Summary_20_Content" style:display-name="Page Summary Content" style:family="table-cell" style:parent-style-name="Default">
      <style:table-cell-properties style:glyph-orientation-vertical="0" style:text-align-source="value-type" style:repeat-content="false" fo:background-color="transparent"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Page_20_Summary_20_Headings" style:display-name="Page Summary Headings" style:family="table-cell" style:parent-style-name="Default">
      <style:table-cell-properties style:glyph-orientation-vertical="0" fo:background-color="#99ccff" style:text-align-source="value-type" style:repeat-content="false"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Title_20_Content" style:display-name="Page Title Content" style:family="table-cell" style:parent-style-name="Default">
      <style:table-cell-properties style:glyph-orientation-vertical="0" style:text-align-source="value-type" style:repeat-content="false" fo:background-color="transparent"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Sub-Category_20_Summary_20_Headings" style:display-name="Sub-Category Summary Headings" style:family="table-cell" style:parent-style-name="Default">
      <style:table-cell-properties style:glyph-orientation-vertical="0" fo:background-color="#ccccff" style:text-align-source="value-type" style:repeat-content="false"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Sub-Category_20_Test_20_Headings" style:display-name="Sub-Category Test Headings" style:family="table-cell" style:parent-style-name="Default">
      <style:table-cell-properties style:glyph-orientation-vertical="0" fo:background-color="#ccffff" style:text-align-source="value-type" style:repeat-content="false"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otal_20_Summary_20_Headings" style:display-name="Total Summary Headings" style:family="table-cell" style:parent-style-name="Default">
      <style:table-cell-properties style:glyph-orientation-vertical="0" fo:background-color="#ff9966" style:text-align-source="value-type" style:repeat-content="false"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9pt" fo:font-style="normal" fo:text-shadow="none" style:text-underline-style="none" fo:font-weight="bold" style:font-size-asian="9pt" style:font-style-asian="normal" style:font-weight-asian="bold" style:font-size-complex="9pt" style:font-style-complex="normal" style:font-weight-complex="bold"/>
    </style:style>
    <style:style style:name="Total_20_Summary_20_Values" style:display-name="Total Summary Values" style:family="table-cell" style:parent-style-name="Default">
      <style:table-cell-properties style:glyph-orientation-vertical="0" style:text-align-source="value-type" style:repeat-content="false" fo:background-color="transparent"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9pt" fo:font-style="normal" fo:text-shadow="none" style:text-underline-style="none" fo:font-weight="bold" style:font-size-asian="9pt" style:font-style-asian="normal" style:font-weight-asian="bold" style:font-size-complex="9pt" style:font-style-complex="normal"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style:print-page-order="ttb" style:first-page-number="continue" style:writing-mode="lr-tb" style:print="charts drawings objects zero-values"/>
      <style:header-style>
        <style:header-footer-properties fo:min-height="0.751cm" fo:margin-left="0cm" fo:margin-right="0cm" fo:margin-bottom="1.27cm"/>
      </style:header-style>
      <style:footer-style>
        <style:header-footer-properties fo:min-height="0.751cm" fo:margin-left="0cm" fo:margin-right="0cm" fo:margin-top="1.27cm"/>
      </style:footer-style>
    </style:page-layout>
    <style:page-layout style:name="Mpm4">
      <style:page-layout-properties fo:page-width="21.59cm" fo:page-height="27.94cm" style:num-format="1" style:print-orientation="portrait" fo:margin-top="2cm" fo:margin-bottom="2cm" fo:margin-left="2cm" fo:margin-right="2cm" style:print-page-order="ttb" style:first-page-number="1" style:scale-to="100%" style:writing-mode="lr-tb" style:print="charts drawings objects zero-values"/>
      <style:header-style>
        <style:header-footer-properties fo:min-height="0.751cm" fo:margin-left="0cm" fo:margin-right="0cm" fo:margin-bottom="0.254cm"/>
      </style:header-style>
      <style:footer-style>
        <style:header-footer-properties fo:min-height="0.751cm" fo:margin-left="0cm" fo:margin-right="0cm" fo:margin-top="0.254cm"/>
      </style:footer-style>
    </style:page-layout>
    <style:page-layout style:name="Mpm5">
      <style:page-layout-properties fo:page-width="21.59cm" fo:page-height="27.94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751cm" fo:margin-left="0cm" fo:margin-right="0cm" fo:margin-bottom="0.254cm"/>
      </style:header-style>
      <style:footer-style>
        <style:header-footer-properties fo:min-height="0.751cm" fo:margin-left="0cm" fo:margin-right="0cm" fo:margin-top="0.254c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19">00/00/0000</text:date>, <text:time style:data-style-name="N2" text:time-value="22:25:34.218427046">00:00:00</text:time></text:p>
        </style:region-right>
      </style:header>
      <style:header-left style:display="false"/>
      <style:footer>
        <text:p>Page <text:page-number>1</text:page-number><text:s/>/ <text:page-count>99</text:page-count></text:p>
      </style:footer>
      <style:footer-left style:display="false"/>
    </style:master-page>
    <style:master-page style:name="TAB_5f_Title_20_and_20_License" style:display-name="TAB_Title and License" style:page-layout-name="Mpm3">
      <style:header style:display="false"/>
      <style:header-left style:display="false"/>
      <style:footer style:display="false"/>
      <style:footer-left style:display="false"/>
    </style:master-page>
    <style:master-page style:name="TAB_5f_Category_20_Rank" style:display-name="TAB_Category Rank"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TAB_5f_Category_20_Rating_20_and_20_Metrics" style:display-name="TAB_Category Rating and Metric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TAB_5f_Functionality_20_Rating" style:display-name="TAB_Functionality Rating"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Keisuke Omi</meta:initial-creator>
    <meta:creation-date>2005-07-19T14:47:29</meta:creation-date>
    <dc:date>2005-09-08T17:34:38</dc:date>
    <dc:language>en-US</dc:language>
    <meta:editing-cycles>168</meta:editing-cycles>
    <meta:editing-duration>PT2H1M55S</meta:editing-duration>
    <meta:document-statistic meta:table-count="4" meta:cell-count="969" meta:object-count="0"/>
    <meta:user-defined meta:name="Info 1"/>
    <meta:user-defined meta:name="Info 2"/>
    <meta:user-defined meta:name="Info 3"/>
    <meta:user-defined meta:name="Info 4"/>
  </office:meta>
</office:document-meta>
</file>